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85pt"/>
    </style:style>
    <style:style style:name="co2" style:family="table-column">
      <style:table-column-properties fo:break-before="auto" style:column-width="100.69pt"/>
    </style:style>
    <style:style style:name="co3" style:family="table-column">
      <style:table-column-properties fo:break-before="auto" style:column-width="67.0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0.79pt"/>
    </style:style>
    <style:style style:name="co6" style:family="table-column">
      <style:table-column-properties fo:break-before="auto" style:column-width="168.09pt"/>
    </style:style>
    <style:style style:name="co7" style:family="table-column">
      <style:table-column-properties fo:break-before="auto" style:column-width="69.11pt"/>
    </style:style>
    <style:style style:name="co8" style:family="table-column">
      <style:table-column-properties fo:break-before="auto" style:column-width="92.21pt"/>
    </style:style>
    <style:style style:name="co9" style:family="table-column">
      <style:table-column-properties fo:break-before="auto" style:column-width="86.26pt"/>
    </style:style>
    <style:style style:name="co10" style:family="table-column">
      <style:table-column-properties fo:break-before="auto" style:column-width="63.16pt"/>
    </style:style>
    <style:style style:name="co11" style:family="table-column">
      <style:table-column-properties fo:break-before="auto" style:column-width="92.24pt"/>
    </style:style>
    <style:style style:name="co12" style:family="table-column">
      <style:table-column-properties fo:break-before="auto" style:column-width="123.56pt"/>
    </style:style>
    <style:style style:name="co13" style:family="table-column">
      <style:table-column-properties fo:break-before="auto" style:column-width="58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Mono" fo:font-size="12pt" style:font-size-asian="12pt" style:font-size-complex="12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Mono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font-name="Liberation Mono" fo:font-size="12pt" style:font-size-asian="12pt" style:font-size-complex="12pt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rotation-align="none"/>
      <style:text-properties style:font-name="Liberation Mono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ry Freq (5V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default-cell-style-name="ce2"/>
        <table:table-column table:style-name="co5" table:default-cell-style-name="ce2"/>
        <table:table-column table:style-name="co4" table:number-columns-repeated="1008" table:default-cell-style-name="ce2"/>
        <table:table-row table:style-name="ro1"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I_bias (mA)</text:p>
          </table:table-cell>
          <table:table-cell table:style-name="ce1" office:value-type="string" calcext:value-type="string">
            <text:p>R1 (mV)</text:p>
          </table:table-cell>
          <table:table-cell table:style-name="ce1" office:value-type="string" calcext:value-type="string">
            <text:p>R2 (mV)</text:p>
          </table:table-cell>
          <table:table-cell table:style-name="ce1" office:value-type="string" calcext:value-type="string">
            <text:p>R3 (mV)</text:p>
          </table:table-cell>
          <table:table-cell table:style-name="ce1" office:value-type="string" calcext:value-type="string">
            <text:p>R4 (mV)</text:p>
          </table:table-cell>
          <table:table-cell table:style-name="ce1" office:value-type="string" calcext:value-type="string">
            <text:p>R5 (mV)</text:p>
          </table:table-cell>
          <table:table-cell table:style-name="ce1" office:value-type="string" calcext:value-type="string">
            <text:p>Phase 1</text:p>
          </table:table-cell>
          <table:table-cell table:style-name="ce1" office:value-type="string" calcext:value-type="string">
            <text:p>Phase 2</text:p>
          </table:table-cell>
          <table:table-cell table:style-name="ce1" office:value-type="string" calcext:value-type="string">
            <text:p>Phase 3</text:p>
          </table:table-cell>
          <table:table-cell table:style-name="ce1" office:value-type="string" calcext:value-type="string">
            <text:p>Phase 4</text:p>
          </table:table-cell>
          <table:table-cell table:style-name="ce1" office:value-type="string" calcext:value-type="string">
            <text:p>Phase 5</text:p>
          </table:table-cell>
          <table:table-cell table:style-name="ce1" office:value-type="string" calcext:value-type="string">
            <text:p>R Ave (mV)</text:p>
          </table:table-cell>
          <table:table-cell table:style-name="ce1" office:value-type="string" calcext:value-type="string">
            <text:p>R Std Dev (mV)</text:p>
          </table:table-cell>
          <table:table-cell table:style-name="ce1" office:value-type="string" calcext:value-type="string">
            <text:p>Phase Avg</text:p>
          </table:table-cell>
          <table:table-cell table:style-name="ce1" office:value-type="string" calcext:value-type="string">
            <text:p>Phase Std Dev</text:p>
          </table:table-cell>
          <table:table-cell table:style-name="ce1"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6007" calcext:value-type="float">
            <text:p>0.6007</text:p>
          </table:table-cell>
          <table:table-cell table:formula="of:=-173.03+360" office:value-type="float" office:value="186.97" calcext:value-type="float">
            <text:p>186.97</text:p>
          </table:table-cell>
          <table:table-cell table:formula="of:=-161.7+360" office:value-type="float" office:value="198.3" calcext:value-type="float">
            <text:p>198.3</text:p>
          </table:table-cell>
          <table:table-cell table:formula="of:=-171.8+360" office:value-type="float" office:value="188.2" calcext:value-type="float">
            <text:p>188.2</text:p>
          </table:table-cell>
          <table:table-cell table:formula="of:=144.63" office:value-type="float" office:value="144.63" calcext:value-type="float">
            <text:p>144.63</text:p>
          </table:table-cell>
          <table:table-cell table:formula="of:=-178.29+360" office:value-type="float" office:value="181.71" calcext:value-type="float">
            <text:p>181.71</text:p>
          </table:table-cell>
          <table:table-cell table:formula="of:=AVERAGE([.C2:.G2])" office:value-type="float" office:value="0.79706" calcext:value-type="float">
            <text:p>0.79706</text:p>
          </table:table-cell>
          <table:table-cell table:formula="of:=COM.MICROSOFT.STDEV.S([.C2:.G2])" office:value-type="float" office:value="0.142839850882028" calcext:value-type="float">
            <text:p>0.142839850882028</text:p>
          </table:table-cell>
          <table:table-cell table:formula="of:=AVERAGE([.H2:.L2])" office:value-type="float" office:value="179.962" calcext:value-type="float">
            <text:p>179.962</text:p>
          </table:table-cell>
          <table:table-cell table:formula="of:=COM.MICROSOFT.STDEV.S([.H2:.L2])" office:value-type="float" office:value="20.6437925294748" calcext:value-type="float">
            <text:p>20.6437925294748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908" calcext:value-type="float">
            <text:p>0.908</text:p>
          </table:table-cell>
          <table:table-cell office:value-type="float" office:value="0.651" calcext:value-type="float">
            <text:p>0.651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5871" calcext:value-type="float">
            <text:p>0.5871</text:p>
          </table:table-cell>
          <table:table-cell office:value-type="float" office:value="168.49" calcext:value-type="float">
            <text:p>168.49</text:p>
          </table:table-cell>
          <table:table-cell table:formula="of:=360-172.82" office:value-type="float" office:value="187.18" calcext:value-type="float">
            <text:p>187.18</text:p>
          </table:table-cell>
          <table:table-cell office:value-type="float" office:value="146.54" calcext:value-type="float">
            <text:p>146.54</text:p>
          </table:table-cell>
          <table:table-cell office:value-type="float" office:value="172.81" calcext:value-type="float">
            <text:p>172.81</text:p>
          </table:table-cell>
          <table:table-cell table:formula="of:=360-160.74" office:value-type="float" office:value="199.26" calcext:value-type="float">
            <text:p>199.26</text:p>
          </table:table-cell>
          <table:table-cell table:formula="of:=AVERAGE([.C3:.G3])" office:value-type="float" office:value="0.77238" calcext:value-type="float">
            <text:p>0.77238</text:p>
          </table:table-cell>
          <table:table-cell table:formula="of:=COM.MICROSOFT.STDEV.S([.C3:.G3])" office:value-type="float" office:value="0.146927522949242" calcext:value-type="float">
            <text:p>0.146927522949242</text:p>
          </table:table-cell>
          <table:table-cell table:formula="of:=AVERAGE([.H3:.L3])" office:value-type="float" office:value="174.856" calcext:value-type="float">
            <text:p>174.856</text:p>
          </table:table-cell>
          <table:table-cell table:formula="of:=COM.MICROSOFT.STDEV.S([.H3:.L3])" office:value-type="float" office:value="19.9621148679192" calcext:value-type="float">
            <text:p>19.9621148679192</text:p>
          </table:table-cell>
          <table:table-cell table:number-columns-repeated="100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638" calcext:value-type="float">
            <text:p>0.638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5294" calcext:value-type="float">
            <text:p>0.5294</text:p>
          </table:table-cell>
          <table:table-cell office:value-type="float" office:value="172.6" calcext:value-type="float">
            <text:p>172.6</text:p>
          </table:table-cell>
          <table:table-cell table:formula="of:=360-175.77" office:value-type="float" office:value="184.23" calcext:value-type="float">
            <text:p>184.23</text:p>
          </table:table-cell>
          <table:table-cell office:value-type="float" office:value="165.84" calcext:value-type="float">
            <text:p>165.84</text:p>
          </table:table-cell>
          <table:table-cell office:value-type="float" office:value="159" calcext:value-type="float">
            <text:p>159</text:p>
          </table:table-cell>
          <table:table-cell office:value-type="float" office:value="168.9" calcext:value-type="float">
            <text:p>168.9</text:p>
          </table:table-cell>
          <table:table-cell table:formula="of:=AVERAGE([.C4:.G4])" office:value-type="float" office:value="0.69182" calcext:value-type="float">
            <text:p>0.69182</text:p>
          </table:table-cell>
          <table:table-cell table:formula="of:=COM.MICROSOFT.STDEV.S([.C4:.G4])" office:value-type="float" office:value="0.127032739874412" calcext:value-type="float">
            <text:p>0.127032739874412</text:p>
          </table:table-cell>
          <table:table-cell table:formula="of:=AVERAGE([.H4:.L4])" office:value-type="float" office:value="170.114" calcext:value-type="float">
            <text:p>170.114</text:p>
          </table:table-cell>
          <table:table-cell table:formula="of:=COM.MICROSOFT.STDEV.S([.H4:.L4])" office:value-type="float" office:value="9.33680245051805" calcext:value-type="float">
            <text:p>9.33680245051805</text:p>
          </table:table-cell>
          <table:table-cell table:number-columns-repeated="100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6895" calcext:value-type="float">
            <text:p>0.6895</text:p>
          </table:table-cell>
          <table:table-cell office:value-type="float" office:value="0.7064" calcext:value-type="float">
            <text:p>0.7064</text:p>
          </table:table-cell>
          <table:table-cell office:value-type="float" office:value="0.635" calcext:value-type="float">
            <text:p>0.635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6009" calcext:value-type="float">
            <text:p>0.6009</text:p>
          </table:table-cell>
          <table:table-cell office:value-type="float" office:value="131.02" calcext:value-type="float">
            <text:p>131.02</text:p>
          </table:table-cell>
          <table:table-cell office:value-type="float" office:value="127.29" calcext:value-type="float">
            <text:p>127.29</text:p>
          </table:table-cell>
          <table:table-cell office:value-type="float" office:value="124.16" calcext:value-type="float">
            <text:p>124.16</text:p>
          </table:table-cell>
          <table:table-cell office:value-type="float" office:value="141.55" calcext:value-type="float">
            <text:p>141.55</text:p>
          </table:table-cell>
          <table:table-cell office:value-type="float" office:value="127.23" calcext:value-type="float">
            <text:p>127.23</text:p>
          </table:table-cell>
          <table:table-cell table:formula="of:=AVERAGE([.C5:.G5])" office:value-type="float" office:value="0.6413" calcext:value-type="float">
            <text:p>0.6413</text:p>
          </table:table-cell>
          <table:table-cell table:formula="of:=COM.MICROSOFT.STDEV.S([.C5:.G5])" office:value-type="float" office:value="0.0562775710207895" calcext:value-type="float">
            <text:p>0.05627757102079</text:p>
          </table:table-cell>
          <table:table-cell table:formula="of:=AVERAGE([.H5:.L5])" office:value-type="float" office:value="130.25" calcext:value-type="float">
            <text:p>130.25</text:p>
          </table:table-cell>
          <table:table-cell table:formula="of:=COM.MICROSOFT.STDEV.S([.H5:.L5])" office:value-type="float" office:value="6.76854858887783" calcext:value-type="float">
            <text:p>6.76854858887783</text:p>
          </table:table-cell>
          <table:table-cell table:number-columns-repeated="100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6643" calcext:value-type="float">
            <text:p>0.6643</text:p>
          </table:table-cell>
          <table:table-cell office:value-type="float" office:value="0.6077" calcext:value-type="float">
            <text:p>0.6077</text:p>
          </table:table-cell>
          <table:table-cell office:value-type="float" office:value="0.6446" calcext:value-type="float">
            <text:p>0.6446</text:p>
          </table:table-cell>
          <table:table-cell office:value-type="float" office:value="178.79" calcext:value-type="float">
            <text:p>178.79</text:p>
          </table:table-cell>
          <table:table-cell office:value-type="float" office:value="173.23" calcext:value-type="float">
            <text:p>173.23</text:p>
          </table:table-cell>
          <table:table-cell office:value-type="float" office:value="170.2" calcext:value-type="float">
            <text:p>170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159.7" calcext:value-type="float">
            <text:p>159.7</text:p>
          </table:table-cell>
          <table:table-cell table:formula="of:=AVERAGE([.C6:.G6])" office:value-type="float" office:value="0.60088" calcext:value-type="float">
            <text:p>0.60088</text:p>
          </table:table-cell>
          <table:table-cell table:formula="of:=COM.MICROSOFT.STDEV.S([.C6:.G6])" office:value-type="float" office:value="0.0646961513538479" calcext:value-type="float">
            <text:p>0.064696151353848</text:p>
          </table:table-cell>
          <table:table-cell table:formula="of:=AVERAGE([.H6:.L6])" office:value-type="float" office:value="169.586" calcext:value-type="float">
            <text:p>169.586</text:p>
          </table:table-cell>
          <table:table-cell table:formula="of:=COM.MICROSOFT.STDEV.S([.H6:.L6])" office:value-type="float" office:value="7.22651575795694" calcext:value-type="float">
            <text:p>7.22651575795694</text:p>
          </table:table-cell>
          <table:table-cell table:number-columns-repeated="100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6337" calcext:value-type="float">
            <text:p>0.6337</text:p>
          </table:table-cell>
          <table:table-cell office:value-type="float" office:value="0.605" calcext:value-type="float">
            <text:p>0.605</text:p>
          </table:table-cell>
          <table:table-cell office:value-type="float" office:value="0.7511" calcext:value-type="float">
            <text:p>0.7511</text:p>
          </table:table-cell>
          <table:table-cell office:value-type="float" office:value="0.605" calcext:value-type="float">
            <text:p>0.605</text:p>
          </table:table-cell>
          <table:table-cell office:value-type="float" office:value="136.9" calcext:value-type="float">
            <text:p>136.9</text:p>
          </table:table-cell>
          <table:table-cell office:value-type="float" office:value="145.84" calcext:value-type="float">
            <text:p>145.84</text:p>
          </table:table-cell>
          <table:table-cell office:value-type="float" office:value="133.62" calcext:value-type="float">
            <text:p>133.62</text:p>
          </table:table-cell>
          <table:table-cell office:value-type="float" office:value="136.08" calcext:value-type="float">
            <text:p>136.08</text:p>
          </table:table-cell>
          <table:table-cell office:value-type="float" office:value="145.7" calcext:value-type="float">
            <text:p>145.7</text:p>
          </table:table-cell>
          <table:table-cell table:formula="of:=AVERAGE([.C7:.G7])" office:value-type="float" office:value="0.63862" calcext:value-type="float">
            <text:p>0.63862</text:p>
          </table:table-cell>
          <table:table-cell table:formula="of:=COM.MICROSOFT.STDEV.S([.C7:.G7])" office:value-type="float" office:value="0.0643472377029504" calcext:value-type="float">
            <text:p>0.06434723770295</text:p>
          </table:table-cell>
          <table:table-cell table:formula="of:=AVERAGE([.H7:.L7])" office:value-type="float" office:value="139.628" calcext:value-type="float">
            <text:p>139.628</text:p>
          </table:table-cell>
          <table:table-cell table:formula="of:=COM.MICROSOFT.STDEV.S([.H7:.L7])" office:value-type="float" office:value="5.73551392640624" calcext:value-type="float">
            <text:p>5.73551392640624</text:p>
          </table:table-cell>
          <table:table-cell table:number-columns-repeated="100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0.608" calcext:value-type="float">
            <text:p>0.608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6417" calcext:value-type="float">
            <text:p>0.6417</text:p>
          </table:table-cell>
          <table:table-cell office:value-type="float" office:value="0.5592" calcext:value-type="float">
            <text:p>0.5592</text:p>
          </table:table-cell>
          <table:table-cell office:value-type="float" office:value="177.72" calcext:value-type="float">
            <text:p>177.72</text:p>
          </table:table-cell>
          <table:table-cell office:value-type="float" office:value="176.02" calcext:value-type="float">
            <text:p>176.02</text:p>
          </table:table-cell>
          <table:table-cell office:value-type="float" office:value="178.92" calcext:value-type="float">
            <text:p>178.92</text:p>
          </table:table-cell>
          <table:table-cell office:value-type="float" office:value="166.64" calcext:value-type="float">
            <text:p>166.64</text:p>
          </table:table-cell>
          <table:table-cell office:value-type="float" office:value="168.45" calcext:value-type="float">
            <text:p>168.45</text:p>
          </table:table-cell>
          <table:table-cell table:formula="of:=AVERAGE([.C8:.G8])" office:value-type="float" office:value="0.59272" calcext:value-type="float">
            <text:p>0.59272</text:p>
          </table:table-cell>
          <table:table-cell table:formula="of:=COM.MICROSOFT.STDEV.S([.C8:.G8])" office:value-type="float" office:value="0.0529764759114836" calcext:value-type="float">
            <text:p>0.052976475911484</text:p>
          </table:table-cell>
          <table:table-cell table:formula="of:=AVERAGE([.H8:.L8])" office:value-type="float" office:value="173.55" calcext:value-type="float">
            <text:p>173.55</text:p>
          </table:table-cell>
          <table:table-cell table:formula="of:=COM.MICROSOFT.STDEV.S([.H8:.L8])" office:value-type="float" office:value="5.61437440860512" calcext:value-type="float">
            <text:p>5.61437440860512</text:p>
          </table:table-cell>
          <table:table-cell table:number-columns-repeated="100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6825" calcext:value-type="float">
            <text:p>0.6825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6273" calcext:value-type="float">
            <text:p>0.6273</text:p>
          </table:table-cell>
          <table:table-cell office:value-type="float" office:value="136.7" calcext:value-type="float">
            <text:p>136.7</text:p>
          </table:table-cell>
          <table:table-cell office:value-type="float" office:value="143.36" calcext:value-type="float">
            <text:p>143.36</text:p>
          </table:table-cell>
          <table:table-cell office:value-type="float" office:value="152.8" calcext:value-type="float">
            <text:p>152.8</text:p>
          </table:table-cell>
          <table:table-cell office:value-type="float" office:value="139.7" calcext:value-type="float">
            <text:p>139.7</text:p>
          </table:table-cell>
          <table:table-cell office:value-type="float" office:value="140.07" calcext:value-type="float">
            <text:p>140.07</text:p>
          </table:table-cell>
          <table:table-cell table:formula="of:=AVERAGE([.C9:.G9])" office:value-type="float" office:value="0.66506" calcext:value-type="float">
            <text:p>0.66506</text:p>
          </table:table-cell>
          <table:table-cell table:formula="of:=COM.MICROSOFT.STDEV.S([.C9:.G9])" office:value-type="float" office:value="0.0336571389158377" calcext:value-type="float">
            <text:p>0.033657138915838</text:p>
          </table:table-cell>
          <table:table-cell table:formula="of:=AVERAGE([.H9:.L9])" office:value-type="float" office:value="142.526" calcext:value-type="float">
            <text:p>142.526</text:p>
          </table:table-cell>
          <table:table-cell table:formula="of:=COM.MICROSOFT.STDEV.S([.H9:.L9])" office:value-type="float" office:value="6.20908849993299" calcext:value-type="float">
            <text:p>6.20908849993299</text:p>
          </table:table-cell>
          <table:table-cell table:number-columns-repeated="100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6792" calcext:value-type="float">
            <text:p>0.6792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09" calcext:value-type="float">
            <text:p>0.5809</text:p>
          </table:table-cell>
          <table:table-cell office:value-type="float" office:value="0.5571" calcext:value-type="float">
            <text:p>0.5571</text:p>
          </table:table-cell>
          <table:table-cell office:value-type="float" office:value="133.18" calcext:value-type="float">
            <text:p>133.1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32.93" calcext:value-type="float">
            <text:p>132.93</text:p>
          </table:table-cell>
          <table:table-cell office:value-type="float" office:value="128.23" calcext:value-type="float">
            <text:p>128.23</text:p>
          </table:table-cell>
          <table:table-cell office:value-type="float" office:value="129.41" calcext:value-type="float">
            <text:p>129.41</text:p>
          </table:table-cell>
          <table:table-cell table:formula="of:=AVERAGE([.C10:.G10])" office:value-type="float" office:value="0.6015" calcext:value-type="float">
            <text:p>0.6015</text:p>
          </table:table-cell>
          <table:table-cell table:formula="of:=COM.MICROSOFT.STDEV.S([.C10:.G10])" office:value-type="float" office:value="0.0464674617339919" calcext:value-type="float">
            <text:p>0.046467461733992</text:p>
          </table:table-cell>
          <table:table-cell table:formula="of:=AVERAGE([.H10:.L10])" office:value-type="float" office:value="131.694" calcext:value-type="float">
            <text:p>131.694</text:p>
          </table:table-cell>
          <table:table-cell table:formula="of:=COM.MICROSOFT.STDEV.S([.H10:.L10])" office:value-type="float" office:value="2.74356155389305" calcext:value-type="float">
            <text:p>2.74356155389305</text:p>
          </table:table-cell>
          <table:table-cell table:number-columns-repeated="100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6419" calcext:value-type="float">
            <text:p>0.6419</text:p>
          </table:table-cell>
          <table:table-cell office:value-type="float" office:value="0.4319" calcext:value-type="float">
            <text:p>0.4319</text:p>
          </table:table-cell>
          <table:table-cell office:value-type="float" office:value="114.67" calcext:value-type="float">
            <text:p>114.67</text:p>
          </table:table-cell>
          <table:table-cell office:value-type="float" office:value="126.41" calcext:value-type="float">
            <text:p>126.41</text:p>
          </table:table-cell>
          <table:table-cell office:value-type="float" office:value="117.02" calcext:value-type="float">
            <text:p>117.02</text:p>
          </table:table-cell>
          <table:table-cell office:value-type="float" office:value="120.31" calcext:value-type="float">
            <text:p>120.31</text:p>
          </table:table-cell>
          <table:table-cell office:value-type="float" office:value="115.51" calcext:value-type="float">
            <text:p>115.51</text:p>
          </table:table-cell>
          <table:table-cell table:formula="of:=AVERAGE([.C11:.G11])" office:value-type="float" office:value="0.56496" calcext:value-type="float">
            <text:p>0.56496</text:p>
          </table:table-cell>
          <table:table-cell table:formula="of:=COM.MICROSOFT.STDEV.S([.C11:.G11])" office:value-type="float" office:value="0.0825299824306294" calcext:value-type="float">
            <text:p>0.08252998243063</text:p>
          </table:table-cell>
          <table:table-cell table:formula="of:=AVERAGE([.H11:.L11])" office:value-type="float" office:value="118.784" calcext:value-type="float">
            <text:p>118.784</text:p>
          </table:table-cell>
          <table:table-cell table:formula="of:=COM.MICROSOFT.STDEV.S([.H11:.L11])" office:value-type="float" office:value="4.77598994973817" calcext:value-type="float">
            <text:p>4.77598994973817</text:p>
          </table:table-cell>
          <table:table-cell table:number-columns-repeated="1008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48809" calcext:value-type="float">
            <text:p>0.48809</text:p>
          </table:table-cell>
          <table:table-cell office:value-type="float" office:value="0.5026" calcext:value-type="float">
            <text:p>0.5026</text:p>
          </table:table-cell>
          <table:table-cell office:value-type="float" office:value="0.5051" calcext:value-type="float">
            <text:p>0.5051</text:p>
          </table:table-cell>
          <table:table-cell office:value-type="float" office:value="0.4722" calcext:value-type="float">
            <text:p>0.4722</text:p>
          </table:table-cell>
          <table:table-cell office:value-type="float" office:value="97.91" calcext:value-type="float">
            <text:p>97.91</text:p>
          </table:table-cell>
          <table:table-cell office:value-type="float" office:value="101.07" calcext:value-type="float">
            <text:p>101.07</text:p>
          </table:table-cell>
          <table:table-cell office:value-type="float" office:value="106.56" calcext:value-type="float">
            <text:p>106.56</text:p>
          </table:table-cell>
          <table:table-cell office:value-type="float" office:value="96.79" calcext:value-type="float">
            <text:p>96.79</text:p>
          </table:table-cell>
          <table:table-cell office:value-type="float" office:value="102.77" calcext:value-type="float">
            <text:p>102.77</text:p>
          </table:table-cell>
          <table:table-cell table:formula="of:=AVERAGE([.C12:.G12])" office:value-type="float" office:value="0.500378" calcext:value-type="float">
            <text:p>0.500378</text:p>
          </table:table-cell>
          <table:table-cell table:formula="of:=COM.MICROSOFT.STDEV.S([.C12:.G12])" office:value-type="float" office:value="0.0228907933457974" calcext:value-type="float">
            <text:p>0.022890793345797</text:p>
          </table:table-cell>
          <table:table-cell table:formula="of:=AVERAGE([.H12:.L12])" office:value-type="float" office:value="101.02" calcext:value-type="float">
            <text:p>101.02</text:p>
          </table:table-cell>
          <table:table-cell table:formula="of:=COM.MICROSOFT.STDEV.S([.H12:.L12])" office:value-type="float" office:value="3.9154054707016" calcext:value-type="float">
            <text:p>3.9154054707016</text:p>
          </table:table-cell>
          <table:table-cell table:number-columns-repeated="1008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4669" calcext:value-type="float">
            <text:p>0.4669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4746" calcext:value-type="float">
            <text:p>0.4746</text:p>
          </table:table-cell>
          <table:table-cell office:value-type="float" office:value="88.34" calcext:value-type="float">
            <text:p>88.34</text:p>
          </table:table-cell>
          <table:table-cell office:value-type="float" office:value="89.15" calcext:value-type="float">
            <text:p>89.15</text:p>
          </table:table-cell>
          <table:table-cell office:value-type="float" office:value="85.77" calcext:value-type="float">
            <text:p>85.77</text:p>
          </table:table-cell>
          <table:table-cell office:value-type="float" office:value="94.96" calcext:value-type="float">
            <text:p>94.96</text:p>
          </table:table-cell>
          <table:table-cell office:value-type="float" office:value="87.82" calcext:value-type="float">
            <text:p>87.82</text:p>
          </table:table-cell>
          <table:table-cell table:formula="of:=AVERAGE([.C13:.G13])" office:value-type="float" office:value="0.47254" calcext:value-type="float">
            <text:p>0.47254</text:p>
          </table:table-cell>
          <table:table-cell table:formula="of:=COM.MICROSOFT.STDEV.S([.C13:.G13])" office:value-type="float" office:value="0.00950962670140106" calcext:value-type="float">
            <text:p>0.009509626701401</text:p>
          </table:table-cell>
          <table:table-cell table:formula="of:=AVERAGE([.H13:.L13])" office:value-type="float" office:value="89.208" calcext:value-type="float">
            <text:p>89.208</text:p>
          </table:table-cell>
          <table:table-cell table:formula="of:=COM.MICROSOFT.STDEV.S([.H13:.L13])" office:value-type="float" office:value="3.44922744973421" calcext:value-type="float">
            <text:p>3.44922744973421</text:p>
          </table:table-cell>
          <table:table-cell table:number-columns-repeated="1008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0.1" calcext:value-type="float">
            <text:p>0.1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465" calcext:value-type="float">
            <text:p>0.4465</text:p>
          </table:table-cell>
          <table:table-cell office:value-type="float" office:value="61.38" calcext:value-type="float">
            <text:p>61.38</text:p>
          </table:table-cell>
          <table:table-cell office:value-type="float" office:value="66.15" calcext:value-type="float">
            <text:p>66.15</text:p>
          </table:table-cell>
          <table:table-cell office:value-type="float" office:value="63.65" calcext:value-type="float">
            <text:p>63.65</text:p>
          </table:table-cell>
          <table:table-cell office:value-type="float" office:value="64.09" calcext:value-type="float">
            <text:p>64.09</text:p>
          </table:table-cell>
          <table:table-cell office:value-type="float" office:value="67.54" calcext:value-type="float">
            <text:p>67.54</text:p>
          </table:table-cell>
          <table:table-cell table:formula="of:=AVERAGE([.C14:.G14])" office:value-type="float" office:value="0.41334" calcext:value-type="float">
            <text:p>0.41334</text:p>
          </table:table-cell>
          <table:table-cell table:formula="of:=COM.MICROSOFT.STDEV.S([.C14:.G14])" office:value-type="float" office:value="0.0186016934712945" calcext:value-type="float">
            <text:p>0.018601693471295</text:p>
          </table:table-cell>
          <table:table-cell table:formula="of:=AVERAGE([.H14:.L14])" office:value-type="float" office:value="64.562" calcext:value-type="float">
            <text:p>64.562</text:p>
          </table:table-cell>
          <table:table-cell table:formula="of:=COM.MICROSOFT.STDEV.S([.H14:.L14])" office:value-type="float" office:value="2.37538838929553" calcext:value-type="float">
            <text:p>2.37538838929553</text:p>
          </table:table-cell>
          <table:table-cell table:number-columns-repeated="100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405" calcext:value-type="float">
            <text:p>0.405</text:p>
          </table:table-cell>
          <table:table-cell office:value-type="float" office:value="0.3769" calcext:value-type="float">
            <text:p>0.3769</text:p>
          </table:table-cell>
          <table:table-cell office:value-type="float" office:value="48.54" calcext:value-type="float">
            <text:p>48.54</text:p>
          </table:table-cell>
          <table:table-cell office:value-type="float" office:value="49.73" calcext:value-type="float">
            <text:p>49.73</text:p>
          </table:table-cell>
          <table:table-cell office:value-type="float" office:value="48.57" calcext:value-type="float">
            <text:p>48.57</text:p>
          </table:table-cell>
          <table:table-cell office:value-type="float" office:value="52.28" calcext:value-type="float">
            <text:p>52.28</text:p>
          </table:table-cell>
          <table:table-cell office:value-type="float" office:value="50.12" calcext:value-type="float">
            <text:p>50.12</text:p>
          </table:table-cell>
          <table:table-cell table:formula="of:=AVERAGE([.C15:.G15])" office:value-type="float" office:value="0.38444" calcext:value-type="float">
            <text:p>0.38444</text:p>
          </table:table-cell>
          <table:table-cell table:formula="of:=COM.MICROSOFT.STDEV.S([.C15:.G15])" office:value-type="float" office:value="0.0145331689593151" calcext:value-type="float">
            <text:p>0.014533168959315</text:p>
          </table:table-cell>
          <table:table-cell table:formula="of:=AVERAGE([.H15:.L15])" office:value-type="float" office:value="49.848" calcext:value-type="float">
            <text:p>49.848</text:p>
          </table:table-cell>
          <table:table-cell table:formula="of:=COM.MICROSOFT.STDEV.S([.H15:.L15])" office:value-type="float" office:value="1.52861702201696" calcext:value-type="float">
            <text:p>1.52861702201696</text:p>
          </table:table-cell>
          <table:table-cell table:number-columns-repeated="1008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0.1" calcext:value-type="float">
            <text:p>0.1</text:p>
          </table:table-cell>
          <table:table-cell office:value-type="float" office:value="0.3727" calcext:value-type="float">
            <text:p>0.3727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3711" calcext:value-type="float">
            <text:p>0.3711</text:p>
          </table:table-cell>
          <table:table-cell office:value-type="float" office:value="39.39" calcext:value-type="float">
            <text:p>39.39</text:p>
          </table:table-cell>
          <table:table-cell office:value-type="float" office:value="39.37" calcext:value-type="float">
            <text:p>39.37</text:p>
          </table:table-cell>
          <table:table-cell office:value-type="float" office:value="40.7" calcext:value-type="float">
            <text:p>40.7</text:p>
          </table:table-cell>
          <table:table-cell office:value-type="float" office:value="40.2" calcext:value-type="float">
            <text:p>40.2</text:p>
          </table:table-cell>
          <table:table-cell office:value-type="float" office:value="38.84" calcext:value-type="float">
            <text:p>38.84</text:p>
          </table:table-cell>
          <table:table-cell table:formula="of:=AVERAGE([.C16:.G16])" office:value-type="float" office:value="0.3666" calcext:value-type="float">
            <text:p>0.3666</text:p>
          </table:table-cell>
          <table:table-cell table:formula="of:=COM.MICROSOFT.STDEV.S([.C16:.G16])" office:value-type="float" office:value="0.00504579032461715" calcext:value-type="float">
            <text:p>0.005045790324617</text:p>
          </table:table-cell>
          <table:table-cell table:formula="of:=AVERAGE([.H16:.L16])" office:value-type="float" office:value="39.7" calcext:value-type="float">
            <text:p>39.7</text:p>
          </table:table-cell>
          <table:table-cell table:formula="of:=COM.MICROSOFT.STDEV.S([.H16:.L16])" office:value-type="float" office:value="0.740709119695445" calcext:value-type="float">
            <text:p>0.740709119695445</text:p>
          </table:table-cell>
          <table:table-cell table:number-columns-repeated="1008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51" calcext:value-type="float">
            <text:p>0.351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3646" calcext:value-type="float">
            <text:p>0.3646</text:p>
          </table:table-cell>
          <table:table-cell office:value-type="float" office:value="0.3733" calcext:value-type="float">
            <text:p>0.3733</text:p>
          </table:table-cell>
          <table:table-cell office:value-type="float" office:value="32.16" calcext:value-type="float">
            <text:p>32.16</text:p>
          </table:table-cell>
          <table:table-cell office:value-type="float" office:value="32.37" calcext:value-type="float">
            <text:p>32.37</text:p>
          </table:table-cell>
          <table:table-cell office:value-type="float" office:value="31.77" calcext:value-type="float">
            <text:p>31.77</text:p>
          </table:table-cell>
          <table:table-cell office:value-type="float" office:value="31.37" calcext:value-type="float">
            <text:p>31.37</text:p>
          </table:table-cell>
          <table:table-cell office:value-type="float" office:value="31.05" calcext:value-type="float">
            <text:p>31.05</text:p>
          </table:table-cell>
          <table:table-cell table:formula="of:=AVERAGE([.C17:.G17])" office:value-type="float" office:value="0.35786" calcext:value-type="float">
            <text:p>0.35786</text:p>
          </table:table-cell>
          <table:table-cell table:formula="of:=COM.MICROSOFT.STDEV.S([.C17:.G17])" office:value-type="float" office:value="0.0112533550552713" calcext:value-type="float">
            <text:p>0.011253355055271</text:p>
          </table:table-cell>
          <table:table-cell table:formula="of:=AVERAGE([.H17:.L17])" office:value-type="float" office:value="31.744" calcext:value-type="float">
            <text:p>31.744</text:p>
          </table:table-cell>
          <table:table-cell table:formula="of:=COM.MICROSOFT.STDEV.S([.H17:.L17])" office:value-type="float" office:value="0.544775182988357" calcext:value-type="float">
            <text:p>0.544775182988357</text:p>
          </table:table-cell>
          <table:table-cell table:number-columns-repeated="1008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1" calcext:value-type="float">
            <text:p>0.1</text:p>
          </table:table-cell>
          <table:table-cell office:value-type="float" office:value="0.3371" calcext:value-type="float">
            <text:p>0.3371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411" calcext:value-type="float">
            <text:p>0.3411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3378" calcext:value-type="float">
            <text:p>0.3378</text:p>
          </table:table-cell>
          <table:table-cell office:value-type="float" office:value="20.86" calcext:value-type="float">
            <text:p>20.86</text:p>
          </table:table-cell>
          <table:table-cell office:value-type="float" office:value="22.57" calcext:value-type="float">
            <text:p>22.57</text:p>
          </table:table-cell>
          <table:table-cell office:value-type="float" office:value="22.86" calcext:value-type="float">
            <text:p>22.86</text:p>
          </table:table-cell>
          <table:table-cell office:value-type="float" office:value="23.58" calcext:value-type="float">
            <text:p>23.58</text:p>
          </table:table-cell>
          <table:table-cell office:value-type="float" office:value="22.63" calcext:value-type="float">
            <text:p>22.63</text:p>
          </table:table-cell>
          <table:table-cell table:formula="of:=AVERAGE([.C18:.G18])" office:value-type="float" office:value="0.33932" calcext:value-type="float">
            <text:p>0.33932</text:p>
          </table:table-cell>
          <table:table-cell table:formula="of:=COM.MICROSOFT.STDEV.S([.C18:.G18])" office:value-type="float" office:value="0.00452625673156086" calcext:value-type="float">
            <text:p>0.004526256731561</text:p>
          </table:table-cell>
          <table:table-cell table:formula="of:=AVERAGE([.H18:.L18])" office:value-type="float" office:value="22.5" calcext:value-type="float">
            <text:p>22.5</text:p>
          </table:table-cell>
          <table:table-cell table:formula="of:=COM.MICROSOFT.STDEV.S([.H18:.L18])" office:value-type="float" office:value="1.00092457258277" calcext:value-type="float">
            <text:p>1.00092457258277</text:p>
          </table:table-cell>
          <table:table-cell table:number-columns-repeated="1008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0.1" calcext:value-type="float">
            <text:p>0.1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294" calcext:value-type="float">
            <text:p>0.3294</text:p>
          </table:table-cell>
          <table:table-cell office:value-type="float" office:value="0.3299" calcext:value-type="float">
            <text:p>0.329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71" calcext:value-type="float">
            <text:p>0.3271</text:p>
          </table:table-cell>
          <table:table-cell office:value-type="float" office:value="15.14" calcext:value-type="float">
            <text:p>15.14</text:p>
          </table:table-cell>
          <table:table-cell office:value-type="float" office:value="15.41" calcext:value-type="float">
            <text:p>15.41</text:p>
          </table:table-cell>
          <table:table-cell office:value-type="float" office:value="16.38" calcext:value-type="float">
            <text:p>16.38</text:p>
          </table:table-cell>
          <table:table-cell office:value-type="float" office:value="15.86" calcext:value-type="float">
            <text:p>15.86</text:p>
          </table:table-cell>
          <table:table-cell office:value-type="float" office:value="16.66" calcext:value-type="float">
            <text:p>16.66</text:p>
          </table:table-cell>
          <table:table-cell table:formula="of:=AVERAGE([.C19:.G19])" office:value-type="float" office:value="0.3289" calcext:value-type="float">
            <text:p>0.3289</text:p>
          </table:table-cell>
          <table:table-cell table:formula="of:=COM.MICROSOFT.STDEV.S([.C19:.G19])" office:value-type="float" office:value="0.00106536378763313" calcext:value-type="float">
            <text:p>0.001065363787633</text:p>
          </table:table-cell>
          <table:table-cell table:formula="of:=AVERAGE([.H19:.L19])" office:value-type="float" office:value="15.89" calcext:value-type="float">
            <text:p>15.89</text:p>
          </table:table-cell>
          <table:table-cell table:formula="of:=COM.MICROSOFT.STDEV.S([.H19:.L19])" office:value-type="float" office:value="0.637730350540101" calcext:value-type="float">
            <text:p>0.637730350540101</text:p>
          </table:table-cell>
          <table:table-cell table:number-columns-repeated="1008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0.3226" calcext:value-type="float">
            <text:p>0.3226</text:p>
          </table:table-cell>
          <table:table-cell office:value-type="float" office:value="0.3192" calcext:value-type="float">
            <text:p>0.3192</text:p>
          </table:table-cell>
          <table:table-cell office:value-type="float" office:value="0.3228" calcext:value-type="float">
            <text:p>0.3228</text:p>
          </table:table-cell>
          <table:table-cell office:value-type="float" office:value="0.3212" calcext:value-type="float">
            <text:p>0.3212</text:p>
          </table:table-cell>
          <table:table-cell office:value-type="float" office:value="0.322" calcext:value-type="float">
            <text:p>0.322</text:p>
          </table:table-cell>
          <table:table-cell office:value-type="float" office:value="11.58" calcext:value-type="float">
            <text:p>11.58</text:p>
          </table:table-cell>
          <table:table-cell office:value-type="float" office:value="11.08" calcext:value-type="float">
            <text:p>11.08</text:p>
          </table:table-cell>
          <table:table-cell office:value-type="float" office:value="11.16" calcext:value-type="float">
            <text:p>11.16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5" calcext:value-type="float">
            <text:p>10.85</text:p>
          </table:table-cell>
          <table:table-cell table:formula="of:=AVERAGE([.C20:.G20])" office:value-type="float" office:value="0.32156" calcext:value-type="float">
            <text:p>0.32156</text:p>
          </table:table-cell>
          <table:table-cell table:formula="of:=COM.MICROSOFT.STDEV.S([.C20:.G20])" office:value-type="float" office:value="0.00145876660230483" calcext:value-type="float">
            <text:p>0.001458766602305</text:p>
          </table:table-cell>
          <table:table-cell table:formula="of:=AVERAGE([.H20:.L20])" office:value-type="float" office:value="11.158" calcext:value-type="float">
            <text:p>11.158</text:p>
          </table:table-cell>
          <table:table-cell table:formula="of:=COM.MICROSOFT.STDEV.S([.H20:.L20])" office:value-type="float" office:value="0.264801812682618" calcext:value-type="float">
            <text:p>0.264801812682618</text:p>
          </table:table-cell>
          <table:table-cell table:number-columns-repeated="1008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0.1" calcext:value-type="float">
            <text:p>0.1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3137" calcext:value-type="float">
            <text:p>0.3137</text:p>
          </table:table-cell>
          <table:table-cell office:value-type="float" office:value="0.3094" calcext:value-type="float">
            <text:p>0.3094</text:p>
          </table:table-cell>
          <table:table-cell office:value-type="float" office:value="7.43" calcext:value-type="float">
            <text:p>7.43</text:p>
          </table:table-cell>
          <table:table-cell office:value-type="float" office:value="7.31" calcext:value-type="float">
            <text:p>7.31</text:p>
          </table:table-cell>
          <table:table-cell office:value-type="float" office:value="7.46" calcext:value-type="float">
            <text:p>7.46</text:p>
          </table:table-cell>
          <table:table-cell office:value-type="float" office:value="7.42" calcext:value-type="float">
            <text:p>7.42</text:p>
          </table:table-cell>
          <table:table-cell office:value-type="float" office:value="7" calcext:value-type="float">
            <text:p>7</text:p>
          </table:table-cell>
          <table:table-cell table:formula="of:=AVERAGE([.C21:.G21])" office:value-type="float" office:value="0.31326" calcext:value-type="float">
            <text:p>0.31326</text:p>
          </table:table-cell>
          <table:table-cell table:formula="of:=COM.MICROSOFT.STDEV.S([.C21:.G21])" office:value-type="float" office:value="0.00228100854886605" calcext:value-type="float">
            <text:p>0.002281008548866</text:p>
          </table:table-cell>
          <table:table-cell table:formula="of:=AVERAGE([.H21:.L21])" office:value-type="float" office:value="7.324" calcext:value-type="float">
            <text:p>7.324</text:p>
          </table:table-cell>
          <table:table-cell table:formula="of:=COM.MICROSOFT.STDEV.S([.H21:.L21])" office:value-type="float" office:value="0.18981570008827" calcext:value-type="float">
            <text:p>0.18981570008827</text:p>
          </table:table-cell>
          <table:table-cell table:number-columns-repeated="1008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.1</text:p>
          </table:table-cell>
          <table:table-cell office:value-type="float" office:value="0.3082" calcext:value-type="float">
            <text:p>0.3082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3093" calcext:value-type="float">
            <text:p>0.3093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31" calcext:value-type="float">
            <text:p>0.31</text:p>
          </table:table-cell>
          <table:table-cell office:value-type="float" office:value="4.73" calcext:value-type="float">
            <text:p>4.73</text:p>
          </table:table-cell>
          <table:table-cell office:value-type="float" office:value="3.91" calcext:value-type="float">
            <text:p>3.91</text:p>
          </table:table-cell>
          <table:table-cell office:value-type="float" office:value="4.55" calcext:value-type="float">
            <text:p>4.55</text:p>
          </table:table-cell>
          <table:table-cell office:value-type="float" office:value="4.7" calcext:value-type="float">
            <text:p>4.7</text:p>
          </table:table-cell>
          <table:table-cell office:value-type="float" office:value="3.9" calcext:value-type="float">
            <text:p>3.9</text:p>
          </table:table-cell>
          <table:table-cell table:formula="of:=AVERAGE([.C22:.G22])" office:value-type="float" office:value="0.30878" calcext:value-type="float">
            <text:p>0.30878</text:p>
          </table:table-cell>
          <table:table-cell table:formula="of:=COM.MICROSOFT.STDEV.S([.C22:.G22])" office:value-type="float" office:value="0.000858487041253386" calcext:value-type="float">
            <text:p>0.000858487041253</text:p>
          </table:table-cell>
          <table:table-cell table:formula="of:=AVERAGE([.H22:.L22])" office:value-type="float" office:value="4.358" calcext:value-type="float">
            <text:p>4.358</text:p>
          </table:table-cell>
          <table:table-cell table:formula="of:=COM.MICROSOFT.STDEV.S([.H22:.L22])" office:value-type="float" office:value="0.419130051416025" calcext:value-type="float">
            <text:p>0.419130051416025</text:p>
          </table:table-cell>
          <table:table-cell table:number-columns-repeated="1008"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0.1" calcext:value-type="float">
            <text:p>0.1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3003" calcext:value-type="float">
            <text:p>0.3003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3021" calcext:value-type="float">
            <text:p>0.3021</text:p>
          </table:table-cell>
          <table:table-cell office:value-type="float" office:value="2.32" calcext:value-type="float">
            <text:p>2.32</text:p>
          </table:table-cell>
          <table:table-cell office:value-type="float" office:value="2.38" calcext:value-type="float">
            <text:p>2.38</text:p>
          </table:table-cell>
          <table:table-cell office:value-type="float" office:value="1.78" calcext:value-type="float">
            <text:p>1.78</text:p>
          </table:table-cell>
          <table:table-cell office:value-type="float" office:value="2.09" calcext:value-type="float">
            <text:p>2.09</text:p>
          </table:table-cell>
          <table:table-cell office:value-type="float" office:value="2.51" calcext:value-type="float">
            <text:p>2.51</text:p>
          </table:table-cell>
          <table:table-cell table:formula="of:=AVERAGE([.C23:.G23])" office:value-type="float" office:value="0.30148" calcext:value-type="float">
            <text:p>0.30148</text:p>
          </table:table-cell>
          <table:table-cell table:formula="of:=COM.MICROSOFT.STDEV.S([.C23:.G23])" office:value-type="float" office:value="0.00105688220724924" calcext:value-type="float">
            <text:p>0.001056882207249</text:p>
          </table:table-cell>
          <table:table-cell table:formula="of:=AVERAGE([.H23:.L23])" office:value-type="float" office:value="2.216" calcext:value-type="float">
            <text:p>2.216</text:p>
          </table:table-cell>
          <table:table-cell table:formula="of:=COM.MICROSOFT.STDEV.S([.H23:.L23])" office:value-type="float" office:value="0.287280350876979" calcext:value-type="float">
            <text:p>0.287280350876979</text:p>
          </table:table-cell>
          <table:table-cell table:number-columns-repeated="100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51" calcext:value-type="float">
            <text:p>0.2951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39" calcext:value-type="float">
            <text:p>0.2939</text:p>
          </table:table-cell>
          <table:table-cell office:value-type="float" office:value="1.01" calcext:value-type="float">
            <text:p>1.01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13" calcext:value-type="float">
            <text:p>0.13</text:p>
          </table:table-cell>
          <table:table-cell office:value-type="float" office:value="0.54" calcext:value-type="float">
            <text:p>0.54</text:p>
          </table:table-cell>
          <table:table-cell table:formula="of:=AVERAGE([.C24:.G24])" office:value-type="float" office:value="0.29448" calcext:value-type="float">
            <text:p>0.29448</text:p>
          </table:table-cell>
          <table:table-cell table:formula="of:=COM.MICROSOFT.STDEV.S([.C24:.G24])" office:value-type="float" office:value="0.00181851587840195" calcext:value-type="float">
            <text:p>0.001818515878402</text:p>
          </table:table-cell>
          <table:table-cell table:formula="of:=AVERAGE([.H24:.L24])" office:value-type="float" office:value="0.55" calcext:value-type="float">
            <text:p>0.55</text:p>
          </table:table-cell>
          <table:table-cell table:formula="of:=COM.MICROSOFT.STDEV.S([.H24:.L24])" office:value-type="float" office:value="0.31264996401727" calcext:value-type="float">
            <text:p>0.31264996401727</text:p>
          </table:table-cell>
          <table:table-cell table:number-columns-repeated="1008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825" calcext:value-type="float">
            <text:p>0.2825</text:p>
          </table:table-cell>
          <table:table-cell office:value-type="float" office:value="0.2834" calcext:value-type="float">
            <text:p>0.2834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2821" calcext:value-type="float">
            <text:p>0.2821</text:p>
          </table:table-cell>
          <table:table-cell office:value-type="float" office:value="-2.38" calcext:value-type="float">
            <text:p>-2.38</text:p>
          </table:table-cell>
          <table:table-cell office:value-type="float" office:value="-1.97" calcext:value-type="float">
            <text:p>-1.97</text:p>
          </table:table-cell>
          <table:table-cell office:value-type="float" office:value="-2.13" calcext:value-type="float">
            <text:p>-2.13</text:p>
          </table:table-cell>
          <table:table-cell office:value-type="float" office:value="-2.54" calcext:value-type="float">
            <text:p>-2.54</text:p>
          </table:table-cell>
          <table:table-cell office:value-type="float" office:value="-2.52" calcext:value-type="float">
            <text:p>-2.52</text:p>
          </table:table-cell>
          <table:table-cell table:formula="of:=AVERAGE([.C25:.G25])" office:value-type="float" office:value="0.28288" calcext:value-type="float">
            <text:p>0.28288</text:p>
          </table:table-cell>
          <table:table-cell table:formula="of:=COM.MICROSOFT.STDEV.S([.C25:.G25])" office:value-type="float" office:value="0.000742967024840278" calcext:value-type="float">
            <text:p>0.00074296702484</text:p>
          </table:table-cell>
          <table:table-cell table:formula="of:=AVERAGE([.H25:.L25])" office:value-type="float" office:value="-2.308" calcext:value-type="float">
            <text:p>-2.308</text:p>
          </table:table-cell>
          <table:table-cell table:formula="of:=COM.MICROSOFT.STDEV.S([.H25:.L25])" office:value-type="float" office:value="0.249939992798271" calcext:value-type="float">
            <text:p>0.249939992798271</text:p>
          </table:table-cell>
          <table:table-cell table:number-columns-repeated="1008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0.1" calcext:value-type="float">
            <text:p>0.1</text:p>
          </table:table-cell>
          <table:table-cell office:value-type="float" office:value="0.2714" calcext:value-type="float">
            <text:p>0.2714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2736" calcext:value-type="float">
            <text:p>0.2736</text:p>
          </table:table-cell>
          <table:table-cell office:value-type="float" office:value="0.2724" calcext:value-type="float">
            <text:p>0.2724</text:p>
          </table:table-cell>
          <table:table-cell office:value-type="float" office:value="-3.69" calcext:value-type="float">
            <text:p>-3.69</text:p>
          </table:table-cell>
          <table:table-cell office:value-type="float" office:value="-4.09" calcext:value-type="float">
            <text:p>-4.09</text:p>
          </table:table-cell>
          <table:table-cell office:value-type="float" office:value="-3.95" calcext:value-type="float">
            <text:p>-3.95</text:p>
          </table:table-cell>
          <table:table-cell office:value-type="float" office:value="-3.86" calcext:value-type="float">
            <text:p>-3.86</text:p>
          </table:table-cell>
          <table:table-cell office:value-type="float" office:value="-3.91" calcext:value-type="float">
            <text:p>-3.91</text:p>
          </table:table-cell>
          <table:table-cell table:formula="of:=AVERAGE([.C26:.G26])" office:value-type="float" office:value="0.27266" calcext:value-type="float">
            <text:p>0.27266</text:p>
          </table:table-cell>
          <table:table-cell table:formula="of:=COM.MICROSOFT.STDEV.S([.C26:.G26])" office:value-type="float" office:value="0.000829457654133098" calcext:value-type="float">
            <text:p>0.000829457654133</text:p>
          </table:table-cell>
          <table:table-cell table:formula="of:=AVERAGE([.H26:.L26])" office:value-type="float" office:value="-3.9" calcext:value-type="float">
            <text:p>-3.9</text:p>
          </table:table-cell>
          <table:table-cell table:formula="of:=COM.MICROSOFT.STDEV.S([.H26:.L26])" office:value-type="float" office:value="0.145258390463339" calcext:value-type="float">
            <text:p>0.145258390463339</text:p>
          </table:table-cell>
          <table:table-cell table:number-columns-repeated="1008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1" calcext:value-type="float">
            <text:p>0.1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2619" calcext:value-type="float">
            <text:p>0.2619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25" calcext:value-type="float">
            <text:p>0.2625</text:p>
          </table:table-cell>
          <table:table-cell office:value-type="float" office:value="-5.13" calcext:value-type="float">
            <text:p>-5.13</text:p>
          </table:table-cell>
          <table:table-cell office:value-type="float" office:value="-4.71" calcext:value-type="float">
            <text:p>-4.71</text:p>
          </table:table-cell>
          <table:table-cell office:value-type="float" office:value="-5.07" calcext:value-type="float">
            <text:p>-5.07</text:p>
          </table:table-cell>
          <table:table-cell office:value-type="float" office:value="-4.93" calcext:value-type="float">
            <text:p>-4.93</text:p>
          </table:table-cell>
          <table:table-cell office:value-type="float" office:value="-5.24" calcext:value-type="float">
            <text:p>-5.24</text:p>
          </table:table-cell>
          <table:table-cell table:formula="of:=AVERAGE([.C27:.G27])" office:value-type="float" office:value="0.26192" calcext:value-type="float">
            <text:p>0.26192</text:p>
          </table:table-cell>
          <table:table-cell table:formula="of:=COM.MICROSOFT.STDEV.S([.C27:.G27])" office:value-type="float" office:value="0.000855569985448291" calcext:value-type="float">
            <text:p>0.000855569985448</text:p>
          </table:table-cell>
          <table:table-cell table:formula="of:=AVERAGE([.H27:.L27])" office:value-type="float" office:value="-5.016" calcext:value-type="float">
            <text:p>-5.016</text:p>
          </table:table-cell>
          <table:table-cell table:formula="of:=COM.MICROSOFT.STDEV.S([.H27:.L27])" office:value-type="float" office:value="0.204401565551735" calcext:value-type="float">
            <text:p>0.204401565551735</text:p>
          </table:table-cell>
          <table:table-cell table:number-columns-repeated="1008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0.1" calcext:value-type="float">
            <text:p>0.1</text:p>
          </table:table-cell>
          <table:table-cell office:value-type="float" office:value="0.2517" calcext:value-type="float">
            <text:p>0.2517</text:p>
          </table:table-cell>
          <table:table-cell office:value-type="float" office:value="0.2519" calcext:value-type="float">
            <text:p>0.2519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2537" calcext:value-type="float">
            <text:p>0.2537</text:p>
          </table:table-cell>
          <table:table-cell office:value-type="float" office:value="-5.36" calcext:value-type="float">
            <text:p>-5.36</text:p>
          </table:table-cell>
          <table:table-cell office:value-type="float" office:value="-5.54" calcext:value-type="float">
            <text:p>-5.54</text:p>
          </table:table-cell>
          <table:table-cell office:value-type="float" office:value="-5.37" calcext:value-type="float">
            <text:p>-5.37</text:p>
          </table:table-cell>
          <table:table-cell office:value-type="float" office:value="-5.02" calcext:value-type="float">
            <text:p>-5.02</text:p>
          </table:table-cell>
          <table:table-cell office:value-type="float" office:value="-5.13" calcext:value-type="float">
            <text:p>-5.13</text:p>
          </table:table-cell>
          <table:table-cell table:formula="of:=AVERAGE([.C28:.G28])" office:value-type="float" office:value="0.25244" calcext:value-type="float">
            <text:p>0.25244</text:p>
          </table:table-cell>
          <table:table-cell table:formula="of:=COM.MICROSOFT.STDEV.S([.C28:.G28])" office:value-type="float" office:value="0.000904433524367599" calcext:value-type="float">
            <text:p>0.000904433524368</text:p>
          </table:table-cell>
          <table:table-cell table:formula="of:=AVERAGE([.H28:.L28])" office:value-type="float" office:value="-5.284" calcext:value-type="float">
            <text:p>-5.284</text:p>
          </table:table-cell>
          <table:table-cell table:formula="of:=COM.MICROSOFT.STDEV.S([.H28:.L28])" office:value-type="float" office:value="0.207436737344184" calcext:value-type="float">
            <text:p>0.207436737344184</text:p>
          </table:table-cell>
          <table:table-cell table:number-columns-repeated="1008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2448" calcext:value-type="float">
            <text:p>0.2448</text:p>
          </table:table-cell>
          <table:table-cell office:value-type="float" office:value="-5.55" calcext:value-type="float">
            <text:p>-5.55</text:p>
          </table:table-cell>
          <table:table-cell office:value-type="float" office:value="-5.3" calcext:value-type="float">
            <text:p>-5.3</text:p>
          </table:table-cell>
          <table:table-cell office:value-type="float" office:value="-5.34" calcext:value-type="float">
            <text:p>-5.34</text:p>
          </table:table-cell>
          <table:table-cell office:value-type="float" office:value="-5.25" calcext:value-type="float">
            <text:p>-5.25</text:p>
          </table:table-cell>
          <table:table-cell office:value-type="float" office:value="-5.3" calcext:value-type="float">
            <text:p>-5.3</text:p>
          </table:table-cell>
          <table:table-cell table:formula="of:=AVERAGE([.C29:.G29])" office:value-type="float" office:value="0.24502" calcext:value-type="float">
            <text:p>0.24502</text:p>
          </table:table-cell>
          <table:table-cell table:formula="of:=COM.MICROSOFT.STDEV.S([.C29:.G29])" office:value-type="float" office:value="0.000870057469366249" calcext:value-type="float">
            <text:p>0.000870057469366</text:p>
          </table:table-cell>
          <table:table-cell table:formula="of:=AVERAGE([.H29:.L29])" office:value-type="float" office:value="-5.348" calcext:value-type="float">
            <text:p>-5.348</text:p>
          </table:table-cell>
          <table:table-cell table:formula="of:=COM.MICROSOFT.STDEV.S([.H29:.L29])" office:value-type="float" office:value="0.117345643293648" calcext:value-type="float">
            <text:p>0.117345643293648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0.1" calcext:value-type="float">
            <text:p>-0.1</text:p>
          </table:table-cell>
          <table:table-cell office:value-type="float" office:value="0.68" calcext:value-type="float">
            <text:p>0.68</text:p>
          </table:table-cell>
          <table:table-cell office:value-type="float" office:value="0.4944" calcext:value-type="float">
            <text:p>0.4944</text:p>
          </table:table-cell>
          <table:table-cell office:value-type="float" office:value="0.5567" calcext:value-type="float">
            <text:p>0.5567</text:p>
          </table:table-cell>
          <table:table-cell office:value-type="float" office:value="0.7361" calcext:value-type="float">
            <text:p>0.7361</text:p>
          </table:table-cell>
          <table:table-cell office:value-type="float" office:value="0.9472" calcext:value-type="float">
            <text:p>0.9472</text:p>
          </table:table-cell>
          <table:table-cell office:value-type="float" office:value="9.98" calcext:value-type="float">
            <text:p>9.98</text:p>
          </table:table-cell>
          <table:table-cell office:value-type="float" office:value="-8.94" calcext:value-type="float">
            <text:p>-8.94</text:p>
          </table:table-cell>
          <table:table-cell office:value-type="float" office:value="-10.01" calcext:value-type="float">
            <text:p>-10.01</text:p>
          </table:table-cell>
          <table:table-cell office:value-type="float" office:value="11.46" calcext:value-type="float">
            <text:p>11.46</text:p>
          </table:table-cell>
          <table:table-cell office:value-type="float" office:value="-16.16" calcext:value-type="float">
            <text:p>-16.16</text:p>
          </table:table-cell>
          <table:table-cell table:formula="of:=AVERAGE([.C30:.G30])" office:value-type="float" office:value="0.68288" calcext:value-type="float">
            <text:p>0.68288</text:p>
          </table:table-cell>
          <table:table-cell table:formula="of:=COM.MICROSOFT.STDEV.S([.C30:.G30])" office:value-type="float" office:value="0.176175926278252" calcext:value-type="float">
            <text:p>0.176175926278252</text:p>
          </table:table-cell>
          <table:table-cell table:formula="of:=AVERAGE([.H30:.L30])" office:value-type="float" office:value="-2.734" calcext:value-type="float">
            <text:p>-2.734</text:p>
          </table:table-cell>
          <table:table-cell table:formula="of:=COM.MICROSOFT.STDEV.S([.H30:.L30])" office:value-type="float" office:value="12.5978918871373" calcext:value-type="float">
            <text:p>12.5978918871373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-0.1" calcext:value-type="float">
            <text:p>-0.1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6368" calcext:value-type="float">
            <text:p>0.6368</text:p>
          </table:table-cell>
          <table:table-cell office:value-type="float" office:value="11.33" calcext:value-type="float">
            <text:p>11.33</text:p>
          </table:table-cell>
          <table:table-cell office:value-type="float" office:value="-34.5" calcext:value-type="float">
            <text:p>-34.5</text:p>
          </table:table-cell>
          <table:table-cell office:value-type="float" office:value="3.9" calcext:value-type="float">
            <text:p>3.9</text:p>
          </table:table-cell>
          <table:table-cell office:value-type="float" office:value="1.23" calcext:value-type="float">
            <text:p>1.23</text:p>
          </table:table-cell>
          <table:table-cell office:value-type="float" office:value="-22.27" calcext:value-type="float">
            <text:p>-22.27</text:p>
          </table:table-cell>
          <table:table-cell table:formula="of:=AVERAGE([.C31:.G31])" office:value-type="float" office:value="0.75778" calcext:value-type="float">
            <text:p>0.75778</text:p>
          </table:table-cell>
          <table:table-cell table:formula="of:=COM.MICROSOFT.STDEV.S([.C31:.G31])" office:value-type="float" office:value="0.115022202204618" calcext:value-type="float">
            <text:p>0.115022202204618</text:p>
          </table:table-cell>
          <table:table-cell table:formula="of:=AVERAGE([.H31:.L31])" office:value-type="float" office:value="-8.062" calcext:value-type="float">
            <text:p>-8.062</text:p>
          </table:table-cell>
          <table:table-cell table:formula="of:=COM.MICROSOFT.STDEV.S([.H31:.L31])" office:value-type="float" office:value="19.4056401595" calcext:value-type="float">
            <text:p>19.4056401595</text:p>
          </table:table-cell>
          <table:table-cell table:number-columns-repeated="100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-0.1" calcext:value-type="float">
            <text:p>-0.1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6883" calcext:value-type="float">
            <text:p>0.6883</text:p>
          </table:table-cell>
          <table:table-cell office:value-type="float" office:value="0.6872" calcext:value-type="float">
            <text:p>0.6872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698" calcext:value-type="float">
            <text:p>0.698</text:p>
          </table:table-cell>
          <table:table-cell office:value-type="float" office:value="-7.76" calcext:value-type="float">
            <text:p>-7.76</text:p>
          </table:table-cell>
          <table:table-cell office:value-type="float" office:value="-18.7" calcext:value-type="float">
            <text:p>-18.7</text:p>
          </table:table-cell>
          <table:table-cell office:value-type="float" office:value="-6.66" calcext:value-type="float">
            <text:p>-6.66</text:p>
          </table:table-cell>
          <table:table-cell office:value-type="float" office:value="0.07" calcext:value-type="float">
            <text:p>0.07</text:p>
          </table:table-cell>
          <table:table-cell office:value-type="float" office:value="-18.03" calcext:value-type="float">
            <text:p>-18.03</text:p>
          </table:table-cell>
          <table:table-cell table:formula="of:=AVERAGE([.C32:.G32])" office:value-type="float" office:value="0.63882" calcext:value-type="float">
            <text:p>0.63882</text:p>
          </table:table-cell>
          <table:table-cell table:formula="of:=COM.MICROSOFT.STDEV.S([.C32:.G32])" office:value-type="float" office:value="0.0880198102701886" calcext:value-type="float">
            <text:p>0.088019810270189</text:p>
          </table:table-cell>
          <table:table-cell table:formula="of:=AVERAGE([.H32:.L32])" office:value-type="float" office:value="-10.216" calcext:value-type="float">
            <text:p>-10.216</text:p>
          </table:table-cell>
          <table:table-cell table:formula="of:=COM.MICROSOFT.STDEV.S([.H32:.L32])" office:value-type="float" office:value="8.02364817274536" calcext:value-type="float">
            <text:p>8.02364817274536</text:p>
          </table:table-cell>
          <table:table-cell table:number-columns-repeated="100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-0.1" calcext:value-type="float">
            <text:p>-0.1</text:p>
          </table:table-cell>
          <table:table-cell office:value-type="float" office:value="0.4882" calcext:value-type="float">
            <text:p>0.4882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4319" calcext:value-type="float">
            <text:p>0.4319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6788" calcext:value-type="float">
            <text:p>0.6788</text:p>
          </table:table-cell>
          <table:table-cell office:value-type="float" office:value="-54.66" calcext:value-type="float">
            <text:p>-54.66</text:p>
          </table:table-cell>
          <table:table-cell office:value-type="float" office:value="-40.4" calcext:value-type="float">
            <text:p>-40.4</text:p>
          </table:table-cell>
          <table:table-cell office:value-type="float" office:value="-12.42" calcext:value-type="float">
            <text:p>-12.42</text:p>
          </table:table-cell>
          <table:table-cell office:value-type="float" office:value="-47.69" calcext:value-type="float">
            <text:p>-47.69</text:p>
          </table:table-cell>
          <table:table-cell office:value-type="float" office:value="-32.73" calcext:value-type="float">
            <text:p>-32.73</text:p>
          </table:table-cell>
          <table:table-cell table:formula="of:=AVERAGE([.C33:.G33])" office:value-type="float" office:value="0.56038" calcext:value-type="float">
            <text:p>0.56038</text:p>
          </table:table-cell>
          <table:table-cell table:formula="of:=COM.MICROSOFT.STDEV.S([.C33:.G33])" office:value-type="float" office:value="0.0988985439731041" calcext:value-type="float">
            <text:p>0.098898543973104</text:p>
          </table:table-cell>
          <table:table-cell table:formula="of:=AVERAGE([.H33:.L33])" office:value-type="float" office:value="-37.58" calcext:value-type="float">
            <text:p>-37.58</text:p>
          </table:table-cell>
          <table:table-cell table:formula="of:=COM.MICROSOFT.STDEV.S([.H33:.L33])" office:value-type="float" office:value="16.2668297464503" calcext:value-type="float">
            <text:p>16.2668297464503</text:p>
          </table:table-cell>
          <table:table-cell table:number-columns-repeated="100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-0.1" calcext:value-type="float">
            <text:p>-0.1</text:p>
          </table:table-cell>
          <table:table-cell office:value-type="float" office:value="0.787" calcext:value-type="float">
            <text:p>0.787</text:p>
          </table:table-cell>
          <table:table-cell office:value-type="float" office:value="0.7223" calcext:value-type="float">
            <text:p>0.7223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5605" calcext:value-type="float">
            <text:p>0.5605</text:p>
          </table:table-cell>
          <table:table-cell office:value-type="float" office:value="0.638" calcext:value-type="float">
            <text:p>0.638</text:p>
          </table:table-cell>
          <table:table-cell office:value-type="float" office:value="17.91" calcext:value-type="float">
            <text:p>17.91</text:p>
          </table:table-cell>
          <table:table-cell office:value-type="float" office:value="0.12" calcext:value-type="float">
            <text:p>0.12</text:p>
          </table:table-cell>
          <table:table-cell office:value-type="float" office:value="-1.68" calcext:value-type="float">
            <text:p>-1.68</text:p>
          </table:table-cell>
          <table:table-cell office:value-type="float" office:value="5.59" calcext:value-type="float">
            <text:p>5.59</text:p>
          </table:table-cell>
          <table:table-cell office:value-type="float" office:value="8.24" calcext:value-type="float">
            <text:p>8.24</text:p>
          </table:table-cell>
          <table:table-cell table:formula="of:=AVERAGE([.C34:.G34])" office:value-type="float" office:value="0.68766" calcext:value-type="float">
            <text:p>0.68766</text:p>
          </table:table-cell>
          <table:table-cell table:formula="of:=COM.MICROSOFT.STDEV.S([.C34:.G34])" office:value-type="float" office:value="0.0887966947583073" calcext:value-type="float">
            <text:p>0.088796694758307</text:p>
          </table:table-cell>
          <table:table-cell table:formula="of:=AVERAGE([.H34:.L34])" office:value-type="float" office:value="6.036" calcext:value-type="float">
            <text:p>6.036</text:p>
          </table:table-cell>
          <table:table-cell table:formula="of:=COM.MICROSOFT.STDEV.S([.H34:.L34])" office:value-type="float" office:value="7.75538715990375" calcext:value-type="float">
            <text:p>7.75538715990375</text:p>
          </table:table-cell>
          <table:table-cell table:number-columns-repeated="100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6554" calcext:value-type="float">
            <text:p>0.6554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671" calcext:value-type="float">
            <text:p>0.671</text:p>
          </table:table-cell>
          <table:table-cell office:value-type="float" office:value="-14.04" calcext:value-type="float">
            <text:p>-14.04</text:p>
          </table:table-cell>
          <table:table-cell office:value-type="float" office:value="-24.11" calcext:value-type="float">
            <text:p>-24.11</text:p>
          </table:table-cell>
          <table:table-cell office:value-type="float" office:value="-6.42" calcext:value-type="float">
            <text:p>-6.42</text:p>
          </table:table-cell>
          <table:table-cell office:value-type="float" office:value="-21.45" calcext:value-type="float">
            <text:p>-21.45</text:p>
          </table:table-cell>
          <table:table-cell office:value-type="float" office:value="-23.52" calcext:value-type="float">
            <text:p>-23.52</text:p>
          </table:table-cell>
          <table:table-cell table:formula="of:=AVERAGE([.C35:.G35])" office:value-type="float" office:value="0.64322" calcext:value-type="float">
            <text:p>0.64322</text:p>
          </table:table-cell>
          <table:table-cell table:formula="of:=COM.MICROSOFT.STDEV.S([.C35:.G35])" office:value-type="float" office:value="0.0578586812846612" calcext:value-type="float">
            <text:p>0.057858681284661</text:p>
          </table:table-cell>
          <table:table-cell table:formula="of:=AVERAGE([.H35:.L35])" office:value-type="float" office:value="-17.908" calcext:value-type="float">
            <text:p>-17.908</text:p>
          </table:table-cell>
          <table:table-cell table:formula="of:=COM.MICROSOFT.STDEV.S([.H35:.L35])" office:value-type="float" office:value="7.57364971463561" calcext:value-type="float">
            <text:p>7.57364971463561</text:p>
          </table:table-cell>
          <table:table-cell table:number-columns-repeated="100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0.1" calcext:value-type="float">
            <text:p>-0.1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5767" calcext:value-type="float">
            <text:p>0.5767</text:p>
          </table:table-cell>
          <table:table-cell office:value-type="float" office:value="12.67" calcext:value-type="float">
            <text:p>12.67</text:p>
          </table:table-cell>
          <table:table-cell office:value-type="float" office:value="5.81" calcext:value-type="float">
            <text:p>5.81</text:p>
          </table:table-cell>
          <table:table-cell office:value-type="float" office:value="23.17" calcext:value-type="float">
            <text:p>23.17</text:p>
          </table:table-cell>
          <table:table-cell office:value-type="float" office:value="14.36" calcext:value-type="float">
            <text:p>14.36</text:p>
          </table:table-cell>
          <table:table-cell office:value-type="float" office:value="22.52" calcext:value-type="float">
            <text:p>22.52</text:p>
          </table:table-cell>
          <table:table-cell table:formula="of:=AVERAGE([.C36:.G36])" office:value-type="float" office:value="0.61088" calcext:value-type="float">
            <text:p>0.61088</text:p>
          </table:table-cell>
          <table:table-cell table:formula="of:=COM.MICROSOFT.STDEV.S([.C36:.G36])" office:value-type="float" office:value="0.0342740718328009" calcext:value-type="float">
            <text:p>0.034274071832801</text:p>
          </table:table-cell>
          <table:table-cell table:formula="of:=AVERAGE([.H36:.L36])" office:value-type="float" office:value="15.706" calcext:value-type="float">
            <text:p>15.706</text:p>
          </table:table-cell>
          <table:table-cell table:formula="of:=COM.MICROSOFT.STDEV.S([.H36:.L36])" office:value-type="float" office:value="7.2646699856222" calcext:value-type="float">
            <text:p>7.2646699856222</text:p>
          </table:table-cell>
          <table:table-cell table:number-columns-repeated="100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-0.1" calcext:value-type="float">
            <text:p>-0.1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6972" calcext:value-type="float">
            <text:p>0.6972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6104" calcext:value-type="float">
            <text:p>0.6104</text:p>
          </table:table-cell>
          <table:table-cell office:value-type="float" office:value="-5.73" calcext:value-type="float">
            <text:p>-5.73</text:p>
          </table:table-cell>
          <table:table-cell office:value-type="float" office:value="2.52" calcext:value-type="float">
            <text:p>2.52</text:p>
          </table:table-cell>
          <table:table-cell office:value-type="float" office:value="-7.79" calcext:value-type="float">
            <text:p>-7.79</text:p>
          </table:table-cell>
          <table:table-cell office:value-type="float" office:value="4.26" calcext:value-type="float">
            <text:p>4.26</text:p>
          </table:table-cell>
          <table:table-cell office:value-type="float" office:value="-7.08" calcext:value-type="float">
            <text:p>-7.08</text:p>
          </table:table-cell>
          <table:table-cell table:formula="of:=AVERAGE([.C37:.G37])" office:value-type="float" office:value="0.64072" calcext:value-type="float">
            <text:p>0.64072</text:p>
          </table:table-cell>
          <table:table-cell table:formula="of:=COM.MICROSOFT.STDEV.S([.C37:.G37])" office:value-type="float" office:value="0.0586535335678934" calcext:value-type="float">
            <text:p>0.058653533567894</text:p>
          </table:table-cell>
          <table:table-cell table:formula="of:=AVERAGE([.H37:.L37])" office:value-type="float" office:value="-2.764" calcext:value-type="float">
            <text:p>-2.764</text:p>
          </table:table-cell>
          <table:table-cell table:formula="of:=COM.MICROSOFT.STDEV.S([.H37:.L37])" office:value-type="float" office:value="5.69962542628899" calcext:value-type="float">
            <text:p>5.69962542628899</text:p>
          </table:table-cell>
          <table:table-cell table:number-columns-repeated="100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-0.1" calcext:value-type="float">
            <text:p>-0.1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73" calcext:value-type="float">
            <text:p>0.573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5826" calcext:value-type="float">
            <text:p>0.5826</text:p>
          </table:table-cell>
          <table:table-cell office:value-type="float" office:value="-4.79" calcext:value-type="float">
            <text:p>-4.79</text:p>
          </table:table-cell>
          <table:table-cell office:value-type="float" office:value="-14.24" calcext:value-type="float">
            <text:p>-14.24</text:p>
          </table:table-cell>
          <table:table-cell office:value-type="float" office:value="-2.79" calcext:value-type="float">
            <text:p>-2.79</text:p>
          </table:table-cell>
          <table:table-cell office:value-type="float" office:value="-12.7" calcext:value-type="float">
            <text:p>-12.7</text:p>
          </table:table-cell>
          <table:table-cell office:value-type="float" office:value="-13.61" calcext:value-type="float">
            <text:p>-13.61</text:p>
          </table:table-cell>
          <table:table-cell table:formula="of:=AVERAGE([.C38:.G38])" office:value-type="float" office:value="0.5774" calcext:value-type="float">
            <text:p>0.5774</text:p>
          </table:table-cell>
          <table:table-cell table:formula="of:=COM.MICROSOFT.STDEV.S([.C38:.G38])" office:value-type="float" office:value="0.0281399182656951" calcext:value-type="float">
            <text:p>0.028139918265695</text:p>
          </table:table-cell>
          <table:table-cell table:formula="of:=AVERAGE([.H38:.L38])" office:value-type="float" office:value="-9.626" calcext:value-type="float">
            <text:p>-9.626</text:p>
          </table:table-cell>
          <table:table-cell table:formula="of:=COM.MICROSOFT.STDEV.S([.H38:.L38])" office:value-type="float" office:value="5.40204868545259" calcext:value-type="float">
            <text:p>5.40204868545259</text:p>
          </table:table-cell>
          <table:table-cell table:number-columns-repeated="100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-0.1" calcext:value-type="float">
            <text:p>-0.1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5629" calcext:value-type="float">
            <text:p>0.5629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6107" calcext:value-type="float">
            <text:p>0.6107</text:p>
          </table:table-cell>
          <table:table-cell office:value-type="float" office:value="0.6181" calcext:value-type="float">
            <text:p>0.6181</text:p>
          </table:table-cell>
          <table:table-cell office:value-type="float" office:value="-16.04" calcext:value-type="float">
            <text:p>-16.04</text:p>
          </table:table-cell>
          <table:table-cell office:value-type="float" office:value="-4.32" calcext:value-type="float">
            <text:p>-4.32</text:p>
          </table:table-cell>
          <table:table-cell office:value-type="float" office:value="-16.42" calcext:value-type="float">
            <text:p>-16.42</text:p>
          </table:table-cell>
          <table:table-cell office:value-type="float" office:value="-10.73" calcext:value-type="float">
            <text:p>-10.73</text:p>
          </table:table-cell>
          <table:table-cell office:value-type="float" office:value="-14.98" calcext:value-type="float">
            <text:p>-14.98</text:p>
          </table:table-cell>
          <table:table-cell table:formula="of:=AVERAGE([.C39:.G39])" office:value-type="float" office:value="0.5885" calcext:value-type="float">
            <text:p>0.5885</text:p>
          </table:table-cell>
          <table:table-cell table:formula="of:=COM.MICROSOFT.STDEV.S([.C39:.G39])" office:value-type="float" office:value="0.028877240172842" calcext:value-type="float">
            <text:p>0.028877240172842</text:p>
          </table:table-cell>
          <table:table-cell table:formula="of:=AVERAGE([.H39:.L39])" office:value-type="float" office:value="-12.498" calcext:value-type="float">
            <text:p>-12.498</text:p>
          </table:table-cell>
          <table:table-cell table:formula="of:=COM.MICROSOFT.STDEV.S([.H39:.L39])" office:value-type="float" office:value="5.10131551660942" calcext:value-type="float">
            <text:p>5.10131551660942</text:p>
          </table:table-cell>
          <table:table-cell table:number-columns-repeated="1008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-0.1" calcext:value-type="float">
            <text:p>-0.1</text:p>
          </table:table-cell>
          <table:table-cell office:value-type="float" office:value="0.478" calcext:value-type="float">
            <text:p>0.478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4976" calcext:value-type="float">
            <text:p>0.4976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5088" calcext:value-type="float">
            <text:p>0.5088</text:p>
          </table:table-cell>
          <table:table-cell office:value-type="float" office:value="-18.83" calcext:value-type="float">
            <text:p>-18.83</text:p>
          </table:table-cell>
          <table:table-cell office:value-type="float" office:value="-19.02" calcext:value-type="float">
            <text:p>-19.02</text:p>
          </table:table-cell>
          <table:table-cell office:value-type="float" office:value="-22.92" calcext:value-type="float">
            <text:p>-22.92</text:p>
          </table:table-cell>
          <table:table-cell office:value-type="float" office:value="-16.71" calcext:value-type="float">
            <text:p>-16.71</text:p>
          </table:table-cell>
          <table:table-cell office:value-type="float" office:value="-15.36" calcext:value-type="float">
            <text:p>-15.36</text:p>
          </table:table-cell>
          <table:table-cell table:formula="of:=AVERAGE([.C40:.G40])" office:value-type="float" office:value="0.50282" calcext:value-type="float">
            <text:p>0.50282</text:p>
          </table:table-cell>
          <table:table-cell table:formula="of:=COM.MICROSOFT.STDEV.S([.C40:.G40])" office:value-type="float" office:value="0.0280761820766286" calcext:value-type="float">
            <text:p>0.028076182076629</text:p>
          </table:table-cell>
          <table:table-cell table:formula="of:=AVERAGE([.H40:.L40])" office:value-type="float" office:value="-18.568" calcext:value-type="float">
            <text:p>-18.568</text:p>
          </table:table-cell>
          <table:table-cell table:formula="of:=COM.MICROSOFT.STDEV.S([.H40:.L40])" office:value-type="float" office:value="2.87037802388466" calcext:value-type="float">
            <text:p>2.87037802388466</text:p>
          </table:table-cell>
          <table:table-cell table:number-columns-repeated="1008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-0.1" calcext:value-type="float">
            <text:p>-0.1</text:p>
          </table:table-cell>
          <table:table-cell office:value-type="float" office:value="0.469" calcext:value-type="float">
            <text:p>0.469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551" calcext:value-type="float">
            <text:p>0.4551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4817" calcext:value-type="float">
            <text:p>0.4817</text:p>
          </table:table-cell>
          <table:table-cell office:value-type="float" office:value="-21.4" calcext:value-type="float">
            <text:p>-21.4</text:p>
          </table:table-cell>
          <table:table-cell office:value-type="float" office:value="-18.39" calcext:value-type="float">
            <text:p>-18.39</text:p>
          </table:table-cell>
          <table:table-cell office:value-type="float" office:value="-17.07" calcext:value-type="float">
            <text:p>-17.07</text:p>
          </table:table-cell>
          <table:table-cell office:value-type="float" office:value="-21" calcext:value-type="float">
            <text:p>-21</text:p>
          </table:table-cell>
          <table:table-cell office:value-type="float" office:value="-19.37" calcext:value-type="float">
            <text:p>-19.37</text:p>
          </table:table-cell>
          <table:table-cell table:formula="of:=AVERAGE([.C41:.G41])" office:value-type="float" office:value="0.4691" calcext:value-type="float">
            <text:p>0.4691</text:p>
          </table:table-cell>
          <table:table-cell table:formula="of:=COM.MICROSOFT.STDEV.S([.C41:.G41])" office:value-type="float" office:value="0.0126639251419139" calcext:value-type="float">
            <text:p>0.012663925141914</text:p>
          </table:table-cell>
          <table:table-cell table:formula="of:=AVERAGE([.H41:.L41])" office:value-type="float" office:value="-19.446" calcext:value-type="float">
            <text:p>-19.446</text:p>
          </table:table-cell>
          <table:table-cell table:formula="of:=COM.MICROSOFT.STDEV.S([.H41:.L41])" office:value-type="float" office:value="1.80272848759873" calcext:value-type="float">
            <text:p>1.80272848759873</text:p>
          </table:table-cell>
          <table:table-cell table:number-columns-repeated="1008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-0.1" calcext:value-type="float">
            <text:p>-0.1</text:p>
          </table:table-cell>
          <table:table-cell office:value-type="float" office:value="0.3726" calcext:value-type="float">
            <text:p>0.3726</text:p>
          </table:table-cell>
          <table:table-cell office:value-type="float" office:value="0.407" calcext:value-type="float">
            <text:p>0.4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4132" calcext:value-type="float">
            <text:p>0.4132</text:p>
          </table:table-cell>
          <table:table-cell office:value-type="float" office:value="-23.2" calcext:value-type="float">
            <text:p>-23.2</text:p>
          </table:table-cell>
          <table:table-cell office:value-type="float" office:value="-17.77" calcext:value-type="float">
            <text:p>-17.77</text:p>
          </table:table-cell>
          <table:table-cell office:value-type="float" office:value="-19.36" calcext:value-type="float">
            <text:p>-19.36</text:p>
          </table:table-cell>
          <table:table-cell office:value-type="float" office:value="-18.75" calcext:value-type="float">
            <text:p>-18.75</text:p>
          </table:table-cell>
          <table:table-cell office:value-type="float" office:value="-14.28" calcext:value-type="float">
            <text:p>-14.28</text:p>
          </table:table-cell>
          <table:table-cell table:formula="of:=AVERAGE([.C42:.G42])" office:value-type="float" office:value="0.39902" calcext:value-type="float">
            <text:p>0.39902</text:p>
          </table:table-cell>
          <table:table-cell table:formula="of:=COM.MICROSOFT.STDEV.S([.C42:.G42])" office:value-type="float" office:value="0.0155987820037335" calcext:value-type="float">
            <text:p>0.015598782003734</text:p>
          </table:table-cell>
          <table:table-cell table:formula="of:=AVERAGE([.H42:.L42])" office:value-type="float" office:value="-18.672" calcext:value-type="float">
            <text:p>-18.672</text:p>
          </table:table-cell>
          <table:table-cell table:formula="of:=COM.MICROSOFT.STDEV.S([.H42:.L42])" office:value-type="float" office:value="3.20489781428363" calcext:value-type="float">
            <text:p>3.20489781428363</text:p>
          </table:table-cell>
          <table:table-cell table:number-columns-repeated="100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358" calcext:value-type="float">
            <text:p>0.358</text:p>
          </table:table-cell>
          <table:table-cell office:value-type="float" office:value="0.37" calcext:value-type="float">
            <text:p>0.37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746" calcext:value-type="float">
            <text:p>0.3746</text:p>
          </table:table-cell>
          <table:table-cell office:value-type="float" office:value="-20.23" calcext:value-type="float">
            <text:p>-20.23</text:p>
          </table:table-cell>
          <table:table-cell office:value-type="float" office:value="-18.91" calcext:value-type="float">
            <text:p>-18.91</text:p>
          </table:table-cell>
          <table:table-cell office:value-type="float" office:value="-17.64" calcext:value-type="float">
            <text:p>-17.64</text:p>
          </table:table-cell>
          <table:table-cell office:value-type="float" office:value="-17.32" calcext:value-type="float">
            <text:p>-17.32</text:p>
          </table:table-cell>
          <table:table-cell office:value-type="float" office:value="-18.41" calcext:value-type="float">
            <text:p>-18.41</text:p>
          </table:table-cell>
          <table:table-cell table:formula="of:=AVERAGE([.C43:.G43])" office:value-type="float" office:value="0.36688" calcext:value-type="float">
            <text:p>0.36688</text:p>
          </table:table-cell>
          <table:table-cell table:formula="of:=COM.MICROSOFT.STDEV.S([.C43:.G43])" office:value-type="float" office:value="0.0069359209914762" calcext:value-type="float">
            <text:p>0.006935920991476</text:p>
          </table:table-cell>
          <table:table-cell table:formula="of:=AVERAGE([.H43:.L43])" office:value-type="float" office:value="-18.502" calcext:value-type="float">
            <text:p>-18.502</text:p>
          </table:table-cell>
          <table:table-cell table:formula="of:=COM.MICROSOFT.STDEV.S([.H43:.L43])" office:value-type="float" office:value="1.15120371785362" calcext:value-type="float">
            <text:p>1.15120371785362</text:p>
          </table:table-cell>
          <table:table-cell table:number-columns-repeated="1008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-0.1" calcext:value-type="float">
            <text:p>-0.1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35" calcext:value-type="float">
            <text:p>0.35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525" calcext:value-type="float">
            <text:p>0.3525</text:p>
          </table:table-cell>
          <table:table-cell office:value-type="float" office:value="-18.13" calcext:value-type="float">
            <text:p>-18.13</text:p>
          </table:table-cell>
          <table:table-cell office:value-type="float" office:value="-15.92" calcext:value-type="float">
            <text:p>-15.92</text:p>
          </table:table-cell>
          <table:table-cell office:value-type="float" office:value="-19.11" calcext:value-type="float">
            <text:p>-19.11</text:p>
          </table:table-cell>
          <table:table-cell office:value-type="float" office:value="-16.8" calcext:value-type="float">
            <text:p>-16.8</text:p>
          </table:table-cell>
          <table:table-cell office:value-type="float" office:value="-18.79" calcext:value-type="float">
            <text:p>-18.79</text:p>
          </table:table-cell>
          <table:table-cell table:formula="of:=AVERAGE([.C44:.G44])" office:value-type="float" office:value="0.35312" calcext:value-type="float">
            <text:p>0.35312</text:p>
          </table:table-cell>
          <table:table-cell table:formula="of:=COM.MICROSOFT.STDEV.S([.C44:.G44])" office:value-type="float" office:value="0.00539509036068907" calcext:value-type="float">
            <text:p>0.005395090360689</text:p>
          </table:table-cell>
          <table:table-cell table:formula="of:=AVERAGE([.H44:.L44])" office:value-type="float" office:value="-17.75" calcext:value-type="float">
            <text:p>-17.75</text:p>
          </table:table-cell>
          <table:table-cell table:formula="of:=COM.MICROSOFT.STDEV.S([.H44:.L44])" office:value-type="float" office:value="1.35342158989725" calcext:value-type="float">
            <text:p>1.35342158989725</text:p>
          </table:table-cell>
          <table:table-cell table:number-columns-repeated="1008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-0.1" calcext:value-type="float">
            <text:p>-0.1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3405" calcext:value-type="float">
            <text:p>0.3405</text:p>
          </table:table-cell>
          <table:table-cell office:value-type="float" office:value="0.3414" calcext:value-type="float">
            <text:p>0.3414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03" calcext:value-type="float">
            <text:p>0.3303</text:p>
          </table:table-cell>
          <table:table-cell office:value-type="float" office:value="-15.23" calcext:value-type="float">
            <text:p>-15.23</text:p>
          </table:table-cell>
          <table:table-cell office:value-type="float" office:value="-17.63" calcext:value-type="float">
            <text:p>-17.63</text:p>
          </table:table-cell>
          <table:table-cell office:value-type="float" office:value="-15.37" calcext:value-type="float">
            <text:p>-15.37</text:p>
          </table:table-cell>
          <table:table-cell office:value-type="float" office:value="-17.69" calcext:value-type="float">
            <text:p>-17.69</text:p>
          </table:table-cell>
          <table:table-cell office:value-type="float" office:value="-17.02" calcext:value-type="float">
            <text:p>-17.02</text:p>
          </table:table-cell>
          <table:table-cell table:formula="of:=AVERAGE([.C45:.G45])" office:value-type="float" office:value="0.33566" calcext:value-type="float">
            <text:p>0.33566</text:p>
          </table:table-cell>
          <table:table-cell table:formula="of:=COM.MICROSOFT.STDEV.S([.C45:.G45])" office:value-type="float" office:value="0.00517522946351174" calcext:value-type="float">
            <text:p>0.005175229463512</text:p>
          </table:table-cell>
          <table:table-cell table:formula="of:=AVERAGE([.H45:.L45])" office:value-type="float" office:value="-16.588" calcext:value-type="float">
            <text:p>-16.588</text:p>
          </table:table-cell>
          <table:table-cell table:formula="of:=COM.MICROSOFT.STDEV.S([.H45:.L45])" office:value-type="float" office:value="1.20566164407764" calcext:value-type="float">
            <text:p>1.20566164407764</text:p>
          </table:table-cell>
          <table:table-cell table:number-columns-repeated="1008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-0.1" calcext:value-type="float">
            <text:p>-0.1</text:p>
          </table:table-cell>
          <table:table-cell office:value-type="float" office:value="0.3262" calcext:value-type="float">
            <text:p>0.3262</text:p>
          </table:table-cell>
          <table:table-cell office:value-type="float" office:value="0.3315" calcext:value-type="float">
            <text:p>0.3315</text:p>
          </table:table-cell>
          <table:table-cell office:value-type="float" office:value="0.3242" calcext:value-type="float">
            <text:p>0.324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67" calcext:value-type="float">
            <text:p>0.3267</text:p>
          </table:table-cell>
          <table:table-cell office:value-type="float" office:value="-15.26" calcext:value-type="float">
            <text:p>-15.26</text:p>
          </table:table-cell>
          <table:table-cell office:value-type="float" office:value="-15.18" calcext:value-type="float">
            <text:p>-15.18</text:p>
          </table:table-cell>
          <table:table-cell office:value-type="float" office:value="-15.75" calcext:value-type="float">
            <text:p>-15.75</text:p>
          </table:table-cell>
          <table:table-cell office:value-type="float" office:value="-15.45" calcext:value-type="float">
            <text:p>-15.45</text:p>
          </table:table-cell>
          <table:table-cell office:value-type="float" office:value="-14.7" calcext:value-type="float">
            <text:p>-14.7</text:p>
          </table:table-cell>
          <table:table-cell table:formula="of:=AVERAGE([.C46:.G46])" office:value-type="float" office:value="0.32612" calcext:value-type="float">
            <text:p>0.32612</text:p>
          </table:table-cell>
          <table:table-cell table:formula="of:=COM.MICROSOFT.STDEV.S([.C46:.G46])" office:value-type="float" office:value="0.00353369495004875" calcext:value-type="float">
            <text:p>0.003533694950049</text:p>
          </table:table-cell>
          <table:table-cell table:formula="of:=AVERAGE([.H46:.L46])" office:value-type="float" office:value="-15.268" calcext:value-type="float">
            <text:p>-15.268</text:p>
          </table:table-cell>
          <table:table-cell table:formula="of:=COM.MICROSOFT.STDEV.S([.H46:.L46])" office:value-type="float" office:value="0.385966319774148" calcext:value-type="float">
            <text:p>0.385966319774148</text:p>
          </table:table-cell>
          <table:table-cell table:number-columns-repeated="1008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-0.1" calcext:value-type="float">
            <text:p>-0.1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3119" calcext:value-type="float">
            <text:p>0.3119</text:p>
          </table:table-cell>
          <table:table-cell office:value-type="float" office:value="0.3158" calcext:value-type="float">
            <text:p>0.3158</text:p>
          </table:table-cell>
          <table:table-cell office:value-type="float" office:value="-14.11" calcext:value-type="float">
            <text:p>-14.11</text:p>
          </table:table-cell>
          <table:table-cell office:value-type="float" office:value="-13.95" calcext:value-type="float">
            <text:p>-13.95</text:p>
          </table:table-cell>
          <table:table-cell office:value-type="float" office:value="-14.25" calcext:value-type="float">
            <text:p>-14.25</text:p>
          </table:table-cell>
          <table:table-cell office:value-type="float" office:value="-14.2" calcext:value-type="float">
            <text:p>-14.2</text:p>
          </table:table-cell>
          <table:table-cell office:value-type="float" office:value="-14.38" calcext:value-type="float">
            <text:p>-14.38</text:p>
          </table:table-cell>
          <table:table-cell table:formula="of:=AVERAGE([.C47:.G47])" office:value-type="float" office:value="0.3152" calcext:value-type="float">
            <text:p>0.3152</text:p>
          </table:table-cell>
          <table:table-cell table:formula="of:=COM.MICROSOFT.STDEV.S([.C47:.G47])" office:value-type="float" office:value="0.00229782505861521" calcext:value-type="float">
            <text:p>0.002297825058615</text:p>
          </table:table-cell>
          <table:table-cell table:formula="of:=AVERAGE([.H47:.L47])" office:value-type="float" office:value="-14.178" calcext:value-type="float">
            <text:p>-14.178</text:p>
          </table:table-cell>
          <table:table-cell table:formula="of:=COM.MICROSOFT.STDEV.S([.H47:.L47])" office:value-type="float" office:value="0.160530370958271" calcext:value-type="float">
            <text:p>0.160530370958271</text:p>
          </table:table-cell>
          <table:table-cell table:number-columns-repeated="1008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-0.1" calcext:value-type="float">
            <text:p>-0.1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29" calcext:value-type="float">
            <text:p>0.3129</text:p>
          </table:table-cell>
          <table:table-cell office:value-type="float" office:value="-14.67" calcext:value-type="float">
            <text:p>-14.67</text:p>
          </table:table-cell>
          <table:table-cell office:value-type="float" office:value="-14.66" calcext:value-type="float">
            <text:p>-14.66</text:p>
          </table:table-cell>
          <table:table-cell office:value-type="float" office:value="-14.63" calcext:value-type="float">
            <text:p>-14.63</text:p>
          </table:table-cell>
          <table:table-cell office:value-type="float" office:value="-14.09" calcext:value-type="float">
            <text:p>-14.09</text:p>
          </table:table-cell>
          <table:table-cell office:value-type="float" office:value="-14.18" calcext:value-type="float">
            <text:p>-14.18</text:p>
          </table:table-cell>
          <table:table-cell table:formula="of:=AVERAGE([.C48:.G48])" office:value-type="float" office:value="0.31144" calcext:value-type="float">
            <text:p>0.31144</text:p>
          </table:table-cell>
          <table:table-cell table:formula="of:=COM.MICROSOFT.STDEV.S([.C48:.G48])" office:value-type="float" office:value="0.00216402402944146" calcext:value-type="float">
            <text:p>0.002164024029441</text:p>
          </table:table-cell>
          <table:table-cell table:formula="of:=AVERAGE([.H48:.L48])" office:value-type="float" office:value="-14.446" calcext:value-type="float">
            <text:p>-14.446</text:p>
          </table:table-cell>
          <table:table-cell table:formula="of:=COM.MICROSOFT.STDEV.S([.H48:.L48])" office:value-type="float" office:value="0.286059434383836" calcext:value-type="float">
            <text:p>0.286059434383836</text:p>
          </table:table-cell>
          <table:table-cell table:number-columns-repeated="1008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-0.1" calcext:value-type="float">
            <text:p>-0.1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3038" calcext:value-type="float">
            <text:p>0.3038</text:p>
          </table:table-cell>
          <table:table-cell office:value-type="float" office:value="0.3024" calcext:value-type="float">
            <text:p>0.3024</text:p>
          </table:table-cell>
          <table:table-cell office:value-type="float" office:value="-13.53" calcext:value-type="float">
            <text:p>-13.53</text:p>
          </table:table-cell>
          <table:table-cell office:value-type="float" office:value="-14.15" calcext:value-type="float">
            <text:p>-14.15</text:p>
          </table:table-cell>
          <table:table-cell office:value-type="float" office:value="-13.95" calcext:value-type="float">
            <text:p>-13.95</text:p>
          </table:table-cell>
          <table:table-cell office:value-type="float" office:value="-13.3" calcext:value-type="float">
            <text:p>-13.3</text:p>
          </table:table-cell>
          <table:table-cell office:value-type="float" office:value="-13.81" calcext:value-type="float">
            <text:p>-13.81</text:p>
          </table:table-cell>
          <table:table-cell table:formula="of:=AVERAGE([.C49:.G49])" office:value-type="float" office:value="0.30374" calcext:value-type="float">
            <text:p>0.30374</text:p>
          </table:table-cell>
          <table:table-cell table:formula="of:=COM.MICROSOFT.STDEV.S([.C49:.G49])" office:value-type="float" office:value="0.0012401612798342" calcext:value-type="float">
            <text:p>0.001240161279834</text:p>
          </table:table-cell>
          <table:table-cell table:formula="of:=AVERAGE([.H49:.L49])" office:value-type="float" office:value="-13.748" calcext:value-type="float">
            <text:p>-13.748</text:p>
          </table:table-cell>
          <table:table-cell table:formula="of:=COM.MICROSOFT.STDEV.S([.H49:.L49])" office:value-type="float" office:value="0.337075659162746" calcext:value-type="float">
            <text:p>0.337075659162746</text:p>
          </table:table-cell>
          <table:table-cell table:number-columns-repeated="1008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-0.1" calcext:value-type="float">
            <text:p>-0.1</text:p>
          </table:table-cell>
          <table:table-cell office:value-type="float" office:value="0.2981" calcext:value-type="float">
            <text:p>0.2981</text:p>
          </table:table-cell>
          <table:table-cell office:value-type="float" office:value="0.2986" calcext:value-type="float">
            <text:p>0.2986</text:p>
          </table:table-cell>
          <table:table-cell office:value-type="float" office:value="0.2981" calcext:value-type="float">
            <text:p>0.2981</text:p>
          </table:table-cell>
          <table:table-cell office:value-type="float" office:value="0.2972" calcext:value-type="float">
            <text:p>0.2972</text:p>
          </table:table-cell>
          <table:table-cell office:value-type="float" office:value="0.2987" calcext:value-type="float">
            <text:p>0.2987</text:p>
          </table:table-cell>
          <table:table-cell office:value-type="float" office:value="-14.25" calcext:value-type="float">
            <text:p>-14.25</text:p>
          </table:table-cell>
          <table:table-cell office:value-type="float" office:value="-13.73" calcext:value-type="float">
            <text:p>-13.73</text:p>
          </table:table-cell>
          <table:table-cell office:value-type="float" office:value="-14.19" calcext:value-type="float">
            <text:p>-14.19</text:p>
          </table:table-cell>
          <table:table-cell office:value-type="float" office:value="-14.41" calcext:value-type="float">
            <text:p>-14.41</text:p>
          </table:table-cell>
          <table:table-cell office:value-type="float" office:value="-14.05" calcext:value-type="float">
            <text:p>-14.05</text:p>
          </table:table-cell>
          <table:table-cell table:formula="of:=AVERAGE([.C50:.G50])" office:value-type="float" office:value="0.29814" calcext:value-type="float">
            <text:p>0.29814</text:p>
          </table:table-cell>
          <table:table-cell table:formula="of:=COM.MICROSOFT.STDEV.S([.C50:.G50])" office:value-type="float" office:value="0.00059413803110052" calcext:value-type="float">
            <text:p>0.000594138031101</text:p>
          </table:table-cell>
          <table:table-cell table:formula="of:=AVERAGE([.H50:.L50])" office:value-type="float" office:value="-14.126" calcext:value-type="float">
            <text:p>-14.126</text:p>
          </table:table-cell>
          <table:table-cell table:formula="of:=COM.MICROSOFT.STDEV.S([.H50:.L50])" office:value-type="float" office:value="0.256281095674261" calcext:value-type="float">
            <text:p>0.256281095674261</text:p>
          </table:table-cell>
          <table:table-cell table:number-columns-repeated="1008"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-0.1" calcext:value-type="float">
            <text:p>-0.1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2891" calcext:value-type="float">
            <text:p>0.2891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04" calcext:value-type="float">
            <text:p>0.2904</text:p>
          </table:table-cell>
          <table:table-cell office:value-type="float" office:value="-14.3" calcext:value-type="float">
            <text:p>-14.3</text:p>
          </table:table-cell>
          <table:table-cell office:value-type="float" office:value="-14.56" calcext:value-type="float">
            <text:p>-14.56</text:p>
          </table:table-cell>
          <table:table-cell office:value-type="float" office:value="-14.41" calcext:value-type="float">
            <text:p>-14.41</text:p>
          </table:table-cell>
          <table:table-cell office:value-type="float" office:value="-13.84" calcext:value-type="float">
            <text:p>-13.84</text:p>
          </table:table-cell>
          <table:table-cell office:value-type="float" office:value="-14.17" calcext:value-type="float">
            <text:p>-14.17</text:p>
          </table:table-cell>
          <table:table-cell table:formula="of:=AVERAGE([.C51:.G51])" office:value-type="float" office:value="0.29106" calcext:value-type="float">
            <text:p>0.29106</text:p>
          </table:table-cell>
          <table:table-cell table:formula="of:=COM.MICROSOFT.STDEV.S([.C51:.G51])" office:value-type="float" office:value="0.00167720004769855" calcext:value-type="float">
            <text:p>0.001677200047699</text:p>
          </table:table-cell>
          <table:table-cell table:formula="of:=AVERAGE([.H51:.L51])" office:value-type="float" office:value="-14.256" calcext:value-type="float">
            <text:p>-14.256</text:p>
          </table:table-cell>
          <table:table-cell table:formula="of:=COM.MICROSOFT.STDEV.S([.H51:.L51])" office:value-type="float" office:value="0.273184919056671" calcext:value-type="float">
            <text:p>0.273184919056671</text:p>
          </table:table-cell>
          <table:table-cell table:number-columns-repeated="100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-0.1" calcext:value-type="float">
            <text:p>-0.1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2849" calcext:value-type="float">
            <text:p>0.2849</text:p>
          </table:table-cell>
          <table:table-cell office:value-type="float" office:value="-14.41" calcext:value-type="float">
            <text:p>-14.41</text:p>
          </table:table-cell>
          <table:table-cell office:value-type="float" office:value="-14.73" calcext:value-type="float">
            <text:p>-14.73</text:p>
          </table:table-cell>
          <table:table-cell office:value-type="float" office:value="-14.72" calcext:value-type="float">
            <text:p>-14.72</text:p>
          </table:table-cell>
          <table:table-cell office:value-type="float" office:value="-14.13" calcext:value-type="float">
            <text:p>-14.13</text:p>
          </table:table-cell>
          <table:table-cell office:value-type="float" office:value="-14.3" calcext:value-type="float">
            <text:p>-14.3</text:p>
          </table:table-cell>
          <table:table-cell table:formula="of:=AVERAGE([.C52:.G52])" office:value-type="float" office:value="0.28608" calcext:value-type="float">
            <text:p>0.28608</text:p>
          </table:table-cell>
          <table:table-cell table:formula="of:=COM.MICROSOFT.STDEV.S([.C52:.G52])" office:value-type="float" office:value="0.00104019228991568" calcext:value-type="float">
            <text:p>0.001040192289916</text:p>
          </table:table-cell>
          <table:table-cell table:formula="of:=AVERAGE([.H52:.L52])" office:value-type="float" office:value="-14.458" calcext:value-type="float">
            <text:p>-14.458</text:p>
          </table:table-cell>
          <table:table-cell table:formula="of:=COM.MICROSOFT.STDEV.S([.H52:.L52])" office:value-type="float" office:value="0.263381852070335" calcext:value-type="float">
            <text:p>0.263381852070335</text:p>
          </table:table-cell>
          <table:table-cell table:number-columns-repeated="1008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-0.1" calcext:value-type="float">
            <text:p>-0.1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26" calcext:value-type="float">
            <text:p>0.2726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54" calcext:value-type="float">
            <text:p>0.2754</text:p>
          </table:table-cell>
          <table:table-cell office:value-type="float" office:value="-14.49" calcext:value-type="float">
            <text:p>-14.49</text:p>
          </table:table-cell>
          <table:table-cell office:value-type="float" office:value="-14.3" calcext:value-type="float">
            <text:p>-14.3</text:p>
          </table:table-cell>
          <table:table-cell office:value-type="float" office:value="-14.46" calcext:value-type="float">
            <text:p>-14.46</text:p>
          </table:table-cell>
          <table:table-cell office:value-type="float" office:value="-14.19" calcext:value-type="float">
            <text:p>-14.19</text:p>
          </table:table-cell>
          <table:table-cell office:value-type="float" office:value="-14.35" calcext:value-type="float">
            <text:p>-14.35</text:p>
          </table:table-cell>
          <table:table-cell table:formula="of:=AVERAGE([.C53:.G53])" office:value-type="float" office:value="0.27354" calcext:value-type="float">
            <text:p>0.27354</text:p>
          </table:table-cell>
          <table:table-cell table:formula="of:=COM.MICROSOFT.STDEV.S([.C53:.G53])" office:value-type="float" office:value="0.00117813411800186" calcext:value-type="float">
            <text:p>0.001178134118002</text:p>
          </table:table-cell>
          <table:table-cell table:formula="of:=AVERAGE([.H53:.L53])" office:value-type="float" office:value="-14.358" calcext:value-type="float">
            <text:p>-14.358</text:p>
          </table:table-cell>
          <table:table-cell table:formula="of:=COM.MICROSOFT.STDEV.S([.H53:.L53])" office:value-type="float" office:value="0.121942609452152" calcext:value-type="float">
            <text:p>0.121942609452152</text:p>
          </table:table-cell>
          <table:table-cell table:number-columns-repeated="1008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-0.1" calcext:value-type="float">
            <text:p>-0.1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2628" calcext:value-type="float">
            <text:p>0.2628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2625" calcext:value-type="float">
            <text:p>0.2625</text:p>
          </table:table-cell>
          <table:table-cell office:value-type="float" office:value="-14.28" calcext:value-type="float">
            <text:p>-14.28</text:p>
          </table:table-cell>
          <table:table-cell office:value-type="float" office:value="-13.99" calcext:value-type="float">
            <text:p>-13.99</text:p>
          </table:table-cell>
          <table:table-cell office:value-type="float" office:value="-14.45" calcext:value-type="float">
            <text:p>-14.45</text:p>
          </table:table-cell>
          <table:table-cell office:value-type="float" office:value="-14.43" calcext:value-type="float">
            <text:p>-14.43</text:p>
          </table:table-cell>
          <table:table-cell office:value-type="float" office:value="-13.97" calcext:value-type="float">
            <text:p>-13.97</text:p>
          </table:table-cell>
          <table:table-cell table:formula="of:=AVERAGE([.C54:.G54])" office:value-type="float" office:value="0.2634" calcext:value-type="float">
            <text:p>0.2634</text:p>
          </table:table-cell>
          <table:table-cell table:formula="of:=COM.MICROSOFT.STDEV.S([.C54:.G54])" office:value-type="float" office:value="0.000724568837309463" calcext:value-type="float">
            <text:p>0.000724568837309</text:p>
          </table:table-cell>
          <table:table-cell table:formula="of:=AVERAGE([.H54:.L54])" office:value-type="float" office:value="-14.224" calcext:value-type="float">
            <text:p>-14.224</text:p>
          </table:table-cell>
          <table:table-cell table:formula="of:=COM.MICROSOFT.STDEV.S([.H54:.L54])" office:value-type="float" office:value="0.232335963638864" calcext:value-type="float">
            <text:p>0.232335963638864</text:p>
          </table:table-cell>
          <table:table-cell table:number-columns-repeated="1008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-0.1" calcext:value-type="float">
            <text:p>-0.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2536" calcext:value-type="float">
            <text:p>0.2536</text:p>
          </table:table-cell>
          <table:table-cell office:value-type="float" office:value="-13.84" calcext:value-type="float">
            <text:p>-13.84</text:p>
          </table:table-cell>
          <table:table-cell office:value-type="float" office:value="-13.67" calcext:value-type="float">
            <text:p>-13.67</text:p>
          </table:table-cell>
          <table:table-cell office:value-type="float" office:value="-13.76" calcext:value-type="float">
            <text:p>-13.76</text:p>
          </table:table-cell>
          <table:table-cell office:value-type="float" office:value="-13.82" calcext:value-type="float">
            <text:p>-13.82</text:p>
          </table:table-cell>
          <table:table-cell office:value-type="float" office:value="-13.71" calcext:value-type="float">
            <text:p>-13.71</text:p>
          </table:table-cell>
          <table:table-cell table:formula="of:=AVERAGE([.C55:.G55])" office:value-type="float" office:value="0.25388" calcext:value-type="float">
            <text:p>0.25388</text:p>
          </table:table-cell>
          <table:table-cell table:formula="of:=COM.MICROSOFT.STDEV.S([.C55:.G55])" office:value-type="float" office:value="0.000476445169982864" calcext:value-type="float">
            <text:p>0.000476445169983</text:p>
          </table:table-cell>
          <table:table-cell table:formula="of:=AVERAGE([.H55:.L55])" office:value-type="float" office:value="-13.76" calcext:value-type="float">
            <text:p>-13.76</text:p>
          </table:table-cell>
          <table:table-cell table:formula="of:=COM.MICROSOFT.STDEV.S([.H55:.L55])" office:value-type="float" office:value="0.0717635004720365" calcext:value-type="float">
            <text:p>0.071763500472037</text:p>
          </table:table-cell>
          <table:table-cell table:number-columns-repeated="1008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-0.1" calcext:value-type="float">
            <text:p>-0.1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2461" calcext:value-type="float">
            <text:p>0.2461</text:p>
          </table:table-cell>
          <table:table-cell office:value-type="float" office:value="-12.77" calcext:value-type="float">
            <text:p>-12.77</text:p>
          </table:table-cell>
          <table:table-cell office:value-type="float" office:value="-12.91" calcext:value-type="float">
            <text:p>-12.91</text:p>
          </table:table-cell>
          <table:table-cell office:value-type="float" office:value="-13.13" calcext:value-type="float">
            <text:p>-13.13</text:p>
          </table:table-cell>
          <table:table-cell office:value-type="float" office:value="-13.11" calcext:value-type="float">
            <text:p>-13.11</text:p>
          </table:table-cell>
          <table:table-cell office:value-type="float" office:value="-12.93" calcext:value-type="float">
            <text:p>-12.93</text:p>
          </table:table-cell>
          <table:table-cell table:formula="of:=AVERAGE([.C56:.G56])" office:value-type="float" office:value="0.24538" calcext:value-type="float">
            <text:p>0.24538</text:p>
          </table:table-cell>
          <table:table-cell table:formula="of:=COM.MICROSOFT.STDEV.S([.C56:.G56])" office:value-type="float" office:value="0.000870057469366251" calcext:value-type="float">
            <text:p>0.000870057469366</text:p>
          </table:table-cell>
          <table:table-cell table:formula="of:=AVERAGE([.H56:.L56])" office:value-type="float" office:value="-12.97" calcext:value-type="float">
            <text:p>-12.97</text:p>
          </table:table-cell>
          <table:table-cell table:formula="of:=COM.MICROSOFT.STDEV.S([.H56:.L56])" office:value-type="float" office:value="0.150332963783729" calcext:value-type="float">
            <text:p>0.150332963783729</text:p>
          </table:table-cell>
          <table:table-cell table:number-columns-repeated="1008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2374" calcext:value-type="float">
            <text:p>0.2374</text:p>
          </table:table-cell>
          <table:table-cell office:value-type="float" office:value="0.2377" calcext:value-type="float">
            <text:p>0.2377</text:p>
          </table:table-cell>
          <table:table-cell office:value-type="float" office:value="-12.27" calcext:value-type="float">
            <text:p>-12.27</text:p>
          </table:table-cell>
          <table:table-cell office:value-type="float" office:value="-12.36" calcext:value-type="float">
            <text:p>-12.36</text:p>
          </table:table-cell>
          <table:table-cell office:value-type="float" office:value="-12.37" calcext:value-type="float">
            <text:p>-12.37</text:p>
          </table:table-cell>
          <table:table-cell office:value-type="float" office:value="-12.23" calcext:value-type="float">
            <text:p>-12.23</text:p>
          </table:table-cell>
          <table:table-cell office:value-type="float" office:value="-12.15" calcext:value-type="float">
            <text:p>-12.15</text:p>
          </table:table-cell>
          <table:table-cell table:formula="of:=AVERAGE([.C57:.G57])" office:value-type="float" office:value="0.2379" calcext:value-type="float">
            <text:p>0.2379</text:p>
          </table:table-cell>
          <table:table-cell table:formula="of:=COM.MICROSOFT.STDEV.S([.C57:.G57])" office:value-type="float" office:value="0.0007211102550928" calcext:value-type="float">
            <text:p>0.000721110255093</text:p>
          </table:table-cell>
          <table:table-cell table:formula="of:=AVERAGE([.H57:.L57])" office:value-type="float" office:value="-12.276" calcext:value-type="float">
            <text:p>-12.276</text:p>
          </table:table-cell>
          <table:table-cell table:formula="of:=COM.MICROSOFT.STDEV.S([.H57:.L57])" office:value-type="float" office:value="0.0920869154657702" calcext:value-type="float">
            <text:p>0.09208691546577</text:p>
          </table:table-cell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y Mag" table:style-name="ta1"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11" table:default-cell-style-name="ce4"/>
        <table:table-column table:style-name="co5" table:default-cell-style-name="ce4"/>
        <table:table-column table:style-name="co1" table:default-cell-style-name="ce4"/>
        <table:table-column table:style-name="co12" table:default-cell-style-name="ce4"/>
        <table:table-column table:style-name="co13" table:number-columns-repeated="1007" table:default-cell-style-name="ce4"/>
        <table:table-row table:style-name="ro1">
          <table:table-cell table:style-name="ce3" office:value-type="string" calcext:value-type="string">
            <text:p>freq (Hz)</text:p>
          </table:table-cell>
          <table:table-cell table:style-name="ce3" office:value-type="string" calcext:value-type="string">
            <text:p>I_bias (mA)</text:p>
          </table:table-cell>
          <table:table-cell table:style-name="ce3" office:value-type="string" calcext:value-type="string">
            <text:p>Lock-In Voltage (V)</text:p>
          </table:table-cell>
          <table:table-cell table:style-name="ce1" office:value-type="string" calcext:value-type="string">
            <text:p>R1 (mV)</text:p>
          </table:table-cell>
          <table:table-cell table:style-name="ce1" office:value-type="string" calcext:value-type="string">
            <text:p>R2 (mV)</text:p>
          </table:table-cell>
          <table:table-cell table:style-name="ce1" office:value-type="string" calcext:value-type="string">
            <text:p>R3 (mV)</text:p>
          </table:table-cell>
          <table:table-cell table:style-name="ce1" office:value-type="string" calcext:value-type="string">
            <text:p>R4 (mV)</text:p>
          </table:table-cell>
          <table:table-cell table:style-name="ce1" office:value-type="string" calcext:value-type="string">
            <text:p>R5 (mV)</text:p>
          </table:table-cell>
          <table:table-cell table:style-name="ce1" office:value-type="string" calcext:value-type="string">
            <text:p>Phase 1</text:p>
          </table:table-cell>
          <table:table-cell table:style-name="ce1" office:value-type="string" calcext:value-type="string">
            <text:p>Phase 2</text:p>
          </table:table-cell>
          <table:table-cell table:style-name="ce1" office:value-type="string" calcext:value-type="string">
            <text:p>Phase 3</text:p>
          </table:table-cell>
          <table:table-cell table:style-name="ce1" office:value-type="string" calcext:value-type="string">
            <text:p>Phase 4</text:p>
          </table:table-cell>
          <table:table-cell table:style-name="ce1" office:value-type="string" calcext:value-type="string">
            <text:p>Phase 5</text:p>
          </table:table-cell>
          <table:table-cell table:style-name="ce1" office:value-type="string" calcext:value-type="string">
            <text:p>R Ave (mV)</text:p>
          </table:table-cell>
          <table:table-cell table:style-name="ce1" office:value-type="string" calcext:value-type="string">
            <text:p>R Std Dev (mV)</text:p>
          </table:table-cell>
          <table:table-cell table:style-name="ce1" office:value-type="string" calcext:value-type="string">
            <text:p>Phase Avg</text:p>
          </table:table-cell>
          <table:table-cell table:style-name="ce1" office:value-type="string" calcext:value-type="string">
            <text:p>Phase Std Dev</text:p>
          </table:table-cell>
          <table:table-cell table:style-name="ce5"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0.13504" calcext:value-type="float">
            <text:p>0.13504</text:p>
          </table:table-cell>
          <table:table-cell table:style-name="ce2" office:value-type="float" office:value="0.07206" calcext:value-type="float">
            <text:p>0.07206</text:p>
          </table:table-cell>
          <table:table-cell table:style-name="ce2" office:value-type="float" office:value="0.12854" calcext:value-type="float">
            <text:p>0.12854</text:p>
          </table:table-cell>
          <table:table-cell table:style-name="ce2" office:value-type="float" office:value="0.05025" calcext:value-type="float">
            <text:p>0.05025</text:p>
          </table:table-cell>
          <table:table-cell table:style-name="ce2" office:value-type="float" office:value="0.11575" calcext:value-type="float">
            <text:p>0.11575</text:p>
          </table:table-cell>
          <table:table-cell table:style-name="ce2" office:value-type="float" office:value="8.45" calcext:value-type="float">
            <text:p>8.45</text:p>
          </table:table-cell>
          <table:table-cell table:style-name="ce2" table:formula="of:=+360-131.11" office:value-type="float" office:value="228.89" calcext:value-type="float">
            <text:p>228.89</text:p>
          </table:table-cell>
          <table:table-cell table:style-name="ce2" table:formula="of:=360-139.24" office:value-type="float" office:value="220.76" calcext:value-type="float">
            <text:p>220.76</text:p>
          </table:table-cell>
          <table:table-cell table:style-name="ce2" table:formula="of:=+36--171.27" office:value-type="float" office:value="207.27" calcext:value-type="float">
            <text:p>207.27</text:p>
          </table:table-cell>
          <table:table-cell table:style-name="ce2" office:value-type="float" office:value="129.78" calcext:value-type="float">
            <text:p>129.78</text:p>
          </table:table-cell>
          <table:table-cell table:formula="of:=AVERAGE([.D2:.H2])" office:value-type="float" office:value="0.100328" calcext:value-type="float">
            <text:p>0.100328</text:p>
          </table:table-cell>
          <table:table-cell table:formula="of:=COM.MICROSOFT.STDEV.S([.D2:.H2])" office:value-type="float" office:value="0.0372342714444636" calcext:value-type="float">
            <text:p>0.037234271444464</text:p>
          </table:table-cell>
          <table:table-cell table:formula="of:=AVERAGE([.I2:.M2])" office:value-type="float" office:value="159.03" calcext:value-type="float">
            <text:p>159.03</text:p>
          </table:table-cell>
          <table:table-cell table:formula="of:=COM.MICROSOFT.STDEV.S([.I2:.M2])" office:value-type="float" office:value="92.9354735824809" calcext:value-type="float">
            <text:p>92.9354735824809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16284" calcext:value-type="float">
            <text:p>0.16284</text:p>
          </table:table-cell>
          <table:table-cell table:style-name="ce2" office:value-type="float" office:value="0.12708" calcext:value-type="float">
            <text:p>0.12708</text:p>
          </table:table-cell>
          <table:table-cell table:style-name="ce2" office:value-type="float" office:value="0.18273" calcext:value-type="float">
            <text:p>0.18273</text:p>
          </table:table-cell>
          <table:table-cell table:style-name="ce2" office:value-type="float" office:value="0.04762" calcext:value-type="float">
            <text:p>0.04762</text:p>
          </table:table-cell>
          <table:table-cell table:style-name="ce2" office:value-type="float" office:value="0.11083" calcext:value-type="float">
            <text:p>0.11083</text:p>
          </table:table-cell>
          <table:table-cell table:style-name="ce2" office:value-type="float" office:value="82.11" calcext:value-type="float">
            <text:p>82.11</text:p>
          </table:table-cell>
          <table:table-cell table:style-name="ce2" office:value-type="float" office:value="7.15" calcext:value-type="float">
            <text:p>7.15</text:p>
          </table:table-cell>
          <table:table-cell table:style-name="ce2" table:formula="of:=360-6.55" office:value-type="float" office:value="353.45" calcext:value-type="float">
            <text:p>353.45</text:p>
          </table:table-cell>
          <table:table-cell table:style-name="ce2" office:value-type="float" office:value="87.67" calcext:value-type="float">
            <text:p>87.67</text:p>
          </table:table-cell>
          <table:table-cell table:style-name="ce2" office:value-type="float" office:value="45.51" calcext:value-type="float">
            <text:p>45.51</text:p>
          </table:table-cell>
          <table:table-cell table:formula="of:=AVERAGE([.D3:.H3])" office:value-type="float" office:value="0.12622" calcext:value-type="float">
            <text:p>0.12622</text:p>
          </table:table-cell>
          <table:table-cell table:formula="of:=COM.MICROSOFT.STDEV.S([.D3:.H3])" office:value-type="float" office:value="0.0523210191987886" calcext:value-type="float">
            <text:p>0.052321019198789</text:p>
          </table:table-cell>
          <table:table-cell table:formula="of:=AVERAGE([.I3:.M3])" office:value-type="float" office:value="115.178" calcext:value-type="float">
            <text:p>115.178</text:p>
          </table:table-cell>
          <table:table-cell table:formula="of:=COM.MICROSOFT.STDEV.S([.I3:.M3])" office:value-type="float" office:value="137.065137507683" calcext:value-type="float">
            <text:p>137.065137507683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12794" calcext:value-type="float">
            <text:p>0.12794</text:p>
          </table:table-cell>
          <table:table-cell table:style-name="ce2" office:value-type="float" office:value="0.3392" calcext:value-type="float">
            <text:p>0.3392</text:p>
          </table:table-cell>
          <table:table-cell table:style-name="ce2" office:value-type="float" office:value="0.2118" calcext:value-type="float">
            <text:p>0.2118</text:p>
          </table:table-cell>
          <table:table-cell table:style-name="ce2" office:value-type="float" office:value="0.13817" calcext:value-type="float">
            <text:p>0.13817</text:p>
          </table:table-cell>
          <table:table-cell table:style-name="ce2" office:value-type="float" office:value="0.09446" calcext:value-type="float">
            <text:p>0.09446</text:p>
          </table:table-cell>
          <table:table-cell table:style-name="ce2" office:value-type="float" office:value="105.85" calcext:value-type="float">
            <text:p>105.85</text:p>
          </table:table-cell>
          <table:table-cell table:style-name="ce2" office:value-type="float" office:value="136.14" calcext:value-type="float">
            <text:p>136.14</text:p>
          </table:table-cell>
          <table:table-cell table:style-name="ce2" office:value-type="float" office:value="162.85" calcext:value-type="float">
            <text:p>162.85</text:p>
          </table:table-cell>
          <table:table-cell table:style-name="ce2" table:formula="of:=360-122.8" office:value-type="float" office:value="237.2" calcext:value-type="float">
            <text:p>237.2</text:p>
          </table:table-cell>
          <table:table-cell table:style-name="ce2" office:value-type="float" office:value="64.57" calcext:value-type="float">
            <text:p>64.57</text:p>
          </table:table-cell>
          <table:table-cell table:formula="of:=AVERAGE([.D4:.H4])" office:value-type="float" office:value="0.182314" calcext:value-type="float">
            <text:p>0.182314</text:p>
          </table:table-cell>
          <table:table-cell table:formula="of:=COM.MICROSOFT.STDEV.S([.D4:.H4])" office:value-type="float" office:value="0.0976040356747609" calcext:value-type="float">
            <text:p>0.097604035674761</text:p>
          </table:table-cell>
          <table:table-cell table:formula="of:=AVERAGE([.I4:.M4])" office:value-type="float" office:value="141.322" calcext:value-type="float">
            <text:p>141.322</text:p>
          </table:table-cell>
          <table:table-cell table:formula="of:=COM.MICROSOFT.STDEV.S([.I4:.M4])" office:value-type="float" office:value="64.8691588507204" calcext:value-type="float">
            <text:p>64.8691588507204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2191" calcext:value-type="float">
            <text:p>0.2191</text:p>
          </table:table-cell>
          <table:table-cell table:style-name="ce2" office:value-type="float" office:value="0.2027" calcext:value-type="float">
            <text:p>0.2027</text:p>
          </table:table-cell>
          <table:table-cell table:style-name="ce2" office:value-type="float" office:value="0.10973" calcext:value-type="float">
            <text:p>0.10973</text:p>
          </table:table-cell>
          <table:table-cell table:style-name="ce2" office:value-type="float" office:value="0.2312" calcext:value-type="float">
            <text:p>0.2312</text:p>
          </table:table-cell>
          <table:table-cell table:style-name="ce2" office:value-type="float" office:value="0.2267" calcext:value-type="float">
            <text:p>0.2267</text:p>
          </table:table-cell>
          <table:table-cell table:style-name="ce2" office:value-type="float" office:value="157.48" calcext:value-type="float">
            <text:p>157.48</text:p>
          </table:table-cell>
          <table:table-cell table:style-name="ce2" office:value-type="float" office:value="115.54" calcext:value-type="float">
            <text:p>115.54</text:p>
          </table:table-cell>
          <table:table-cell table:style-name="ce2" office:value-type="float" office:value="170.41" calcext:value-type="float">
            <text:p>170.41</text:p>
          </table:table-cell>
          <table:table-cell table:style-name="ce2" office:value-type="float" office:value="107.36" calcext:value-type="float">
            <text:p>107.36</text:p>
          </table:table-cell>
          <table:table-cell table:style-name="ce2" office:value-type="float" office:value="156.79" calcext:value-type="float">
            <text:p>156.79</text:p>
          </table:table-cell>
          <table:table-cell table:formula="of:=AVERAGE([.D5:.H5])" office:value-type="float" office:value="0.197886" calcext:value-type="float">
            <text:p>0.197886</text:p>
          </table:table-cell>
          <table:table-cell table:formula="of:=COM.MICROSOFT.STDEV.S([.D5:.H5])" office:value-type="float" office:value="0.0504597808160123" calcext:value-type="float">
            <text:p>0.050459780816012</text:p>
          </table:table-cell>
          <table:table-cell table:formula="of:=AVERAGE([.I5:.M5])" office:value-type="float" office:value="141.516" calcext:value-type="float">
            <text:p>141.516</text:p>
          </table:table-cell>
          <table:table-cell table:formula="of:=COM.MICROSOFT.STDEV.S([.I5:.M5])" office:value-type="float" office:value="28.1264667173109" calcext:value-type="float">
            <text:p>28.1264667173109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style-name="ce2" office:value-type="float" office:value="0.264" calcext:value-type="float">
            <text:p>0.264</text:p>
          </table:table-cell>
          <table:table-cell table:style-name="ce2" office:value-type="float" office:value="0.2516" calcext:value-type="float">
            <text:p>0.2516</text:p>
          </table:table-cell>
          <table:table-cell table:style-name="ce2" office:value-type="float" office:value="0.12845" calcext:value-type="float">
            <text:p>0.12845</text:p>
          </table:table-cell>
          <table:table-cell table:style-name="ce2" office:value-type="float" office:value="0.24671" calcext:value-type="float">
            <text:p>0.24671</text:p>
          </table:table-cell>
          <table:table-cell table:style-name="ce2" office:value-type="float" office:value="0.19258" calcext:value-type="float">
            <text:p>0.19258</text:p>
          </table:table-cell>
          <table:table-cell table:style-name="ce2" office:value-type="float" office:value="150.19" calcext:value-type="float">
            <text:p>150.19</text:p>
          </table:table-cell>
          <table:table-cell table:style-name="ce2" office:value-type="float" office:value="153.67" calcext:value-type="float">
            <text:p>153.67</text:p>
          </table:table-cell>
          <table:table-cell table:style-name="ce2" office:value-type="float" office:value="153.31" calcext:value-type="float">
            <text:p>153.31</text:p>
          </table:table-cell>
          <table:table-cell table:style-name="ce2" office:value-type="float" office:value="115.61" calcext:value-type="float">
            <text:p>115.61</text:p>
          </table:table-cell>
          <table:table-cell table:style-name="ce2" office:value-type="float" office:value="112.02" calcext:value-type="float">
            <text:p>112.02</text:p>
          </table:table-cell>
          <table:table-cell table:formula="of:=AVERAGE([.D6:.H6])" office:value-type="float" office:value="0.216668" calcext:value-type="float">
            <text:p>0.216668</text:p>
          </table:table-cell>
          <table:table-cell table:formula="of:=COM.MICROSOFT.STDEV.S([.D6:.H6])" office:value-type="float" office:value="0.0564041928406036" calcext:value-type="float">
            <text:p>0.056404192840604</text:p>
          </table:table-cell>
          <table:table-cell table:formula="of:=AVERAGE([.I6:.M6])" office:value-type="float" office:value="136.96" calcext:value-type="float">
            <text:p>136.96</text:p>
          </table:table-cell>
          <table:table-cell table:formula="of:=COM.MICROSOFT.STDEV.S([.I6:.M6])" office:value-type="float" office:value="21.2097006108054" calcext:value-type="float">
            <text:p>21.2097006108054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style-name="ce2" office:value-type="float" office:value="0.4057" calcext:value-type="float">
            <text:p>0.4057</text:p>
          </table:table-cell>
          <table:table-cell table:style-name="ce2" office:value-type="float" office:value="0.2197" calcext:value-type="float">
            <text:p>0.2197</text:p>
          </table:table-cell>
          <table:table-cell table:style-name="ce2" office:value-type="float" office:value="0.0999" calcext:value-type="float">
            <text:p>0.0999</text:p>
          </table:table-cell>
          <table:table-cell table:style-name="ce2" office:value-type="float" office:value="0.3092" calcext:value-type="float">
            <text:p>0.3092</text:p>
          </table:table-cell>
          <table:table-cell table:style-name="ce2" office:value-type="float" office:value="0.14794" calcext:value-type="float">
            <text:p>0.14794</text:p>
          </table:table-cell>
          <table:table-cell table:style-name="ce2" office:value-type="float" office:value="125.46" calcext:value-type="float">
            <text:p>125.46</text:p>
          </table:table-cell>
          <table:table-cell table:style-name="ce2" office:value-type="float" office:value="144.26" calcext:value-type="float">
            <text:p>144.26</text:p>
          </table:table-cell>
          <table:table-cell table:style-name="ce2" office:value-type="float" office:value="166.34" calcext:value-type="float">
            <text:p>166.34</text:p>
          </table:table-cell>
          <table:table-cell table:style-name="ce2" office:value-type="float" office:value="136.01" calcext:value-type="float">
            <text:p>136.01</text:p>
          </table:table-cell>
          <table:table-cell table:style-name="ce2" office:value-type="float" office:value="131.92" calcext:value-type="float">
            <text:p>131.92</text:p>
          </table:table-cell>
          <table:table-cell table:formula="of:=AVERAGE([.D7:.H7])" office:value-type="float" office:value="0.236488" calcext:value-type="float">
            <text:p>0.236488</text:p>
          </table:table-cell>
          <table:table-cell table:formula="of:=COM.MICROSOFT.STDEV.S([.D7:.H7])" office:value-type="float" office:value="0.123185432255604" calcext:value-type="float">
            <text:p>0.123185432255604</text:p>
          </table:table-cell>
          <table:table-cell table:formula="of:=AVERAGE([.I7:.M7])" office:value-type="float" office:value="140.798" calcext:value-type="float">
            <text:p>140.798</text:p>
          </table:table-cell>
          <table:table-cell table:formula="of:=COM.MICROSOFT.STDEV.S([.I7:.M7])" office:value-type="float" office:value="15.8222729087827" calcext:value-type="float">
            <text:p>15.8222729087827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.75" calcext:value-type="float">
            <text:p>1.75</text:p>
          </table:table-cell>
          <table:table-cell table:style-name="ce2" office:value-type="float" office:value="0.2151" calcext:value-type="float">
            <text:p>0.2151</text:p>
          </table:table-cell>
          <table:table-cell table:style-name="ce2" office:value-type="float" office:value="0.18107" calcext:value-type="float">
            <text:p>0.18107</text:p>
          </table:table-cell>
          <table:table-cell table:style-name="ce2" office:value-type="float" office:value="0.3167" calcext:value-type="float">
            <text:p>0.3167</text:p>
          </table:table-cell>
          <table:table-cell table:style-name="ce2" office:value-type="float" office:value="0.2869" calcext:value-type="float">
            <text:p>0.2869</text:p>
          </table:table-cell>
          <table:table-cell table:style-name="ce2" office:value-type="float" office:value="0.4109" calcext:value-type="float">
            <text:p>0.4109</text:p>
          </table:table-cell>
          <table:table-cell table:style-name="ce2" office:value-type="float" office:value="144.16" calcext:value-type="float">
            <text:p>144.16</text:p>
          </table:table-cell>
          <table:table-cell table:style-name="ce2" office:value-type="float" office:value="128.3" calcext:value-type="float">
            <text:p>128.3</text:p>
          </table:table-cell>
          <table:table-cell table:style-name="ce2" office:value-type="float" office:value="146.23" calcext:value-type="float">
            <text:p>146.23</text:p>
          </table:table-cell>
          <table:table-cell table:style-name="ce2" office:value-type="float" office:value="144.67" calcext:value-type="float">
            <text:p>144.67</text:p>
          </table:table-cell>
          <table:table-cell table:style-name="ce2" office:value-type="float" office:value="128.02" calcext:value-type="float">
            <text:p>128.02</text:p>
          </table:table-cell>
          <table:table-cell table:formula="of:=AVERAGE([.D8:.H8])" office:value-type="float" office:value="0.282134" calcext:value-type="float">
            <text:p>0.282134</text:p>
          </table:table-cell>
          <table:table-cell table:formula="of:=COM.MICROSOFT.STDEV.S([.D8:.H8])" office:value-type="float" office:value="0.0901466792510961" calcext:value-type="float">
            <text:p>0.090146679251096</text:p>
          </table:table-cell>
          <table:table-cell table:formula="of:=AVERAGE([.I8:.M8])" office:value-type="float" office:value="138.276" calcext:value-type="float">
            <text:p>138.276</text:p>
          </table:table-cell>
          <table:table-cell table:formula="of:=COM.MICROSOFT.STDEV.S([.I8:.M8])" office:value-type="float" office:value="9.26656516730983" calcext:value-type="float">
            <text:p>9.26656516730983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239" calcext:value-type="float">
            <text:p>0.239</text:p>
          </table:table-cell>
          <table:table-cell table:style-name="ce2" office:value-type="float" office:value="0.251" calcext:value-type="float">
            <text:p>0.251</text:p>
          </table:table-cell>
          <table:table-cell table:style-name="ce2" office:value-type="float" office:value="0.3182" calcext:value-type="float">
            <text:p>0.3182</text:p>
          </table:table-cell>
          <table:table-cell table:style-name="ce2" office:value-type="float" office:value="0.3067" calcext:value-type="float">
            <text:p>0.3067</text:p>
          </table:table-cell>
          <table:table-cell table:style-name="ce2" office:value-type="float" office:value="0.2531" calcext:value-type="float">
            <text:p>0.2531</text:p>
          </table:table-cell>
          <table:table-cell table:style-name="ce2" office:value-type="float" office:value="107.86" calcext:value-type="float">
            <text:p>107.86</text:p>
          </table:table-cell>
          <table:table-cell table:style-name="ce2" office:value-type="float" office:value="133.79" calcext:value-type="float">
            <text:p>133.79</text:p>
          </table:table-cell>
          <table:table-cell table:style-name="ce2" office:value-type="float" office:value="139.36" calcext:value-type="float">
            <text:p>139.36</text:p>
          </table:table-cell>
          <table:table-cell table:style-name="ce2" office:value-type="float" office:value="136.22" calcext:value-type="float">
            <text:p>136.22</text:p>
          </table:table-cell>
          <table:table-cell table:style-name="ce2" office:value-type="float" office:value="114.92" calcext:value-type="float">
            <text:p>114.92</text:p>
          </table:table-cell>
          <table:table-cell table:formula="of:=AVERAGE([.D9:.H9])" office:value-type="float" office:value="0.2736" calcext:value-type="float">
            <text:p>0.2736</text:p>
          </table:table-cell>
          <table:table-cell table:formula="of:=COM.MICROSOFT.STDEV.S([.D9:.H9])" office:value-type="float" office:value="0.0361003462587272" calcext:value-type="float">
            <text:p>0.036100346258727</text:p>
          </table:table-cell>
          <table:table-cell table:formula="of:=AVERAGE([.I9:.M9])" office:value-type="float" office:value="126.43" calcext:value-type="float">
            <text:p>126.43</text:p>
          </table:table-cell>
          <table:table-cell table:formula="of:=COM.MICROSOFT.STDEV.S([.I9:.M9])" office:value-type="float" office:value="14.0936475051706" calcext:value-type="float">
            <text:p>14.0936475051706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table:style-name="ce2" office:value-type="float" office:value="0.3109" calcext:value-type="float">
            <text:p>0.3109</text:p>
          </table:table-cell>
          <table:table-cell table:style-name="ce2" office:value-type="float" office:value="0.4043" calcext:value-type="float">
            <text:p>0.4043</text:p>
          </table:table-cell>
          <table:table-cell table:style-name="ce2" office:value-type="float" office:value="0.2884" calcext:value-type="float">
            <text:p>0.2884</text:p>
          </table:table-cell>
          <table:table-cell table:style-name="ce2" office:value-type="float" office:value="0.2479" calcext:value-type="float">
            <text:p>0.2479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117.44" calcext:value-type="float">
            <text:p>117.44</text:p>
          </table:table-cell>
          <table:table-cell table:style-name="ce2" office:value-type="float" office:value="122.09" calcext:value-type="float">
            <text:p>122.09</text:p>
          </table:table-cell>
          <table:table-cell table:style-name="ce2" office:value-type="float" office:value="140.18" calcext:value-type="float">
            <text:p>140.18</text:p>
          </table:table-cell>
          <table:table-cell table:style-name="ce2" office:value-type="float" office:value="146.78" calcext:value-type="float">
            <text:p>146.78</text:p>
          </table:table-cell>
          <table:table-cell table:style-name="ce2" office:value-type="float" office:value="146.85" calcext:value-type="float">
            <text:p>146.85</text:p>
          </table:table-cell>
          <table:table-cell table:formula="of:=AVERAGE([.D10:.H10])" office:value-type="float" office:value="0.3123" calcext:value-type="float">
            <text:p>0.3123</text:p>
          </table:table-cell>
          <table:table-cell table:formula="of:=COM.MICROSOFT.STDEV.S([.D10:.H10])" office:value-type="float" office:value="0.0574234708111587" calcext:value-type="float">
            <text:p>0.057423470811159</text:p>
          </table:table-cell>
          <table:table-cell table:formula="of:=AVERAGE([.I10:.M10])" office:value-type="float" office:value="134.668" calcext:value-type="float">
            <text:p>134.668</text:p>
          </table:table-cell>
          <table:table-cell table:formula="of:=COM.MICROSOFT.STDEV.S([.I10:.M10])" office:value-type="float" office:value="13.9686602793539" calcext:value-type="float">
            <text:p>13.9686602793539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4791" calcext:value-type="float">
            <text:p>0.4791</text:p>
          </table:table-cell>
          <table:table-cell table:style-name="ce2" office:value-type="float" office:value="0.3131" calcext:value-type="float">
            <text:p>0.3131</text:p>
          </table:table-cell>
          <table:table-cell table:style-name="ce2" office:value-type="float" office:value="0.371" calcext:value-type="float">
            <text:p>0.371</text:p>
          </table:table-cell>
          <table:table-cell table:style-name="ce2" office:value-type="float" office:value="0.4061" calcext:value-type="float">
            <text:p>0.4061</text:p>
          </table:table-cell>
          <table:table-cell table:style-name="ce2" office:value-type="float" office:value="0.4008" calcext:value-type="float">
            <text:p>0.4008</text:p>
          </table:table-cell>
          <table:table-cell table:style-name="ce2" office:value-type="float" office:value="152.41" calcext:value-type="float">
            <text:p>152.41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30.29" calcext:value-type="float">
            <text:p>130.29</text:p>
          </table:table-cell>
          <table:table-cell table:style-name="ce2" office:value-type="float" office:value="132.19" calcext:value-type="float">
            <text:p>132.19</text:p>
          </table:table-cell>
          <table:table-cell table:style-name="ce2" office:value-type="float" office:value="126.01" calcext:value-type="float">
            <text:p>126.01</text:p>
          </table:table-cell>
          <table:table-cell table:formula="of:=AVERAGE([.D11:.H11])" office:value-type="float" office:value="0.39402" calcext:value-type="float">
            <text:p>0.39402</text:p>
          </table:table-cell>
          <table:table-cell table:formula="of:=COM.MICROSOFT.STDEV.S([.D11:.H11])" office:value-type="float" office:value="0.0602255510560095" calcext:value-type="float">
            <text:p>0.06022555105601</text:p>
          </table:table-cell>
          <table:table-cell table:formula="of:=AVERAGE([.I11:.M11])" office:value-type="float" office:value="140.38" calcext:value-type="float">
            <text:p>140.38</text:p>
          </table:table-cell>
          <table:table-cell table:formula="of:=COM.MICROSOFT.STDEV.S([.I11:.M11])" office:value-type="float" office:value="15.3727551206672" calcext:value-type="float">
            <text:p>15.3727551206672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0.3244" calcext:value-type="float">
            <text:p>0.3244</text:p>
          </table:table-cell>
          <table:table-cell table:style-name="ce2" office:value-type="float" office:value="0.5003" calcext:value-type="float">
            <text:p>0.5003</text:p>
          </table:table-cell>
          <table:table-cell table:style-name="ce2" office:value-type="float" office:value="0.4914" calcext:value-type="float">
            <text:p>0.4914</text:p>
          </table:table-cell>
          <table:table-cell table:style-name="ce2" office:value-type="float" office:value="0.5347" calcext:value-type="float">
            <text:p>0.5347</text:p>
          </table:table-cell>
          <table:table-cell table:style-name="ce2" office:value-type="float" office:value="0.4095" calcext:value-type="float">
            <text:p>0.4095</text:p>
          </table:table-cell>
          <table:table-cell table:style-name="ce2" office:value-type="float" office:value="114.26" calcext:value-type="float">
            <text:p>114.26</text:p>
          </table:table-cell>
          <table:table-cell table:style-name="ce2" office:value-type="float" office:value="152.12" calcext:value-type="float">
            <text:p>152.12</text:p>
          </table:table-cell>
          <table:table-cell table:style-name="ce2" office:value-type="float" office:value="141.7" calcext:value-type="float">
            <text:p>141.7</text:p>
          </table:table-cell>
          <table:table-cell table:style-name="ce2" office:value-type="float" office:value="144.2" calcext:value-type="float">
            <text:p>144.2</text:p>
          </table:table-cell>
          <table:table-cell table:style-name="ce2" office:value-type="float" office:value="141.55" calcext:value-type="float">
            <text:p>141.55</text:p>
          </table:table-cell>
          <table:table-cell table:formula="of:=AVERAGE([.D12:.H12])" office:value-type="float" office:value="0.45206" calcext:value-type="float">
            <text:p>0.45206</text:p>
          </table:table-cell>
          <table:table-cell table:formula="of:=COM.MICROSOFT.STDEV.S([.D12:.H12])" office:value-type="float" office:value="0.084871273114052" calcext:value-type="float">
            <text:p>0.084871273114052</text:p>
          </table:table-cell>
          <table:table-cell table:formula="of:=AVERAGE([.I12:.M12])" office:value-type="float" office:value="138.766" calcext:value-type="float">
            <text:p>138.766</text:p>
          </table:table-cell>
          <table:table-cell table:formula="of:=COM.MICROSOFT.STDEV.S([.I12:.M12])" office:value-type="float" office:value="14.3593238002352" calcext:value-type="float">
            <text:p>14.3593238002352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5803" calcext:value-type="float">
            <text:p>0.5803</text:p>
          </table:table-cell>
          <table:table-cell table:style-name="ce2" office:value-type="float" office:value="0.446" calcext:value-type="float">
            <text:p>0.446</text:p>
          </table:table-cell>
          <table:table-cell table:style-name="ce2" office:value-type="float" office:value="0.5392" calcext:value-type="float">
            <text:p>0.5392</text:p>
          </table:table-cell>
          <table:table-cell table:style-name="ce2" office:value-type="float" office:value="0.6015" calcext:value-type="float">
            <text:p>0.6015</text:p>
          </table:table-cell>
          <table:table-cell table:style-name="ce2" office:value-type="float" office:value="0.502" calcext:value-type="float">
            <text:p>0.502</text:p>
          </table:table-cell>
          <table:table-cell table:style-name="ce2" office:value-type="float" office:value="118.27" calcext:value-type="float">
            <text:p>118.27</text:p>
          </table:table-cell>
          <table:table-cell table:style-name="ce2" office:value-type="float" office:value="142.09" calcext:value-type="float">
            <text:p>142.09</text:p>
          </table:table-cell>
          <table:table-cell table:style-name="ce2" office:value-type="float" office:value="132.87" calcext:value-type="float">
            <text:p>132.87</text:p>
          </table:table-cell>
          <table:table-cell table:style-name="ce2" office:value-type="float" office:value="140.33" calcext:value-type="float">
            <text:p>140.33</text:p>
          </table:table-cell>
          <table:table-cell table:style-name="ce2" office:value-type="float" office:value="132.99" calcext:value-type="float">
            <text:p>132.99</text:p>
          </table:table-cell>
          <table:table-cell table:formula="of:=AVERAGE([.D13:.H13])" office:value-type="float" office:value="0.5338" calcext:value-type="float">
            <text:p>0.5338</text:p>
          </table:table-cell>
          <table:table-cell table:formula="of:=COM.MICROSOFT.STDEV.S([.D13:.H13])" office:value-type="float" office:value="0.0622390150950351" calcext:value-type="float">
            <text:p>0.062239015095035</text:p>
          </table:table-cell>
          <table:table-cell table:formula="of:=AVERAGE([.I13:.M13])" office:value-type="float" office:value="133.31" calcext:value-type="float">
            <text:p>133.31</text:p>
          </table:table-cell>
          <table:table-cell table:formula="of:=COM.MICROSOFT.STDEV.S([.I13:.M13])" office:value-type="float" office:value="9.39236924316757" calcext:value-type="float">
            <text:p>9.39236924316757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0.6757" calcext:value-type="float">
            <text:p>0.6757</text:p>
          </table:table-cell>
          <table:table-cell table:style-name="ce2" office:value-type="float" office:value="0.4097" calcext:value-type="float">
            <text:p>0.4097</text:p>
          </table:table-cell>
          <table:table-cell table:style-name="ce2" office:value-type="float" office:value="0.5907" calcext:value-type="float">
            <text:p>0.5907</text:p>
          </table:table-cell>
          <table:table-cell table:style-name="ce2" office:value-type="float" office:value="0.5127" calcext:value-type="float">
            <text:p>0.5127</text:p>
          </table:table-cell>
          <table:table-cell table:style-name="ce2" office:value-type="float" office:value="0.5612" calcext:value-type="float">
            <text:p>0.5612</text:p>
          </table:table-cell>
          <table:table-cell table:style-name="ce2" office:value-type="float" office:value="150.15" calcext:value-type="float">
            <text:p>150.15</text:p>
          </table:table-cell>
          <table:table-cell table:style-name="ce2" office:value-type="float" office:value="137.02" calcext:value-type="float">
            <text:p>137.02</text:p>
          </table:table-cell>
          <table:table-cell table:style-name="ce2" office:value-type="float" office:value="135.18" calcext:value-type="float">
            <text:p>135.18</text:p>
          </table:table-cell>
          <table:table-cell table:style-name="ce2" office:value-type="float" office:value="147.79" calcext:value-type="float">
            <text:p>147.79</text:p>
          </table:table-cell>
          <table:table-cell table:style-name="ce2" office:value-type="float" office:value="132.79" calcext:value-type="float">
            <text:p>132.79</text:p>
          </table:table-cell>
          <table:table-cell table:formula="of:=AVERAGE([.D14:.H14])" office:value-type="float" office:value="0.55" calcext:value-type="float">
            <text:p>0.55</text:p>
          </table:table-cell>
          <table:table-cell table:formula="of:=COM.MICROSOFT.STDEV.S([.D14:.H14])" office:value-type="float" office:value="0.098307934572953" calcext:value-type="float">
            <text:p>0.098307934572953</text:p>
          </table:table-cell>
          <table:table-cell table:formula="of:=AVERAGE([.I14:.M14])" office:value-type="float" office:value="140.586" calcext:value-type="float">
            <text:p>140.586</text:p>
          </table:table-cell>
          <table:table-cell table:formula="of:=COM.MICROSOFT.STDEV.S([.I14:.M14])" office:value-type="float" office:value="7.84357252787274" calcext:value-type="float">
            <text:p>7.84357252787274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6146" calcext:value-type="float">
            <text:p>0.6146</text:p>
          </table:table-cell>
          <table:table-cell table:style-name="ce2" office:value-type="float" office:value="0.6109" calcext:value-type="float">
            <text:p>0.6109</text:p>
          </table:table-cell>
          <table:table-cell table:style-name="ce2" office:value-type="float" office:value="0.5879" calcext:value-type="float">
            <text:p>0.5879</text:p>
          </table:table-cell>
          <table:table-cell table:style-name="ce2" office:value-type="float" office:value="0.4715" calcext:value-type="float">
            <text:p>0.4715</text:p>
          </table:table-cell>
          <table:table-cell table:style-name="ce2" office:value-type="float" office:value="0.6191" calcext:value-type="float">
            <text:p>0.6191</text:p>
          </table:table-cell>
          <table:table-cell table:style-name="ce2" office:value-type="float" office:value="148.5" calcext:value-type="float">
            <text:p>148.5</text:p>
          </table:table-cell>
          <table:table-cell table:style-name="ce2" office:value-type="float" office:value="145.12" calcext:value-type="float">
            <text:p>145.12</text:p>
          </table:table-cell>
          <table:table-cell table:style-name="ce2" office:value-type="float" office:value="123.02" calcext:value-type="float">
            <text:p>123.02</text:p>
          </table:table-cell>
          <table:table-cell table:style-name="ce2" office:value-type="float" office:value="140.1" calcext:value-type="float">
            <text:p>140.1</text:p>
          </table:table-cell>
          <table:table-cell table:style-name="ce2" office:value-type="float" office:value="126.87" calcext:value-type="float">
            <text:p>126.87</text:p>
          </table:table-cell>
          <table:table-cell table:formula="of:=AVERAGE([.D15:.H15])" office:value-type="float" office:value="0.5808" calcext:value-type="float">
            <text:p>0.5808</text:p>
          </table:table-cell>
          <table:table-cell table:formula="of:=COM.MICROSOFT.STDEV.S([.D15:.H15])" office:value-type="float" office:value="0.0622740716510491" calcext:value-type="float">
            <text:p>0.062274071651049</text:p>
          </table:table-cell>
          <table:table-cell table:formula="of:=AVERAGE([.I15:.M15])" office:value-type="float" office:value="136.722" calcext:value-type="float">
            <text:p>136.722</text:p>
          </table:table-cell>
          <table:table-cell table:formula="of:=COM.MICROSOFT.STDEV.S([.I15:.M15])" office:value-type="float" office:value="11.2412775074722" calcext:value-type="float">
            <text:p>11.2412775074722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0.0941" calcext:value-type="float">
            <text:p>0.0941</text:p>
          </table:table-cell>
          <table:table-cell table:style-name="ce2" office:value-type="float" office:value="0.1108" calcext:value-type="float">
            <text:p>0.1108</text:p>
          </table:table-cell>
          <table:table-cell table:style-name="ce2" office:value-type="float" office:value="0.0951" calcext:value-type="float">
            <text:p>0.0951</text:p>
          </table:table-cell>
          <table:table-cell table:style-name="ce2" office:value-type="float" office:value="0.1868" calcext:value-type="float">
            <text:p>0.1868</text:p>
          </table:table-cell>
          <table:table-cell table:style-name="ce2" office:value-type="float" office:value="0.1331" calcext:value-type="float">
            <text:p>0.1331</text:p>
          </table:table-cell>
          <table:table-cell table:style-name="ce2" office:value-type="float" office:value="69.94" calcext:value-type="float">
            <text:p>69.94</text:p>
          </table:table-cell>
          <table:table-cell table:style-name="ce2" office:value-type="float" office:value="-27" calcext:value-type="float">
            <text:p>-27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-27.96" calcext:value-type="float">
            <text:p>-27.96</text:p>
          </table:table-cell>
          <table:table-cell table:style-name="ce2" office:value-type="float" office:value="-76.27" calcext:value-type="float">
            <text:p>-76.27</text:p>
          </table:table-cell>
          <table:table-cell table:formula="of:=AVERAGE([.D16:.H16])" office:value-type="float" office:value="0.12398" calcext:value-type="float">
            <text:p>0.12398</text:p>
          </table:table-cell>
          <table:table-cell table:formula="of:=COM.MICROSOFT.STDEV.S([.D16:.H16])" office:value-type="float" office:value="0.0385035972345442" calcext:value-type="float">
            <text:p>0.038503597234544</text:p>
          </table:table-cell>
          <table:table-cell table:formula="of:=AVERAGE([.I16:.M16])" office:value-type="float" office:value="-11.996" calcext:value-type="float">
            <text:p>-11.996</text:p>
          </table:table-cell>
          <table:table-cell table:formula="of:=COM.MICROSOFT.STDEV.S([.I16:.M16])" office:value-type="float" office:value="53.6229291441637" calcext:value-type="float">
            <text:p>53.6229291441637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0534" calcext:value-type="float">
            <text:p>0.0534</text:p>
          </table:table-cell>
          <table:table-cell table:style-name="ce2" office:value-type="float" office:value="0.1074" calcext:value-type="float">
            <text:p>0.1074</text:p>
          </table:table-cell>
          <table:table-cell table:style-name="ce2" office:value-type="float" office:value="0.145" calcext:value-type="float">
            <text:p>0.145</text:p>
          </table:table-cell>
          <table:table-cell table:style-name="ce2" office:value-type="float" office:value="0.2012" calcext:value-type="float">
            <text:p>0.2012</text:p>
          </table:table-cell>
          <table:table-cell table:style-name="ce2" office:value-type="float" office:value="0.2188" calcext:value-type="float">
            <text:p>0.2188</text:p>
          </table:table-cell>
          <table:table-cell table:style-name="ce2" office:value-type="float" office:value="-38.8" calcext:value-type="float">
            <text:p>-38.8</text:p>
          </table:table-cell>
          <table:table-cell table:style-name="ce2" office:value-type="float" office:value="-51.02" calcext:value-type="float">
            <text:p>-51.02</text:p>
          </table:table-cell>
          <table:table-cell table:style-name="ce2" office:value-type="float" office:value="-94.78" calcext:value-type="float">
            <text:p>-94.78</text:p>
          </table:table-cell>
          <table:table-cell table:style-name="ce2" office:value-type="float" office:value="-41.3" calcext:value-type="float">
            <text:p>-41.3</text:p>
          </table:table-cell>
          <table:table-cell table:style-name="ce2" office:value-type="float" office:value="-58.3" calcext:value-type="float">
            <text:p>-58.3</text:p>
          </table:table-cell>
          <table:table-cell table:formula="of:=AVERAGE([.D17:.H17])" office:value-type="float" office:value="0.14516" calcext:value-type="float">
            <text:p>0.14516</text:p>
          </table:table-cell>
          <table:table-cell table:formula="of:=COM.MICROSOFT.STDEV.S([.D17:.H17])" office:value-type="float" office:value="0.067840017688677" calcext:value-type="float">
            <text:p>0.067840017688677</text:p>
          </table:table-cell>
          <table:table-cell table:formula="of:=AVERAGE([.I17:.M17])" office:value-type="float" office:value="-56.84" calcext:value-type="float">
            <text:p>-56.84</text:p>
          </table:table-cell>
          <table:table-cell table:formula="of:=COM.MICROSOFT.STDEV.S([.I17:.M17])" office:value-type="float" office:value="22.5963536881507" calcext:value-type="float">
            <text:p>22.5963536881507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2614" calcext:value-type="float">
            <text:p>0.2614</text:p>
          </table:table-cell>
          <table:table-cell table:style-name="ce2" office:value-type="float" office:value="0.0861" calcext:value-type="float">
            <text:p>0.0861</text:p>
          </table:table-cell>
          <table:table-cell table:style-name="ce2" office:value-type="float" office:value="0.1651" calcext:value-type="float">
            <text:p>0.1651</text:p>
          </table:table-cell>
          <table:table-cell table:style-name="ce2" office:value-type="float" office:value="0.1091" calcext:value-type="float">
            <text:p>0.1091</text:p>
          </table:table-cell>
          <table:table-cell table:style-name="ce2" office:value-type="float" office:value="0.1668" calcext:value-type="float">
            <text:p>0.1668</text:p>
          </table:table-cell>
          <table:table-cell table:style-name="ce2" office:value-type="float" office:value="-33.32" calcext:value-type="float">
            <text:p>-33.32</text:p>
          </table:table-cell>
          <table:table-cell table:style-name="ce2" office:value-type="float" office:value="-43.66" calcext:value-type="float">
            <text:p>-43.66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20.28" calcext:value-type="float">
            <text:p>20.28</text:p>
          </table:table-cell>
          <table:table-cell table:style-name="ce2" office:value-type="float" office:value="9.07" calcext:value-type="float">
            <text:p>9.07</text:p>
          </table:table-cell>
          <table:table-cell table:formula="of:=AVERAGE([.D18:.H18])" office:value-type="float" office:value="0.1577" calcext:value-type="float">
            <text:p>0.1577</text:p>
          </table:table-cell>
          <table:table-cell table:formula="of:=COM.MICROSOFT.STDEV.S([.D18:.H18])" office:value-type="float" office:value="0.0677860236331945" calcext:value-type="float">
            <text:p>0.067786023633195</text:p>
          </table:table-cell>
          <table:table-cell table:formula="of:=AVERAGE([.I18:.M18])" office:value-type="float" office:value="-9.254" calcext:value-type="float">
            <text:p>-9.254</text:p>
          </table:table-cell>
          <table:table-cell table:formula="of:=COM.MICROSOFT.STDEV.S([.I18:.M18])" office:value-type="float" office:value="27.7652134873838" calcext:value-type="float">
            <text:p>27.7652134873838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1488" calcext:value-type="float">
            <text:p>0.1488</text:p>
          </table:table-cell>
          <table:table-cell table:style-name="ce2" office:value-type="float" office:value="0.2353" calcext:value-type="float">
            <text:p>0.2353</text:p>
          </table:table-cell>
          <table:table-cell table:style-name="ce2" office:value-type="float" office:value="0.2728" calcext:value-type="float">
            <text:p>0.2728</text:p>
          </table:table-cell>
          <table:table-cell table:style-name="ce2" office:value-type="float" office:value="0.1445" calcext:value-type="float">
            <text:p>0.1445</text:p>
          </table:table-cell>
          <table:table-cell table:style-name="ce2" office:value-type="float" office:value="0.1127" calcext:value-type="float">
            <text:p>0.1127</text:p>
          </table:table-cell>
          <table:table-cell table:style-name="ce2" office:value-type="float" office:value="-36.18" calcext:value-type="float">
            <text:p>-36.18</text:p>
          </table:table-cell>
          <table:table-cell table:style-name="ce2" office:value-type="float" office:value="19.27" calcext:value-type="float">
            <text:p>19.27</text:p>
          </table:table-cell>
          <table:table-cell table:style-name="ce2" office:value-type="float" office:value="-43.24" calcext:value-type="float">
            <text:p>-43.24</text:p>
          </table:table-cell>
          <table:table-cell table:style-name="ce2" office:value-type="float" office:value="-16.04" calcext:value-type="float">
            <text:p>-16.04</text:p>
          </table:table-cell>
          <table:table-cell table:style-name="ce2" office:value-type="float" office:value="-91.31" calcext:value-type="float">
            <text:p>-91.31</text:p>
          </table:table-cell>
          <table:table-cell table:formula="of:=AVERAGE([.D19:.H19])" office:value-type="float" office:value="0.18282" calcext:value-type="float">
            <text:p>0.18282</text:p>
          </table:table-cell>
          <table:table-cell table:formula="of:=COM.MICROSOFT.STDEV.S([.D19:.H19])" office:value-type="float" office:value="0.0678106702518121" calcext:value-type="float">
            <text:p>0.067810670251812</text:p>
          </table:table-cell>
          <table:table-cell table:formula="of:=AVERAGE([.I19:.M19])" office:value-type="float" office:value="-33.5" calcext:value-type="float">
            <text:p>-33.5</text:p>
          </table:table-cell>
          <table:table-cell table:formula="of:=COM.MICROSOFT.STDEV.S([.I19:.M19])" office:value-type="float" office:value="40.4152526900427" calcext:value-type="float">
            <text:p>40.4152526900427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1.25" calcext:value-type="float">
            <text:p>1.25</text:p>
          </table:table-cell>
          <table:table-cell table:style-name="ce2" office:value-type="float" office:value="0.1804" calcext:value-type="float">
            <text:p>0.1804</text:p>
          </table:table-cell>
          <table:table-cell table:style-name="ce2" office:value-type="float" office:value="0.2151" calcext:value-type="float">
            <text:p>0.2151</text:p>
          </table:table-cell>
          <table:table-cell table:style-name="ce2" office:value-type="float" office:value="0.2129" calcext:value-type="float">
            <text:p>0.2129</text:p>
          </table:table-cell>
          <table:table-cell table:style-name="ce2" office:value-type="float" office:value="0.2843" calcext:value-type="float">
            <text:p>0.2843</text:p>
          </table:table-cell>
          <table:table-cell table:style-name="ce2" office:value-type="float" office:value="0.2134" calcext:value-type="float">
            <text:p>0.2134</text:p>
          </table:table-cell>
          <table:table-cell table:style-name="ce2" office:value-type="float" office:value="-52.91" calcext:value-type="float">
            <text:p>-52.91</text:p>
          </table:table-cell>
          <table:table-cell table:style-name="ce2" office:value-type="float" office:value="-6.54" calcext:value-type="float">
            <text:p>-6.54</text:p>
          </table:table-cell>
          <table:table-cell table:style-name="ce2" office:value-type="float" office:value="-45.17" calcext:value-type="float">
            <text:p>-45.17</text:p>
          </table:table-cell>
          <table:table-cell table:style-name="ce2" office:value-type="float" office:value="-20.89" calcext:value-type="float">
            <text:p>-20.89</text:p>
          </table:table-cell>
          <table:table-cell table:style-name="ce2" office:value-type="float" office:value="-39.88" calcext:value-type="float">
            <text:p>-39.88</text:p>
          </table:table-cell>
          <table:table-cell table:formula="of:=AVERAGE([.D20:.H20])" office:value-type="float" office:value="0.22122" calcext:value-type="float">
            <text:p>0.22122</text:p>
          </table:table-cell>
          <table:table-cell table:formula="of:=COM.MICROSOFT.STDEV.S([.D20:.H20])" office:value-type="float" office:value="0.0381221326790619" calcext:value-type="float">
            <text:p>0.038122132679062</text:p>
          </table:table-cell>
          <table:table-cell table:formula="of:=AVERAGE([.I20:.M20])" office:value-type="float" office:value="-33.078" calcext:value-type="float">
            <text:p>-33.078</text:p>
          </table:table-cell>
          <table:table-cell table:formula="of:=COM.MICROSOFT.STDEV.S([.I20:.M20])" office:value-type="float" office:value="18.9644712554819" calcext:value-type="float">
            <text:p>18.9644712554819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1.5" calcext:value-type="float">
            <text:p>1.5</text:p>
          </table:table-cell>
          <table:table-cell table:style-name="ce2" office:value-type="float" office:value="0.2036" calcext:value-type="float">
            <text:p>0.2036</text:p>
          </table:table-cell>
          <table:table-cell table:style-name="ce2" office:value-type="float" office:value="0.0549" calcext:value-type="float">
            <text:p>0.0549</text:p>
          </table:table-cell>
          <table:table-cell table:style-name="ce2" office:value-type="float" office:value="0.2427" calcext:value-type="float">
            <text:p>0.2427</text:p>
          </table:table-cell>
          <table:table-cell table:style-name="ce2" office:value-type="float" office:value="0.211" calcext:value-type="float">
            <text:p>0.211</text:p>
          </table:table-cell>
          <table:table-cell table:style-name="ce10" office:value-type="float" office:value="0.4023" calcext:value-type="float">
            <text:p>0.4023</text:p>
          </table:table-cell>
          <table:table-cell table:style-name="ce2" office:value-type="float" office:value="-21.5" calcext:value-type="float">
            <text:p>-21.5</text:p>
          </table:table-cell>
          <table:table-cell table:style-name="ce2" office:value-type="float" office:value="-1.17" calcext:value-type="float">
            <text:p>-1.17</text:p>
          </table:table-cell>
          <table:table-cell table:style-name="ce2" office:value-type="float" office:value="8.43" calcext:value-type="float">
            <text:p>8.43</text:p>
          </table:table-cell>
          <table:table-cell table:style-name="ce2" office:value-type="float" office:value="21.72" calcext:value-type="float">
            <text:p>21.72</text:p>
          </table:table-cell>
          <table:table-cell table:style-name="ce2" office:value-type="float" office:value="-63.18" calcext:value-type="float">
            <text:p>-63.18</text:p>
          </table:table-cell>
          <table:table-cell table:formula="of:=AVERAGE([.D21:.H21])" office:value-type="float" office:value="0.2229" calcext:value-type="float">
            <text:p>0.2229</text:p>
          </table:table-cell>
          <table:table-cell table:formula="of:=COM.MICROSOFT.STDEV.S([.D21:.H21])" office:value-type="float" office:value="0.123808824402786" calcext:value-type="float">
            <text:p>0.123808824402786</text:p>
          </table:table-cell>
          <table:table-cell table:formula="of:=AVERAGE([.I21:.M21])" office:value-type="float" office:value="-11.14" calcext:value-type="float">
            <text:p>-11.14</text:p>
          </table:table-cell>
          <table:table-cell table:formula="of:=COM.MICROSOFT.STDEV.S([.I21:.M21])" office:value-type="float" office:value="33.0819308686781" calcext:value-type="float">
            <text:p>33.0819308686781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1.75" calcext:value-type="float">
            <text:p>1.75</text:p>
          </table:table-cell>
          <table:table-cell table:style-name="ce2" office:value-type="float" office:value="0.3138" calcext:value-type="float">
            <text:p>0.3138</text:p>
          </table:table-cell>
          <table:table-cell table:style-name="ce2" office:value-type="float" office:value="0.3564" calcext:value-type="float">
            <text:p>0.3564</text:p>
          </table:table-cell>
          <table:table-cell table:style-name="ce2" office:value-type="float" office:value="0.3116" calcext:value-type="float">
            <text:p>0.3116</text:p>
          </table:table-cell>
          <table:table-cell table:style-name="ce2" office:value-type="float" office:value="0.0995" calcext:value-type="float">
            <text:p>0.0995</text:p>
          </table:table-cell>
          <table:table-cell table:style-name="ce2" office:value-type="float" office:value="0.1218" calcext:value-type="float">
            <text:p>0.1218</text:p>
          </table:table-cell>
          <table:table-cell table:style-name="ce2" office:value-type="float" office:value="-123.9" calcext:value-type="float">
            <text:p>-123.9</text:p>
          </table:table-cell>
          <table:table-cell table:style-name="ce2" office:value-type="float" office:value="-14.86" calcext:value-type="float">
            <text:p>-14.86</text:p>
          </table:table-cell>
          <table:table-cell table:style-name="ce2" office:value-type="float" office:value="-19.1" calcext:value-type="float">
            <text:p>-19.1</text:p>
          </table:table-cell>
          <table:table-cell table:style-name="ce2" office:value-type="float" office:value="-54.05" calcext:value-type="float">
            <text:p>-54.05</text:p>
          </table:table-cell>
          <table:table-cell table:style-name="ce2" office:value-type="float" office:value="-36.8" calcext:value-type="float">
            <text:p>-36.8</text:p>
          </table:table-cell>
          <table:table-cell table:formula="of:=AVERAGE([.D22:.H22])" office:value-type="float" office:value="0.24062" calcext:value-type="float">
            <text:p>0.24062</text:p>
          </table:table-cell>
          <table:table-cell table:formula="of:=COM.MICROSOFT.STDEV.S([.D22:.H22])" office:value-type="float" office:value="0.120240933130112" calcext:value-type="float">
            <text:p>0.120240933130112</text:p>
          </table:table-cell>
          <table:table-cell table:formula="of:=AVERAGE([.I22:.M22])" office:value-type="float" office:value="-49.742" calcext:value-type="float">
            <text:p>-49.742</text:p>
          </table:table-cell>
          <table:table-cell table:formula="of:=COM.MICROSOFT.STDEV.S([.I22:.M22])" office:value-type="float" office:value="44.2751320720786" calcext:value-type="float">
            <text:p>44.2751320720786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3059" calcext:value-type="float">
            <text:p>0.3059</text:p>
          </table:table-cell>
          <table:table-cell table:style-name="ce2" office:value-type="float" office:value="0.2345" calcext:value-type="float">
            <text:p>0.2345</text:p>
          </table:table-cell>
          <table:table-cell table:style-name="ce2" office:value-type="float" office:value="0.3324" calcext:value-type="float">
            <text:p>0.3324</text:p>
          </table:table-cell>
          <table:table-cell table:style-name="ce2" office:value-type="float" office:value="0.3908" calcext:value-type="float">
            <text:p>0.3908</text:p>
          </table:table-cell>
          <table:table-cell table:style-name="ce2" office:value-type="float" office:value="0.1926" calcext:value-type="float">
            <text:p>0.1926</text:p>
          </table:table-cell>
          <table:table-cell table:style-name="ce2" office:value-type="float" office:value="-10.04" calcext:value-type="float">
            <text:p>-10.04</text:p>
          </table:table-cell>
          <table:table-cell table:style-name="ce2" office:value-type="float" office:value="-30.54" calcext:value-type="float">
            <text:p>-30.54</text:p>
          </table:table-cell>
          <table:table-cell table:style-name="ce2" office:value-type="float" office:value="-8.01" calcext:value-type="float">
            <text:p>-8.01</text:p>
          </table:table-cell>
          <table:table-cell table:style-name="ce2" office:value-type="float" office:value="-40.61" calcext:value-type="float">
            <text:p>-40.61</text:p>
          </table:table-cell>
          <table:table-cell table:style-name="ce2" office:value-type="float" office:value="-8.22" calcext:value-type="float">
            <text:p>-8.22</text:p>
          </table:table-cell>
          <table:table-cell table:formula="of:=AVERAGE([.D23:.H23])" office:value-type="float" office:value="0.29124" calcext:value-type="float">
            <text:p>0.29124</text:p>
          </table:table-cell>
          <table:table-cell table:formula="of:=COM.MICROSOFT.STDEV.S([.D23:.H23])" office:value-type="float" office:value="0.078693284338627" calcext:value-type="float">
            <text:p>0.078693284338627</text:p>
          </table:table-cell>
          <table:table-cell table:formula="of:=AVERAGE([.I23:.M23])" office:value-type="float" office:value="-19.484" calcext:value-type="float">
            <text:p>-19.484</text:p>
          </table:table-cell>
          <table:table-cell table:formula="of:=COM.MICROSOFT.STDEV.S([.I23:.M23])" office:value-type="float" office:value="15.1349142713132" calcext:value-type="float">
            <text:p>15.1349142713132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2.5" calcext:value-type="float">
            <text:p>2.5</text:p>
          </table:table-cell>
          <table:table-cell table:style-name="ce2" office:value-type="float" office:value="0.2517" calcext:value-type="float">
            <text:p>0.2517</text:p>
          </table:table-cell>
          <table:table-cell table:style-name="ce2" office:value-type="float" office:value="0.3189" calcext:value-type="float">
            <text:p>0.3189</text:p>
          </table:table-cell>
          <table:table-cell table:style-name="ce2" office:value-type="float" office:value="0.3426" calcext:value-type="float">
            <text:p>0.3426</text:p>
          </table:table-cell>
          <table:table-cell table:style-name="ce2" office:value-type="float" office:value="0.2348" calcext:value-type="float">
            <text:p>0.2348</text:p>
          </table:table-cell>
          <table:table-cell table:style-name="ce2" office:value-type="float" office:value="0.3722" calcext:value-type="float">
            <text:p>0.3722</text:p>
          </table:table-cell>
          <table:table-cell table:style-name="ce2" office:value-type="float" office:value="-8.8" calcext:value-type="float">
            <text:p>-8.8</text:p>
          </table:table-cell>
          <table:table-cell table:style-name="ce2" office:value-type="float" office:value="-27.52" calcext:value-type="float">
            <text:p>-27.52</text:p>
          </table:table-cell>
          <table:table-cell table:style-name="ce2" office:value-type="float" office:value="-28.47" calcext:value-type="float">
            <text:p>-28.47</text:p>
          </table:table-cell>
          <table:table-cell table:style-name="ce2" office:value-type="float" office:value="-16.32" calcext:value-type="float">
            <text:p>-16.32</text:p>
          </table:table-cell>
          <table:table-cell table:style-name="ce2" office:value-type="float" office:value="-46.81" calcext:value-type="float">
            <text:p>-46.81</text:p>
          </table:table-cell>
          <table:table-cell table:formula="of:=AVERAGE([.D24:.H24])" office:value-type="float" office:value="0.30404" calcext:value-type="float">
            <text:p>0.30404</text:p>
          </table:table-cell>
          <table:table-cell table:formula="of:=COM.MICROSOFT.STDEV.S([.D24:.H24])" office:value-type="float" office:value="0.0589218380568699" calcext:value-type="float">
            <text:p>0.05892183805687</text:p>
          </table:table-cell>
          <table:table-cell table:formula="of:=AVERAGE([.I24:.M24])" office:value-type="float" office:value="-25.584" calcext:value-type="float">
            <text:p>-25.584</text:p>
          </table:table-cell>
          <table:table-cell table:formula="of:=COM.MICROSOFT.STDEV.S([.I24:.M24])" office:value-type="float" office:value="14.4061143269099" calcext:value-type="float">
            <text:p>14.4061143269099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4128" calcext:value-type="float">
            <text:p>0.4128</text:p>
          </table:table-cell>
          <table:table-cell table:style-name="ce2" office:value-type="float" office:value="0.3735" calcext:value-type="float">
            <text:p>0.3735</text:p>
          </table:table-cell>
          <table:table-cell table:style-name="ce2" office:value-type="float" office:value="0.3291" calcext:value-type="float">
            <text:p>0.3291</text:p>
          </table:table-cell>
          <table:table-cell table:style-name="ce2" office:value-type="float" office:value="0.3777" calcext:value-type="float">
            <text:p>0.3777</text:p>
          </table:table-cell>
          <table:table-cell table:style-name="ce2" office:value-type="float" office:value="0.4638" calcext:value-type="float">
            <text:p>0.4638</text:p>
          </table:table-cell>
          <table:table-cell table:style-name="ce2" office:value-type="float" office:value="-37.21" calcext:value-type="float">
            <text:p>-37.21</text:p>
          </table:table-cell>
          <table:table-cell table:style-name="ce2" office:value-type="float" office:value="-16.74" calcext:value-type="float">
            <text:p>-16.74</text:p>
          </table:table-cell>
          <table:table-cell table:style-name="ce2" office:value-type="float" office:value="-32.66" calcext:value-type="float">
            <text:p>-32.66</text:p>
          </table:table-cell>
          <table:table-cell table:style-name="ce2" office:value-type="float" office:value="-14.77" calcext:value-type="float">
            <text:p>-14.77</text:p>
          </table:table-cell>
          <table:table-cell table:style-name="ce2" office:value-type="float" office:value="-38.79" calcext:value-type="float">
            <text:p>-38.79</text:p>
          </table:table-cell>
          <table:table-cell table:formula="of:=AVERAGE([.D25:.H25])" office:value-type="float" office:value="0.39138" calcext:value-type="float">
            <text:p>0.39138</text:p>
          </table:table-cell>
          <table:table-cell table:formula="of:=COM.MICROSOFT.STDEV.S([.D25:.H25])" office:value-type="float" office:value="0.0502222759340913" calcext:value-type="float">
            <text:p>0.050222275934091</text:p>
          </table:table-cell>
          <table:table-cell table:formula="of:=AVERAGE([.I25:.M25])" office:value-type="float" office:value="-28.034" calcext:value-type="float">
            <text:p>-28.034</text:p>
          </table:table-cell>
          <table:table-cell table:formula="of:=COM.MICROSOFT.STDEV.S([.I25:.M25])" office:value-type="float" office:value="11.4540224375544" calcext:value-type="float">
            <text:p>11.4540224375544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0.3716" calcext:value-type="float">
            <text:p>0.3716</text:p>
          </table:table-cell>
          <table:table-cell table:style-name="ce2" office:value-type="float" office:value="0.4385" calcext:value-type="float">
            <text:p>0.4385</text:p>
          </table:table-cell>
          <table:table-cell table:style-name="ce2" office:value-type="float" office:value="0.4781" calcext:value-type="float">
            <text:p>0.4781</text:p>
          </table:table-cell>
          <table:table-cell table:style-name="ce2" office:value-type="float" office:value="0.4092" calcext:value-type="float">
            <text:p>0.4092</text:p>
          </table:table-cell>
          <table:table-cell table:style-name="ce2" office:value-type="float" office:value="0.5246" calcext:value-type="float">
            <text:p>0.5246</text:p>
          </table:table-cell>
          <table:table-cell table:style-name="ce2" office:value-type="float" office:value="-23.9" calcext:value-type="float">
            <text:p>-23.9</text:p>
          </table:table-cell>
          <table:table-cell table:style-name="ce2" office:value-type="float" office:value="-24.11" calcext:value-type="float">
            <text:p>-24.11</text:p>
          </table:table-cell>
          <table:table-cell table:style-name="ce2" office:value-type="float" office:value="-30.8" calcext:value-type="float">
            <text:p>-30.8</text:p>
          </table:table-cell>
          <table:table-cell table:style-name="ce2" office:value-type="float" office:value="-16.42" calcext:value-type="float">
            <text:p>-16.42</text:p>
          </table:table-cell>
          <table:table-cell table:style-name="ce2" office:value-type="float" office:value="-34.09" calcext:value-type="float">
            <text:p>-34.09</text:p>
          </table:table-cell>
          <table:table-cell table:formula="of:=AVERAGE([.D26:.H26])" office:value-type="float" office:value="0.4444" calcext:value-type="float">
            <text:p>0.4444</text:p>
          </table:table-cell>
          <table:table-cell table:formula="of:=COM.MICROSOFT.STDEV.S([.D26:.H26])" office:value-type="float" office:value="0.0594588513175288" calcext:value-type="float">
            <text:p>0.059458851317529</text:p>
          </table:table-cell>
          <table:table-cell table:formula="of:=AVERAGE([.I26:.M26])" office:value-type="float" office:value="-25.864" calcext:value-type="float">
            <text:p>-25.864</text:p>
          </table:table-cell>
          <table:table-cell table:formula="of:=COM.MICROSOFT.STDEV.S([.I26:.M26])" office:value-type="float" office:value="6.85846411377941" calcext:value-type="float">
            <text:p>6.85846411377941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4902" calcext:value-type="float">
            <text:p>0.4902</text:p>
          </table:table-cell>
          <table:table-cell table:style-name="ce2" office:value-type="float" office:value="0.6015" calcext:value-type="float">
            <text:p>0.6015</text:p>
          </table:table-cell>
          <table:table-cell table:style-name="ce2" office:value-type="float" office:value="0.4232" calcext:value-type="float">
            <text:p>0.4232</text:p>
          </table:table-cell>
          <table:table-cell table:style-name="ce2" office:value-type="float" office:value="0.4877" calcext:value-type="float">
            <text:p>0.4877</text:p>
          </table:table-cell>
          <table:table-cell table:style-name="ce2" office:value-type="float" office:value="0.5895" calcext:value-type="float">
            <text:p>0.5895</text:p>
          </table:table-cell>
          <table:table-cell table:style-name="ce2" office:value-type="float" office:value="-18.61" calcext:value-type="float">
            <text:p>-18.61</text:p>
          </table:table-cell>
          <table:table-cell table:style-name="ce2" office:value-type="float" office:value="-11.13" calcext:value-type="float">
            <text:p>-11.13</text:p>
          </table:table-cell>
          <table:table-cell table:style-name="ce2" office:value-type="float" office:value="-25.03" calcext:value-type="float">
            <text:p>-25.03</text:p>
          </table:table-cell>
          <table:table-cell table:style-name="ce2" office:value-type="float" office:value="-21.48" calcext:value-type="float">
            <text:p>-21.48</text:p>
          </table:table-cell>
          <table:table-cell table:style-name="ce2" office:value-type="float" office:value="-22.06" calcext:value-type="float">
            <text:p>-22.06</text:p>
          </table:table-cell>
          <table:table-cell table:formula="of:=AVERAGE([.D27:.H27])" office:value-type="float" office:value="0.51842" calcext:value-type="float">
            <text:p>0.51842</text:p>
          </table:table-cell>
          <table:table-cell table:formula="of:=COM.MICROSOFT.STDEV.S([.D27:.H27])" office:value-type="float" office:value="0.0754347201227658" calcext:value-type="float">
            <text:p>0.075434720122766</text:p>
          </table:table-cell>
          <table:table-cell table:formula="of:=AVERAGE([.I27:.M27])" office:value-type="float" office:value="-19.662" calcext:value-type="float">
            <text:p>-19.662</text:p>
          </table:table-cell>
          <table:table-cell table:formula="of:=COM.MICROSOFT.STDEV.S([.I27:.M27])" office:value-type="float" office:value="5.2861299643501" calcext:value-type="float">
            <text:p>5.2861299643501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0.4274" calcext:value-type="float">
            <text:p>0.4274</text:p>
          </table:table-cell>
          <table:table-cell table:style-name="ce2" office:value-type="float" office:value="0.5414" calcext:value-type="float">
            <text:p>0.5414</text:p>
          </table:table-cell>
          <table:table-cell table:style-name="ce2" office:value-type="float" office:value="0.5667" calcext:value-type="float">
            <text:p>0.5667</text:p>
          </table:table-cell>
          <table:table-cell table:style-name="ce2" office:value-type="float" office:value="0.504" calcext:value-type="float">
            <text:p>0.504</text:p>
          </table:table-cell>
          <table:table-cell table:style-name="ce2" office:value-type="float" office:value="0.4095" calcext:value-type="float">
            <text:p>0.4095</text:p>
          </table:table-cell>
          <table:table-cell table:style-name="ce2" office:value-type="float" office:value="-19.04" calcext:value-type="float">
            <text:p>-19.04</text:p>
          </table:table-cell>
          <table:table-cell table:style-name="ce2" office:value-type="float" office:value="-34.95" calcext:value-type="float">
            <text:p>-34.95</text:p>
          </table:table-cell>
          <table:table-cell table:style-name="ce2" office:value-type="float" office:value="-28.81" calcext:value-type="float">
            <text:p>-28.81</text:p>
          </table:table-cell>
          <table:table-cell table:style-name="ce2" office:value-type="float" office:value="-29.05" calcext:value-type="float">
            <text:p>-29.05</text:p>
          </table:table-cell>
          <table:table-cell table:style-name="ce2" office:value-type="float" office:value="-20.59" calcext:value-type="float">
            <text:p>-20.59</text:p>
          </table:table-cell>
          <table:table-cell table:formula="of:=AVERAGE([.D28:.H28])" office:value-type="float" office:value="0.4898" calcext:value-type="float">
            <text:p>0.4898</text:p>
          </table:table-cell>
          <table:table-cell table:formula="of:=COM.MICROSOFT.STDEV.S([.D28:.H28])" office:value-type="float" office:value="0.0691369293503841" calcext:value-type="float">
            <text:p>0.069136929350384</text:p>
          </table:table-cell>
          <table:table-cell table:formula="of:=AVERAGE([.I28:.M28])" office:value-type="float" office:value="-26.488" calcext:value-type="float">
            <text:p>-26.488</text:p>
          </table:table-cell>
          <table:table-cell table:formula="of:=COM.MICROSOFT.STDEV.S([.I28:.M28])" office:value-type="float" office:value="6.5920421721952" calcext:value-type="float">
            <text:p>6.5920421721952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5561" calcext:value-type="float">
            <text:p>0.5561</text:p>
          </table:table-cell>
          <table:table-cell table:style-name="ce2" office:value-type="float" office:value="0.6174" calcext:value-type="float">
            <text:p>0.6174</text:p>
          </table:table-cell>
          <table:table-cell table:style-name="ce2" office:value-type="float" office:value="0.5908" calcext:value-type="float">
            <text:p>0.5908</text:p>
          </table:table-cell>
          <table:table-cell table:style-name="ce2" office:value-type="float" office:value="0.5221" calcext:value-type="float">
            <text:p>0.5221</text:p>
          </table:table-cell>
          <table:table-cell table:style-name="ce2" office:value-type="float" office:value="0.5829" calcext:value-type="float">
            <text:p>0.5829</text:p>
          </table:table-cell>
          <table:table-cell table:style-name="ce2" office:value-type="float" office:value="-12.31" calcext:value-type="float">
            <text:p>-12.31</text:p>
          </table:table-cell>
          <table:table-cell table:style-name="ce2" office:value-type="float" office:value="-13.62" calcext:value-type="float">
            <text:p>-13.62</text:p>
          </table:table-cell>
          <table:table-cell table:style-name="ce2" office:value-type="float" office:value="-29.59" calcext:value-type="float">
            <text:p>-29.59</text:p>
          </table:table-cell>
          <table:table-cell table:style-name="ce2" office:value-type="float" office:value="-20.55" calcext:value-type="float">
            <text:p>-20.55</text:p>
          </table:table-cell>
          <table:table-cell table:style-name="ce2" office:value-type="float" office:value="-15.59" calcext:value-type="float">
            <text:p>-15.59</text:p>
          </table:table-cell>
          <table:table-cell table:formula="of:=AVERAGE([.D29:.H29])" office:value-type="float" office:value="0.57386" calcext:value-type="float">
            <text:p>0.57386</text:p>
          </table:table-cell>
          <table:table-cell table:formula="of:=COM.MICROSOFT.STDEV.S([.D29:.H29])" office:value-type="float" office:value="0.0362592470964305" calcext:value-type="float">
            <text:p>0.036259247096431</text:p>
          </table:table-cell>
          <table:table-cell table:formula="of:=AVERAGE([.I29:.M29])" office:value-type="float" office:value="-18.332" calcext:value-type="float">
            <text:p>-18.332</text:p>
          </table:table-cell>
          <table:table-cell table:formula="of:=COM.MICROSOFT.STDEV.S([.I29:.M29])" office:value-type="float" office:value="7.02936839267939" calcext:value-type="float">
            <text:p>7.02936839267939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0.0143" calcext:value-type="float">
            <text:p>0.0143</text:p>
          </table:table-cell>
          <table:table-cell table:style-name="ce2" office:value-type="float" office:value="0.0419" calcext:value-type="float">
            <text:p>0.0419</text:p>
          </table:table-cell>
          <table:table-cell table:style-name="ce2" office:value-type="float" office:value="0.0104" calcext:value-type="float">
            <text:p>0.0104</text:p>
          </table:table-cell>
          <table:table-cell table:style-name="ce2" office:value-type="float" office:value="0.0221" calcext:value-type="float">
            <text:p>0.0221</text:p>
          </table:table-cell>
          <table:table-cell table:style-name="ce2" office:value-type="float" office:value="0.0075" calcext:value-type="float">
            <text:p>0.0075</text:p>
          </table:table-cell>
          <table:table-cell table:style-name="ce2" office:value-type="float" office:value="-62.73" calcext:value-type="float">
            <text:p>-62.73</text:p>
          </table:table-cell>
          <table:table-cell table:style-name="ce2" office:value-type="float" office:value="78.07" calcext:value-type="float">
            <text:p>78.07</text:p>
          </table:table-cell>
          <table:table-cell table:style-name="ce2" office:value-type="float" office:value="55.67" calcext:value-type="float">
            <text:p>55.67</text:p>
          </table:table-cell>
          <table:table-cell table:style-name="ce2" office:value-type="float" office:value="-11.16" calcext:value-type="float">
            <text:p>-11.16</text:p>
          </table:table-cell>
          <table:table-cell table:style-name="ce2" office:value-type="float" office:value="74.38" calcext:value-type="float">
            <text:p>74.38</text:p>
          </table:table-cell>
          <table:table-cell table:formula="of:=AVERAGE([.D30:.H30])" office:value-type="float" office:value="0.01924" calcext:value-type="float">
            <text:p>0.01924</text:p>
          </table:table-cell>
          <table:table-cell table:formula="of:=COM.MICROSOFT.STDEV.S([.D30:.H30])" office:value-type="float" office:value="0.0138024635482221" calcext:value-type="float">
            <text:p>0.013802463548222</text:p>
          </table:table-cell>
          <table:table-cell table:formula="of:=AVERAGE([.I30:.M30])" office:value-type="float" office:value="26.846" calcext:value-type="float">
            <text:p>26.846</text:p>
          </table:table-cell>
          <table:table-cell table:formula="of:=COM.MICROSOFT.STDEV.S([.I30:.M30])" office:value-type="float" office:value="61.6086806383646" calcext:value-type="float">
            <text:p>61.6086806383646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0366" calcext:value-type="float">
            <text:p>0.0366</text:p>
          </table:table-cell>
          <table:table-cell table:style-name="ce2" office:value-type="float" office:value="0.0259" calcext:value-type="float">
            <text:p>0.0259</text:p>
          </table:table-cell>
          <table:table-cell table:style-name="ce2" office:value-type="float" office:value="0.0527" calcext:value-type="float">
            <text:p>0.0527</text:p>
          </table:table-cell>
          <table:table-cell table:style-name="ce2" office:value-type="float" office:value="0.0367" calcext:value-type="float">
            <text:p>0.0367</text:p>
          </table:table-cell>
          <table:table-cell table:style-name="ce2" office:value-type="float" office:value="0.0314" calcext:value-type="float">
            <text:p>0.0314</text:p>
          </table:table-cell>
          <table:table-cell table:style-name="ce2" office:value-type="float" office:value="48.13" calcext:value-type="float">
            <text:p>48.13</text:p>
          </table:table-cell>
          <table:table-cell table:style-name="ce2" office:value-type="float" office:value="45.13" calcext:value-type="float">
            <text:p>45.13</text:p>
          </table:table-cell>
          <table:table-cell table:style-name="ce2" office:value-type="float" office:value="42.23" calcext:value-type="float">
            <text:p>42.23</text:p>
          </table:table-cell>
          <table:table-cell table:style-name="ce2" office:value-type="float" office:value="75.09" calcext:value-type="float">
            <text:p>75.09</text:p>
          </table:table-cell>
          <table:table-cell table:style-name="ce2" office:value-type="float" office:value="40.56" calcext:value-type="float">
            <text:p>40.56</text:p>
          </table:table-cell>
          <table:table-cell table:formula="of:=AVERAGE([.D31:.H31])" office:value-type="float" office:value="0.03666" calcext:value-type="float">
            <text:p>0.03666</text:p>
          </table:table-cell>
          <table:table-cell table:formula="of:=COM.MICROSOFT.STDEV.S([.D31:.H31])" office:value-type="float" office:value="0.0100091458177009" calcext:value-type="float">
            <text:p>0.010009145817701</text:p>
          </table:table-cell>
          <table:table-cell table:formula="of:=AVERAGE([.I31:.M31])" office:value-type="float" office:value="50.228" calcext:value-type="float">
            <text:p>50.228</text:p>
          </table:table-cell>
          <table:table-cell table:formula="of:=COM.MICROSOFT.STDEV.S([.I31:.M31])" office:value-type="float" office:value="14.1946158806781" calcext:value-type="float">
            <text:p>14.1946158806781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0471" calcext:value-type="float">
            <text:p>0.0471</text:p>
          </table:table-cell>
          <table:table-cell table:style-name="ce2" office:value-type="float" office:value="0.0643" calcext:value-type="float">
            <text:p>0.0643</text:p>
          </table:table-cell>
          <table:table-cell table:style-name="ce2" office:value-type="float" office:value="0.0531" calcext:value-type="float">
            <text:p>0.0531</text:p>
          </table:table-cell>
          <table:table-cell table:style-name="ce2" office:value-type="float" office:value="0.0511" calcext:value-type="float">
            <text:p>0.0511</text:p>
          </table:table-cell>
          <table:table-cell table:style-name="ce2" office:value-type="float" office:value="0.053" calcext:value-type="float">
            <text:p>0.053</text:p>
          </table:table-cell>
          <table:table-cell table:style-name="ce2" office:value-type="float" office:value="49.2" calcext:value-type="float">
            <text:p>49.2</text:p>
          </table:table-cell>
          <table:table-cell table:style-name="ce2" office:value-type="float" office:value="58.74" calcext:value-type="float">
            <text:p>58.74</text:p>
          </table:table-cell>
          <table:table-cell table:style-name="ce2" office:value-type="float" office:value="38.16" calcext:value-type="float">
            <text:p>38.16</text:p>
          </table:table-cell>
          <table:table-cell table:style-name="ce2" office:value-type="float" office:value="41.59" calcext:value-type="float">
            <text:p>41.59</text:p>
          </table:table-cell>
          <table:table-cell table:style-name="ce2" office:value-type="float" office:value="56.65" calcext:value-type="float">
            <text:p>56.65</text:p>
          </table:table-cell>
          <table:table-cell table:formula="of:=AVERAGE([.D32:.H32])" office:value-type="float" office:value="0.05372" calcext:value-type="float">
            <text:p>0.05372</text:p>
          </table:table-cell>
          <table:table-cell table:formula="of:=COM.MICROSOFT.STDEV.S([.D32:.H32])" office:value-type="float" office:value="0.00639390334615718" calcext:value-type="float">
            <text:p>0.006393903346157</text:p>
          </table:table-cell>
          <table:table-cell table:formula="of:=AVERAGE([.I32:.M32])" office:value-type="float" office:value="48.868" calcext:value-type="float">
            <text:p>48.868</text:p>
          </table:table-cell>
          <table:table-cell table:formula="of:=COM.MICROSOFT.STDEV.S([.I32:.M32])" office:value-type="float" office:value="9.02436535164662" calcext:value-type="float">
            <text:p>9.02436535164662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769" calcext:value-type="float">
            <text:p>0.0769</text:p>
          </table:table-cell>
          <table:table-cell table:style-name="ce2" office:value-type="float" office:value="0.0701" calcext:value-type="float">
            <text:p>0.0701</text:p>
          </table:table-cell>
          <table:table-cell table:style-name="ce2" office:value-type="float" office:value="0.0966" calcext:value-type="float">
            <text:p>0.0966</text:p>
          </table:table-cell>
          <table:table-cell table:style-name="ce2" office:value-type="float" office:value="0.0793" calcext:value-type="float">
            <text:p>0.0793</text:p>
          </table:table-cell>
          <table:table-cell table:style-name="ce2" office:value-type="float" office:value="0.0839" calcext:value-type="float">
            <text:p>0.0839</text:p>
          </table:table-cell>
          <table:table-cell table:style-name="ce2" office:value-type="float" office:value="53.34" calcext:value-type="float">
            <text:p>53.34</text:p>
          </table:table-cell>
          <table:table-cell table:style-name="ce2" office:value-type="float" office:value="46.33" calcext:value-type="float">
            <text:p>46.33</text:p>
          </table:table-cell>
          <table:table-cell table:style-name="ce2" office:value-type="float" office:value="54.35" calcext:value-type="float">
            <text:p>54.35</text:p>
          </table:table-cell>
          <table:table-cell table:style-name="ce2" office:value-type="float" office:value="50.82" calcext:value-type="float">
            <text:p>50.82</text:p>
          </table:table-cell>
          <table:table-cell table:style-name="ce2" office:value-type="float" office:value="50.77" calcext:value-type="float">
            <text:p>50.77</text:p>
          </table:table-cell>
          <table:table-cell table:formula="of:=AVERAGE([.D33:.H33])" office:value-type="float" office:value="0.08136" calcext:value-type="float">
            <text:p>0.08136</text:p>
          </table:table-cell>
          <table:table-cell table:formula="of:=COM.MICROSOFT.STDEV.S([.D33:.H33])" office:value-type="float" office:value="0.00986954912850632" calcext:value-type="float">
            <text:p>0.009869549128506</text:p>
          </table:table-cell>
          <table:table-cell table:formula="of:=AVERAGE([.I33:.M33])" office:value-type="float" office:value="51.122" calcext:value-type="float">
            <text:p>51.122</text:p>
          </table:table-cell>
          <table:table-cell table:formula="of:=COM.MICROSOFT.STDEV.S([.I33:.M33])" office:value-type="float" office:value="3.10313873360506" calcext:value-type="float">
            <text:p>3.10313873360506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style-name="ce2" office:value-type="float" office:value="0.0827" calcext:value-type="float">
            <text:p>0.0827</text:p>
          </table:table-cell>
          <table:table-cell table:style-name="ce2" office:value-type="float" office:value="0.1044" calcext:value-type="float">
            <text:p>0.1044</text:p>
          </table:table-cell>
          <table:table-cell table:style-name="ce2" office:value-type="float" office:value="0.0815" calcext:value-type="float">
            <text:p>0.0815</text:p>
          </table:table-cell>
          <table:table-cell table:style-name="ce2" office:value-type="float" office:value="0.0969" calcext:value-type="float">
            <text:p>0.0969</text:p>
          </table:table-cell>
          <table:table-cell table:style-name="ce2" office:value-type="float" office:value="0.1043" calcext:value-type="float">
            <text:p>0.1043</text:p>
          </table:table-cell>
          <table:table-cell table:style-name="ce2" office:value-type="float" office:value="55.77" calcext:value-type="float">
            <text:p>55.77</text:p>
          </table:table-cell>
          <table:table-cell table:style-name="ce2" office:value-type="float" office:value="58.04" calcext:value-type="float">
            <text:p>58.04</text:p>
          </table:table-cell>
          <table:table-cell table:style-name="ce2" office:value-type="float" office:value="53.8" calcext:value-type="float">
            <text:p>53.8</text:p>
          </table:table-cell>
          <table:table-cell table:style-name="ce2" office:value-type="float" office:value="60.68" calcext:value-type="float">
            <text:p>60.68</text:p>
          </table:table-cell>
          <table:table-cell table:style-name="ce2" office:value-type="float" office:value="52.1" calcext:value-type="float">
            <text:p>52.1</text:p>
          </table:table-cell>
          <table:table-cell table:formula="of:=AVERAGE([.D34:.H34])" office:value-type="float" office:value="0.09396" calcext:value-type="float">
            <text:p>0.09396</text:p>
          </table:table-cell>
          <table:table-cell table:formula="of:=COM.MICROSOFT.STDEV.S([.D34:.H34])" office:value-type="float" office:value="0.0112537993584389" calcext:value-type="float">
            <text:p>0.011253799358439</text:p>
          </table:table-cell>
          <table:table-cell table:formula="of:=AVERAGE([.I34:.M34])" office:value-type="float" office:value="56.078" calcext:value-type="float">
            <text:p>56.078</text:p>
          </table:table-cell>
          <table:table-cell table:formula="of:=COM.MICROSOFT.STDEV.S([.I34:.M34])" office:value-type="float" office:value="3.39619198515043" calcext:value-type="float">
            <text:p>3.39619198515043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style-name="ce2" office:value-type="float" office:value="0.1216" calcext:value-type="float">
            <text:p>0.1216</text:p>
          </table:table-cell>
          <table:table-cell table:style-name="ce2" office:value-type="float" office:value="0.1177" calcext:value-type="float">
            <text:p>0.1177</text:p>
          </table:table-cell>
          <table:table-cell table:style-name="ce2" office:value-type="float" office:value="0.1187" calcext:value-type="float">
            <text:p>0.1187</text:p>
          </table:table-cell>
          <table:table-cell table:style-name="ce2" office:value-type="float" office:value="0.1094" calcext:value-type="float">
            <text:p>0.1094</text:p>
          </table:table-cell>
          <table:table-cell table:style-name="ce2" office:value-type="float" office:value="0.1219" calcext:value-type="float">
            <text:p>0.1219</text:p>
          </table:table-cell>
          <table:table-cell table:style-name="ce2" office:value-type="float" office:value="44.19" calcext:value-type="float">
            <text:p>44.19</text:p>
          </table:table-cell>
          <table:table-cell table:style-name="ce2" office:value-type="float" office:value="56.58" calcext:value-type="float">
            <text:p>56.58</text:p>
          </table:table-cell>
          <table:table-cell table:style-name="ce2" office:value-type="float" office:value="44.16" calcext:value-type="float">
            <text:p>44.16</text:p>
          </table:table-cell>
          <table:table-cell table:style-name="ce2" office:value-type="float" office:value="52.27" calcext:value-type="float">
            <text:p>52.27</text:p>
          </table:table-cell>
          <table:table-cell table:style-name="ce2" office:value-type="float" office:value="51.43" calcext:value-type="float">
            <text:p>51.43</text:p>
          </table:table-cell>
          <table:table-cell table:formula="of:=AVERAGE([.D35:.H35])" office:value-type="float" office:value="0.11786" calcext:value-type="float">
            <text:p>0.11786</text:p>
          </table:table-cell>
          <table:table-cell table:formula="of:=COM.MICROSOFT.STDEV.S([.D35:.H35])" office:value-type="float" office:value="0.00506487907061955" calcext:value-type="float">
            <text:p>0.00506487907062</text:p>
          </table:table-cell>
          <table:table-cell table:formula="of:=AVERAGE([.I35:.M35])" office:value-type="float" office:value="49.726" calcext:value-type="float">
            <text:p>49.726</text:p>
          </table:table-cell>
          <table:table-cell table:formula="of:=COM.MICROSOFT.STDEV.S([.I35:.M35])" office:value-type="float" office:value="5.43094190725697" calcext:value-type="float">
            <text:p>5.43094190725697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.75" calcext:value-type="float">
            <text:p>1.75</text:p>
          </table:table-cell>
          <table:table-cell table:style-name="ce2" office:value-type="float" office:value="0.1313" calcext:value-type="float">
            <text:p>0.1313</text:p>
          </table:table-cell>
          <table:table-cell table:style-name="ce2" office:value-type="float" office:value="0.1159" calcext:value-type="float">
            <text:p>0.1159</text:p>
          </table:table-cell>
          <table:table-cell table:style-name="ce2" office:value-type="float" office:value="0.1017" calcext:value-type="float">
            <text:p>0.1017</text:p>
          </table:table-cell>
          <table:table-cell table:style-name="ce2" office:value-type="float" office:value="0.1241" calcext:value-type="float">
            <text:p>0.1241</text:p>
          </table:table-cell>
          <table:table-cell table:style-name="ce2" office:value-type="float" office:value="0.1355" calcext:value-type="float">
            <text:p>0.1355</text:p>
          </table:table-cell>
          <table:table-cell table:style-name="ce2" office:value-type="float" office:value="45.94" calcext:value-type="float">
            <text:p>45.94</text:p>
          </table:table-cell>
          <table:table-cell table:style-name="ce2" office:value-type="float" office:value="46.22" calcext:value-type="float">
            <text:p>46.22</text:p>
          </table:table-cell>
          <table:table-cell table:style-name="ce2" office:value-type="float" office:value="50.02" calcext:value-type="float">
            <text:p>50.02</text:p>
          </table:table-cell>
          <table:table-cell table:style-name="ce2" office:value-type="float" office:value="46.71" calcext:value-type="float">
            <text:p>46.71</text:p>
          </table:table-cell>
          <table:table-cell table:style-name="ce2" office:value-type="float" office:value="53.34" calcext:value-type="float">
            <text:p>53.34</text:p>
          </table:table-cell>
          <table:table-cell table:formula="of:=AVERAGE([.D36:.H36])" office:value-type="float" office:value="0.1217" calcext:value-type="float">
            <text:p>0.1217</text:p>
          </table:table-cell>
          <table:table-cell table:formula="of:=COM.MICROSOFT.STDEV.S([.D36:.H36])" office:value-type="float" office:value="0.0134350288425444" calcext:value-type="float">
            <text:p>0.013435028842544</text:p>
          </table:table-cell>
          <table:table-cell table:formula="of:=AVERAGE([.I36:.M36])" office:value-type="float" office:value="48.446" calcext:value-type="float">
            <text:p>48.446</text:p>
          </table:table-cell>
          <table:table-cell table:formula="of:=COM.MICROSOFT.STDEV.S([.I36:.M36])" office:value-type="float" office:value="3.18894653451575" calcext:value-type="float">
            <text:p>3.18894653451575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1736" calcext:value-type="float">
            <text:p>0.1736</text:p>
          </table:table-cell>
          <table:table-cell table:style-name="ce2" office:value-type="float" office:value="0.1553" calcext:value-type="float">
            <text:p>0.1553</text:p>
          </table:table-cell>
          <table:table-cell table:style-name="ce2" office:value-type="float" office:value="0.1681" calcext:value-type="float">
            <text:p>0.1681</text:p>
          </table:table-cell>
          <table:table-cell table:style-name="ce2" office:value-type="float" office:value="0.1452" calcext:value-type="float">
            <text:p>0.1452</text:p>
          </table:table-cell>
          <table:table-cell table:style-name="ce2" office:value-type="float" office:value="0.154" calcext:value-type="float">
            <text:p>0.154</text:p>
          </table:table-cell>
          <table:table-cell table:style-name="ce2" office:value-type="float" office:value="52.23" calcext:value-type="float">
            <text:p>52.23</text:p>
          </table:table-cell>
          <table:table-cell table:style-name="ce2" office:value-type="float" office:value="48.03" calcext:value-type="float">
            <text:p>48.03</text:p>
          </table:table-cell>
          <table:table-cell table:style-name="ce2" office:value-type="float" office:value="50.69" calcext:value-type="float">
            <text:p>50.69</text:p>
          </table:table-cell>
          <table:table-cell table:style-name="ce2" office:value-type="float" office:value="51.32" calcext:value-type="float">
            <text:p>51.32</text:p>
          </table:table-cell>
          <table:table-cell table:style-name="ce2" office:value-type="float" office:value="52.61" calcext:value-type="float">
            <text:p>52.61</text:p>
          </table:table-cell>
          <table:table-cell table:formula="of:=AVERAGE([.D37:.H37])" office:value-type="float" office:value="0.15924" calcext:value-type="float">
            <text:p>0.15924</text:p>
          </table:table-cell>
          <table:table-cell table:formula="of:=COM.MICROSOFT.STDEV.S([.D37:.H37])" office:value-type="float" office:value="0.0114543878055529" calcext:value-type="float">
            <text:p>0.011454387805553</text:p>
          </table:table-cell>
          <table:table-cell table:formula="of:=AVERAGE([.I37:.M37])" office:value-type="float" office:value="50.976" calcext:value-type="float">
            <text:p>50.976</text:p>
          </table:table-cell>
          <table:table-cell table:formula="of:=COM.MICROSOFT.STDEV.S([.I37:.M37])" office:value-type="float" office:value="1.81118193453888" calcext:value-type="float">
            <text:p>1.81118193453888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table:style-name="ce2" office:value-type="float" office:value="0.1973" calcext:value-type="float">
            <text:p>0.1973</text:p>
          </table:table-cell>
          <table:table-cell table:style-name="ce2" office:value-type="float" office:value="0.2016" calcext:value-type="float">
            <text:p>0.2016</text:p>
          </table:table-cell>
          <table:table-cell table:style-name="ce2" office:value-type="float" office:value="0.1965" calcext:value-type="float">
            <text:p>0.1965</text:p>
          </table:table-cell>
          <table:table-cell table:style-name="ce2" office:value-type="float" office:value="0.1961" calcext:value-type="float">
            <text:p>0.1961</text:p>
          </table:table-cell>
          <table:table-cell table:style-name="ce2" office:value-type="float" office:value="0.2087" calcext:value-type="float">
            <text:p>0.2087</text:p>
          </table:table-cell>
          <table:table-cell table:style-name="ce2" office:value-type="float" office:value="52.75" calcext:value-type="float">
            <text:p>52.75</text:p>
          </table:table-cell>
          <table:table-cell table:style-name="ce2" office:value-type="float" office:value="49.57" calcext:value-type="float">
            <text:p>49.57</text:p>
          </table:table-cell>
          <table:table-cell table:style-name="ce2" office:value-type="float" office:value="43.25" calcext:value-type="float">
            <text:p>43.25</text:p>
          </table:table-cell>
          <table:table-cell table:style-name="ce2" office:value-type="float" office:value="55.2" calcext:value-type="float">
            <text:p>55.2</text:p>
          </table:table-cell>
          <table:table-cell table:style-name="ce2" office:value-type="float" office:value="45.12" calcext:value-type="float">
            <text:p>45.12</text:p>
          </table:table-cell>
          <table:table-cell table:formula="of:=AVERAGE([.D38:.H38])" office:value-type="float" office:value="0.20004" calcext:value-type="float">
            <text:p>0.20004</text:p>
          </table:table-cell>
          <table:table-cell table:formula="of:=COM.MICROSOFT.STDEV.S([.D38:.H38])" office:value-type="float" office:value="0.00531488475886354" calcext:value-type="float">
            <text:p>0.005314884758864</text:p>
          </table:table-cell>
          <table:table-cell table:formula="of:=AVERAGE([.I38:.M38])" office:value-type="float" office:value="49.178" calcext:value-type="float">
            <text:p>49.178</text:p>
          </table:table-cell>
          <table:table-cell table:formula="of:=COM.MICROSOFT.STDEV.S([.I38:.M38])" office:value-type="float" office:value="5.01960855047483" calcext:value-type="float">
            <text:p>5.01960855047483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2291" calcext:value-type="float">
            <text:p>0.2291</text:p>
          </table:table-cell>
          <table:table-cell table:style-name="ce2" office:value-type="float" office:value="0.205" calcext:value-type="float">
            <text:p>0.205</text:p>
          </table:table-cell>
          <table:table-cell table:style-name="ce2" office:value-type="float" office:value="0.2322" calcext:value-type="float">
            <text:p>0.2322</text:p>
          </table:table-cell>
          <table:table-cell table:style-name="ce2" office:value-type="float" office:value="0.224" calcext:value-type="float">
            <text:p>0.224</text:p>
          </table:table-cell>
          <table:table-cell table:style-name="ce2" office:value-type="float" office:value="0.2208" calcext:value-type="float">
            <text:p>0.2208</text:p>
          </table:table-cell>
          <table:table-cell table:style-name="ce2" office:value-type="float" office:value="51.7" calcext:value-type="float">
            <text:p>51.7</text:p>
          </table:table-cell>
          <table:table-cell table:style-name="ce2" office:value-type="float" office:value="46.42" calcext:value-type="float">
            <text:p>46.42</text:p>
          </table:table-cell>
          <table:table-cell table:style-name="ce2" office:value-type="float" office:value="53.42" calcext:value-type="float">
            <text:p>53.42</text:p>
          </table:table-cell>
          <table:table-cell table:style-name="ce2" office:value-type="float" office:value="45.9" calcext:value-type="float">
            <text:p>45.9</text:p>
          </table:table-cell>
          <table:table-cell table:style-name="ce2" office:value-type="float" office:value="49.36" calcext:value-type="float">
            <text:p>49.36</text:p>
          </table:table-cell>
          <table:table-cell table:formula="of:=AVERAGE([.D39:.H39])" office:value-type="float" office:value="0.22222" calcext:value-type="float">
            <text:p>0.22222</text:p>
          </table:table-cell>
          <table:table-cell table:formula="of:=COM.MICROSOFT.STDEV.S([.D39:.H39])" office:value-type="float" office:value="0.0105906562591749" calcext:value-type="float">
            <text:p>0.010590656259175</text:p>
          </table:table-cell>
          <table:table-cell table:formula="of:=AVERAGE([.I39:.M39])" office:value-type="float" office:value="49.36" calcext:value-type="float">
            <text:p>49.36</text:p>
          </table:table-cell>
          <table:table-cell table:formula="of:=COM.MICROSOFT.STDEV.S([.I39:.M39])" office:value-type="float" office:value="3.26245306479649" calcext:value-type="float">
            <text:p>3.26245306479649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0.2542" calcext:value-type="float">
            <text:p>0.2542</text:p>
          </table:table-cell>
          <table:table-cell table:style-name="ce2" office:value-type="float" office:value="0.2792" calcext:value-type="float">
            <text:p>0.2792</text:p>
          </table:table-cell>
          <table:table-cell table:style-name="ce2" office:value-type="float" office:value="0.2608" calcext:value-type="float">
            <text:p>0.2608</text:p>
          </table:table-cell>
          <table:table-cell table:style-name="ce2" office:value-type="float" office:value="0.2666" calcext:value-type="float">
            <text:p>0.2666</text:p>
          </table:table-cell>
          <table:table-cell table:style-name="ce2" office:value-type="float" office:value="0.2837" calcext:value-type="float">
            <text:p>0.2837</text:p>
          </table:table-cell>
          <table:table-cell table:style-name="ce2" office:value-type="float" office:value="50.27" calcext:value-type="float">
            <text:p>50.27</text:p>
          </table:table-cell>
          <table:table-cell table:style-name="ce2" office:value-type="float" office:value="52.7" calcext:value-type="float">
            <text:p>52.7</text:p>
          </table:table-cell>
          <table:table-cell table:style-name="ce2" office:value-type="float" office:value="51.79" calcext:value-type="float">
            <text:p>51.79</text:p>
          </table:table-cell>
          <table:table-cell table:style-name="ce2" office:value-type="float" office:value="50.39" calcext:value-type="float">
            <text:p>50.39</text:p>
          </table:table-cell>
          <table:table-cell table:style-name="ce2" office:value-type="float" office:value="52.35" calcext:value-type="float">
            <text:p>52.35</text:p>
          </table:table-cell>
          <table:table-cell table:formula="of:=AVERAGE([.D40:.H40])" office:value-type="float" office:value="0.2689" calcext:value-type="float">
            <text:p>0.2689</text:p>
          </table:table-cell>
          <table:table-cell table:formula="of:=COM.MICROSOFT.STDEV.S([.D40:.H40])" office:value-type="float" office:value="0.012370529495539" calcext:value-type="float">
            <text:p>0.012370529495539</text:p>
          </table:table-cell>
          <table:table-cell table:formula="of:=AVERAGE([.I40:.M40])" office:value-type="float" office:value="51.5" calcext:value-type="float">
            <text:p>51.5</text:p>
          </table:table-cell>
          <table:table-cell table:formula="of:=COM.MICROSOFT.STDEV.S([.I40:.M40])" office:value-type="float" office:value="1.11709444542527" calcext:value-type="float">
            <text:p>1.11709444542527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3189" calcext:value-type="float">
            <text:p>0.3189</text:p>
          </table:table-cell>
          <table:table-cell table:style-name="ce2" office:value-type="float" office:value="0.288" calcext:value-type="float">
            <text:p>0.288</text:p>
          </table:table-cell>
          <table:table-cell table:style-name="ce2" office:value-type="float" office:value="0.3006" calcext:value-type="float">
            <text:p>0.3006</text:p>
          </table:table-cell>
          <table:table-cell table:style-name="ce2" office:value-type="float" office:value="0.2783" calcext:value-type="float">
            <text:p>0.2783</text:p>
          </table:table-cell>
          <table:table-cell table:style-name="ce2" office:value-type="float" office:value="0.2061" calcext:value-type="float">
            <text:p>0.2061</text:p>
          </table:table-cell>
          <table:table-cell table:style-name="ce2" office:value-type="float" office:value="50.71" calcext:value-type="float">
            <text:p>50.71</text:p>
          </table:table-cell>
          <table:table-cell table:style-name="ce2" office:value-type="float" office:value="51.33" calcext:value-type="float">
            <text:p>51.33</text:p>
          </table:table-cell>
          <table:table-cell table:style-name="ce2" office:value-type="float" office:value="51.23" calcext:value-type="float">
            <text:p>51.23</text:p>
          </table:table-cell>
          <table:table-cell table:style-name="ce2" office:value-type="float" office:value="51.03" calcext:value-type="float">
            <text:p>51.03</text:p>
          </table:table-cell>
          <table:table-cell table:style-name="ce2" office:value-type="float" office:value="49.86" calcext:value-type="float">
            <text:p>49.86</text:p>
          </table:table-cell>
          <table:table-cell table:formula="of:=AVERAGE([.D41:.H41])" office:value-type="float" office:value="0.27838" calcext:value-type="float">
            <text:p>0.27838</text:p>
          </table:table-cell>
          <table:table-cell table:formula="of:=COM.MICROSOFT.STDEV.S([.D41:.H41])" office:value-type="float" office:value="0.0431640707070128" calcext:value-type="float">
            <text:p>0.043164070707013</text:p>
          </table:table-cell>
          <table:table-cell table:formula="of:=AVERAGE([.I41:.M41])" office:value-type="float" office:value="50.832" calcext:value-type="float">
            <text:p>50.832</text:p>
          </table:table-cell>
          <table:table-cell table:formula="of:=COM.MICROSOFT.STDEV.S([.I41:.M41])" office:value-type="float" office:value="0.592722532050199" calcext:value-type="float">
            <text:p>0.592722532050199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0.362" calcext:value-type="float">
            <text:p>0.362</text:p>
          </table:table-cell>
          <table:table-cell table:style-name="ce2" office:value-type="float" office:value="0.3482" calcext:value-type="float">
            <text:p>0.3482</text:p>
          </table:table-cell>
          <table:table-cell table:style-name="ce2" office:value-type="float" office:value="0.3409" calcext:value-type="float">
            <text:p>0.3409</text:p>
          </table:table-cell>
          <table:table-cell table:style-name="ce2" office:value-type="float" office:value="0.3381" calcext:value-type="float">
            <text:p>0.3381</text:p>
          </table:table-cell>
          <table:table-cell table:style-name="ce2" office:value-type="float" office:value="0.356" calcext:value-type="float">
            <text:p>0.356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49.88" calcext:value-type="float">
            <text:p>49.88</text:p>
          </table:table-cell>
          <table:table-cell table:style-name="ce2" office:value-type="float" office:value="50.5" calcext:value-type="float">
            <text:p>50.5</text:p>
          </table:table-cell>
          <table:table-cell table:style-name="ce2" office:value-type="float" office:value="52.15" calcext:value-type="float">
            <text:p>52.15</text:p>
          </table:table-cell>
          <table:table-cell table:style-name="ce2" office:value-type="float" office:value="45.84" calcext:value-type="float">
            <text:p>45.84</text:p>
          </table:table-cell>
          <table:table-cell table:formula="of:=AVERAGE([.D42:.H42])" office:value-type="float" office:value="0.34904" calcext:value-type="float">
            <text:p>0.34904</text:p>
          </table:table-cell>
          <table:table-cell table:formula="of:=COM.MICROSOFT.STDEV.S([.D42:.H42])" office:value-type="float" office:value="0.0100380775051799" calcext:value-type="float">
            <text:p>0.01003807750518</text:p>
          </table:table-cell>
          <table:table-cell table:formula="of:=AVERAGE([.I42:.M42])" office:value-type="float" office:value="49.314" calcext:value-type="float">
            <text:p>49.314</text:p>
          </table:table-cell>
          <table:table-cell table:formula="of:=COM.MICROSOFT.STDEV.S([.I42:.M42])" office:value-type="float" office:value="2.40205745143616" calcext:value-type="float">
            <text:p>2.40205745143616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754" calcext:value-type="float">
            <text:p>0.3754</text:p>
          </table:table-cell>
          <table:table-cell table:style-name="ce2" office:value-type="float" office:value="0.3787" calcext:value-type="float">
            <text:p>0.3787</text:p>
          </table:table-cell>
          <table:table-cell table:style-name="ce2" office:value-type="float" office:value="0.3698" calcext:value-type="float">
            <text:p>0.3698</text:p>
          </table:table-cell>
          <table:table-cell table:style-name="ce2" office:value-type="float" office:value="0.3761" calcext:value-type="float">
            <text:p>0.3761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49.72" calcext:value-type="float">
            <text:p>49.72</text:p>
          </table:table-cell>
          <table:table-cell table:style-name="ce2" office:value-type="float" office:value="49.17" calcext:value-type="float">
            <text:p>49.17</text:p>
          </table:table-cell>
          <table:table-cell table:style-name="ce2" office:value-type="float" office:value="49.94" calcext:value-type="float">
            <text:p>49.94</text:p>
          </table:table-cell>
          <table:table-cell table:style-name="ce2" office:value-type="float" office:value="50.48" calcext:value-type="float">
            <text:p>50.48</text:p>
          </table:table-cell>
          <table:table-cell table:style-name="ce2" office:value-type="float" office:value="48.59" calcext:value-type="float">
            <text:p>48.59</text:p>
          </table:table-cell>
          <table:table-cell table:formula="of:=AVERAGE([.D43:.H43])" office:value-type="float" office:value="0.372" calcext:value-type="float">
            <text:p>0.372</text:p>
          </table:table-cell>
          <table:table-cell table:formula="of:=COM.MICROSOFT.STDEV.S([.D43:.H43])" office:value-type="float" office:value="0.00745150991410468" calcext:value-type="float">
            <text:p>0.007451509914105</text:p>
          </table:table-cell>
          <table:table-cell table:formula="of:=AVERAGE([.I43:.M43])" office:value-type="float" office:value="49.58" calcext:value-type="float">
            <text:p>49.58</text:p>
          </table:table-cell>
          <table:table-cell table:formula="of:=COM.MICROSOFT.STDEV.S([.I43:.M43])" office:value-type="float" office:value="0.725844335928852" calcext:value-type="float">
            <text:p>0.725844335928852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0.0241" calcext:value-type="float">
            <text:p>0.0241</text:p>
          </table:table-cell>
          <table:table-cell table:style-name="ce2" office:value-type="float" office:value="0.0335" calcext:value-type="float">
            <text:p>0.0335</text:p>
          </table:table-cell>
          <table:table-cell table:style-name="ce2" office:value-type="float" office:value="0.0172" calcext:value-type="float">
            <text:p>0.0172</text:p>
          </table:table-cell>
          <table:table-cell table:style-name="ce2" office:value-type="float" office:value="0.0331" calcext:value-type="float">
            <text:p>0.0331</text:p>
          </table:table-cell>
          <table:table-cell table:style-name="ce2" office:value-type="float" office:value="0.0255" calcext:value-type="float">
            <text:p>0.0255</text:p>
          </table:table-cell>
          <table:table-cell table:style-name="ce2" office:value-type="float" office:value="-3.6" calcext:value-type="float">
            <text:p>-3.6</text:p>
          </table:table-cell>
          <table:table-cell table:style-name="ce2" office:value-type="float" office:value="-17.46" calcext:value-type="float">
            <text:p>-17.46</text:p>
          </table:table-cell>
          <table:table-cell table:style-name="ce2" office:value-type="float" office:value="-9.35" calcext:value-type="float">
            <text:p>-9.35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-50.45" calcext:value-type="float">
            <text:p>-50.45</text:p>
          </table:table-cell>
          <table:table-cell table:formula="of:=AVERAGE([.D44:.H44])" office:value-type="float" office:value="0.02668" calcext:value-type="float">
            <text:p>0.02668</text:p>
          </table:table-cell>
          <table:table-cell table:formula="of:=COM.MICROSOFT.STDEV.S([.D44:.H44])" office:value-type="float" office:value="0.00681263531975696" calcext:value-type="float">
            <text:p>0.006812635319757</text:p>
          </table:table-cell>
          <table:table-cell table:formula="of:=AVERAGE([.I44:.M44])" office:value-type="float" office:value="-15.7" calcext:value-type="float">
            <text:p>-15.7</text:p>
          </table:table-cell>
          <table:table-cell table:formula="of:=COM.MICROSOFT.STDEV.S([.I44:.M44])" office:value-type="float" office:value="20.7578671833115" calcext:value-type="float">
            <text:p>20.7578671833115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0314" calcext:value-type="float">
            <text:p>0.0314</text:p>
          </table:table-cell>
          <table:table-cell table:style-name="ce2" office:value-type="float" office:value="0.0393" calcext:value-type="float">
            <text:p>0.0393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0.0469" calcext:value-type="float">
            <text:p>0.0469</text:p>
          </table:table-cell>
          <table:table-cell table:style-name="ce2" office:value-type="float" office:value="0.0365" calcext:value-type="float">
            <text:p>0.0365</text:p>
          </table:table-cell>
          <table:table-cell table:style-name="ce2" office:value-type="float" office:value="-35.17" calcext:value-type="float">
            <text:p>-35.17</text:p>
          </table:table-cell>
          <table:table-cell table:style-name="ce2" office:value-type="float" office:value="-10.77" calcext:value-type="float">
            <text:p>-10.77</text:p>
          </table:table-cell>
          <table:table-cell table:style-name="ce2" office:value-type="float" office:value="-2.05" calcext:value-type="float">
            <text:p>-2.05</text:p>
          </table:table-cell>
          <table:table-cell table:style-name="ce2" office:value-type="float" office:value="-27.52" calcext:value-type="float">
            <text:p>-27.52</text:p>
          </table:table-cell>
          <table:table-cell table:style-name="ce2" office:value-type="float" office:value="7.83" calcext:value-type="float">
            <text:p>7.83</text:p>
          </table:table-cell>
          <table:table-cell table:formula="of:=AVERAGE([.D45:.H45])" office:value-type="float" office:value="0.03782" calcext:value-type="float">
            <text:p>0.03782</text:p>
          </table:table-cell>
          <table:table-cell table:formula="of:=COM.MICROSOFT.STDEV.S([.D45:.H45])" office:value-type="float" office:value="0.00582125416040221" calcext:value-type="float">
            <text:p>0.005821254160402</text:p>
          </table:table-cell>
          <table:table-cell table:formula="of:=AVERAGE([.I45:.M45])" office:value-type="float" office:value="-13.536" calcext:value-type="float">
            <text:p>-13.536</text:p>
          </table:table-cell>
          <table:table-cell table:formula="of:=COM.MICROSOFT.STDEV.S([.I45:.M45])" office:value-type="float" office:value="17.7458947365299" calcext:value-type="float">
            <text:p>17.7458947365299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0574" calcext:value-type="float">
            <text:p>0.0574</text:p>
          </table:table-cell>
          <table:table-cell table:style-name="ce2" office:value-type="float" office:value="0.0565" calcext:value-type="float">
            <text:p>0.0565</text:p>
          </table:table-cell>
          <table:table-cell table:style-name="ce2" office:value-type="float" office:value="0.0336" calcext:value-type="float">
            <text:p>0.0336</text:p>
          </table:table-cell>
          <table:table-cell table:style-name="ce2" office:value-type="float" office:value="0.0553" calcext:value-type="float">
            <text:p>0.0553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float" office:value="-30.73" calcext:value-type="float">
            <text:p>-30.73</text:p>
          </table:table-cell>
          <table:table-cell table:style-name="ce2" office:value-type="float" office:value="-17.57" calcext:value-type="float">
            <text:p>-17.57</text:p>
          </table:table-cell>
          <table:table-cell table:style-name="ce2" office:value-type="float" office:value="-21.16" calcext:value-type="float">
            <text:p>-21.16</text:p>
          </table:table-cell>
          <table:table-cell table:style-name="ce2" office:value-type="float" office:value="-24.8" calcext:value-type="float">
            <text:p>-24.8</text:p>
          </table:table-cell>
          <table:table-cell table:style-name="ce2" office:value-type="float" office:value="-31.45" calcext:value-type="float">
            <text:p>-31.45</text:p>
          </table:table-cell>
          <table:table-cell table:formula="of:=AVERAGE([.D46:.H46])" office:value-type="float" office:value="0.05476" calcext:value-type="float">
            <text:p>0.05476</text:p>
          </table:table-cell>
          <table:table-cell table:formula="of:=COM.MICROSOFT.STDEV.S([.D46:.H46])" office:value-type="float" office:value="0.0134329073547017" calcext:value-type="float">
            <text:p>0.013432907354702</text:p>
          </table:table-cell>
          <table:table-cell table:formula="of:=AVERAGE([.I46:.M46])" office:value-type="float" office:value="-25.142" calcext:value-type="float">
            <text:p>-25.142</text:p>
          </table:table-cell>
          <table:table-cell table:formula="of:=COM.MICROSOFT.STDEV.S([.I46:.M46])" office:value-type="float" office:value="6.00676868207858" calcext:value-type="float">
            <text:p>6.00676868207858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665" calcext:value-type="float">
            <text:p>0.0665</text:p>
          </table:table-cell>
          <table:table-cell table:style-name="ce2" office:value-type="float" office:value="0.079" calcext:value-type="float">
            <text:p>0.079</text:p>
          </table:table-cell>
          <table:table-cell table:style-name="ce2" office:value-type="float" office:value="0.0601" calcext:value-type="float">
            <text:p>0.0601</text:p>
          </table:table-cell>
          <table:table-cell table:style-name="ce2" office:value-type="float" office:value="0.0693" calcext:value-type="float">
            <text:p>0.0693</text:p>
          </table:table-cell>
          <table:table-cell table:style-name="ce2" office:value-type="float" office:value="0.0557" calcext:value-type="float">
            <text:p>0.0557</text:p>
          </table:table-cell>
          <table:table-cell table:style-name="ce2" office:value-type="float" office:value="-22.13" calcext:value-type="float">
            <text:p>-22.13</text:p>
          </table:table-cell>
          <table:table-cell table:style-name="ce2" office:value-type="float" office:value="-12.04" calcext:value-type="float">
            <text:p>-12.04</text:p>
          </table:table-cell>
          <table:table-cell table:style-name="ce2" office:value-type="float" office:value="-16.66" calcext:value-type="float">
            <text:p>-16.66</text:p>
          </table:table-cell>
          <table:table-cell table:style-name="ce2" office:value-type="float" office:value="-31.89" calcext:value-type="float">
            <text:p>-31.89</text:p>
          </table:table-cell>
          <table:table-cell table:style-name="ce2" office:value-type="float" office:value="-21.7" calcext:value-type="float">
            <text:p>-21.7</text:p>
          </table:table-cell>
          <table:table-cell table:formula="of:=AVERAGE([.D47:.H47])" office:value-type="float" office:value="0.06612" calcext:value-type="float">
            <text:p>0.06612</text:p>
          </table:table-cell>
          <table:table-cell table:formula="of:=COM.MICROSOFT.STDEV.S([.D47:.H47])" office:value-type="float" office:value="0.00895778990599802" calcext:value-type="float">
            <text:p>0.008957789905998</text:p>
          </table:table-cell>
          <table:table-cell table:formula="of:=AVERAGE([.I47:.M47])" office:value-type="float" office:value="-20.884" calcext:value-type="float">
            <text:p>-20.884</text:p>
          </table:table-cell>
          <table:table-cell table:formula="of:=COM.MICROSOFT.STDEV.S([.I47:.M47])" office:value-type="float" office:value="7.40622913499171" calcext:value-type="float">
            <text:p>7.40622913499171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1.25" calcext:value-type="float">
            <text:p>1.25</text:p>
          </table:table-cell>
          <table:table-cell table:style-name="ce2" office:value-type="float" office:value="0.1075" calcext:value-type="float">
            <text:p>0.1075</text:p>
          </table:table-cell>
          <table:table-cell table:style-name="ce2" office:value-type="float" office:value="0.0871" calcext:value-type="float">
            <text:p>0.0871</text:p>
          </table:table-cell>
          <table:table-cell table:style-name="ce2" office:value-type="float" office:value="0.0946" calcext:value-type="float">
            <text:p>0.0946</text:p>
          </table:table-cell>
          <table:table-cell table:style-name="ce2" office:value-type="float" office:value="0.0758" calcext:value-type="float">
            <text:p>0.0758</text:p>
          </table:table-cell>
          <table:table-cell table:style-name="ce2" office:value-type="float" office:value="0.1066" calcext:value-type="float">
            <text:p>0.1066</text:p>
          </table:table-cell>
          <table:table-cell table:style-name="ce2" office:value-type="float" office:value="-20.64" calcext:value-type="float">
            <text:p>-20.64</text:p>
          </table:table-cell>
          <table:table-cell table:style-name="ce2" office:value-type="float" office:value="-19.95" calcext:value-type="float">
            <text:p>-19.95</text:p>
          </table:table-cell>
          <table:table-cell table:style-name="ce2" office:value-type="float" office:value="-12.41" calcext:value-type="float">
            <text:p>-12.41</text:p>
          </table:table-cell>
          <table:table-cell table:style-name="ce2" office:value-type="float" office:value="-17.97" calcext:value-type="float">
            <text:p>-17.97</text:p>
          </table:table-cell>
          <table:table-cell table:style-name="ce2" office:value-type="float" office:value="-14.93" calcext:value-type="float">
            <text:p>-14.93</text:p>
          </table:table-cell>
          <table:table-cell table:formula="of:=AVERAGE([.D48:.H48])" office:value-type="float" office:value="0.09432" calcext:value-type="float">
            <text:p>0.09432</text:p>
          </table:table-cell>
          <table:table-cell table:formula="of:=COM.MICROSOFT.STDEV.S([.D48:.H48])" office:value-type="float" office:value="0.0134136870397367" calcext:value-type="float">
            <text:p>0.013413687039737</text:p>
          </table:table-cell>
          <table:table-cell table:formula="of:=AVERAGE([.I48:.M48])" office:value-type="float" office:value="-17.18" calcext:value-type="float">
            <text:p>-17.18</text:p>
          </table:table-cell>
          <table:table-cell table:formula="of:=COM.MICROSOFT.STDEV.S([.I48:.M48])" office:value-type="float" office:value="3.46713137910867" calcext:value-type="float">
            <text:p>3.46713137910867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1.5" calcext:value-type="float">
            <text:p>1.5</text:p>
          </table:table-cell>
          <table:table-cell table:style-name="ce2" office:value-type="float" office:value="0.1109" calcext:value-type="float">
            <text:p>0.1109</text:p>
          </table:table-cell>
          <table:table-cell table:style-name="ce2" office:value-type="float" office:value="0.1028" calcext:value-type="float">
            <text:p>0.1028</text:p>
          </table:table-cell>
          <table:table-cell table:style-name="ce2" office:value-type="float" office:value="0.1081" calcext:value-type="float">
            <text:p>0.1081</text:p>
          </table:table-cell>
          <table:table-cell table:style-name="ce2" office:value-type="float" office:value="0.1143" calcext:value-type="float">
            <text:p>0.1143</text:p>
          </table:table-cell>
          <table:table-cell table:style-name="ce2" office:value-type="float" office:value="0.1221" calcext:value-type="float">
            <text:p>0.1221</text:p>
          </table:table-cell>
          <table:table-cell table:style-name="ce2" office:value-type="float" office:value="-13.3" calcext:value-type="float">
            <text:p>-13.3</text:p>
          </table:table-cell>
          <table:table-cell table:style-name="ce2" office:value-type="float" office:value="-21.83" calcext:value-type="float">
            <text:p>-21.83</text:p>
          </table:table-cell>
          <table:table-cell table:style-name="ce2" office:value-type="float" office:value="-14.58" calcext:value-type="float">
            <text:p>-14.58</text:p>
          </table:table-cell>
          <table:table-cell table:style-name="ce2" office:value-type="float" office:value="-21.67" calcext:value-type="float">
            <text:p>-21.67</text:p>
          </table:table-cell>
          <table:table-cell table:style-name="ce2" office:value-type="float" office:value="-17.36" calcext:value-type="float">
            <text:p>-17.36</text:p>
          </table:table-cell>
          <table:table-cell table:formula="of:=AVERAGE([.D49:.H49])" office:value-type="float" office:value="0.11164" calcext:value-type="float">
            <text:p>0.11164</text:p>
          </table:table-cell>
          <table:table-cell table:formula="of:=COM.MICROSOFT.STDEV.S([.D49:.H49])" office:value-type="float" office:value="0.00720610851986008" calcext:value-type="float">
            <text:p>0.00720610851986</text:p>
          </table:table-cell>
          <table:table-cell table:formula="of:=AVERAGE([.I49:.M49])" office:value-type="float" office:value="-17.748" calcext:value-type="float">
            <text:p>-17.748</text:p>
          </table:table-cell>
          <table:table-cell table:formula="of:=COM.MICROSOFT.STDEV.S([.I49:.M49])" office:value-type="float" office:value="3.93752079359589" calcext:value-type="float">
            <text:p>3.93752079359589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1.75" calcext:value-type="float">
            <text:p>1.75</text:p>
          </table:table-cell>
          <table:table-cell table:style-name="ce2" office:value-type="float" office:value="0.127" calcext:value-type="float">
            <text:p>0.127</text:p>
          </table:table-cell>
          <table:table-cell table:style-name="ce2" office:value-type="float" office:value="0.1281" calcext:value-type="float">
            <text:p>0.1281</text:p>
          </table:table-cell>
          <table:table-cell table:style-name="ce2" office:value-type="float" office:value="0.1263" calcext:value-type="float">
            <text:p>0.1263</text:p>
          </table:table-cell>
          <table:table-cell table:style-name="ce2" office:value-type="float" office:value="0.1193" calcext:value-type="float">
            <text:p>0.1193</text:p>
          </table:table-cell>
          <table:table-cell table:style-name="ce2" office:value-type="float" office:value="0.1264" calcext:value-type="float">
            <text:p>0.1264</text:p>
          </table:table-cell>
          <table:table-cell table:style-name="ce2" office:value-type="float" office:value="-16.46" calcext:value-type="float">
            <text:p>-16.46</text:p>
          </table:table-cell>
          <table:table-cell table:style-name="ce2" office:value-type="float" office:value="-18.88" calcext:value-type="float">
            <text:p>-18.88</text:p>
          </table:table-cell>
          <table:table-cell table:style-name="ce2" office:value-type="float" office:value="-17.7" calcext:value-type="float">
            <text:p>-17.7</text:p>
          </table:table-cell>
          <table:table-cell table:style-name="ce2" office:value-type="float" office:value="-21.11" calcext:value-type="float">
            <text:p>-21.11</text:p>
          </table:table-cell>
          <table:table-cell table:style-name="ce2" office:value-type="float" office:value="-17.33" calcext:value-type="float">
            <text:p>-17.33</text:p>
          </table:table-cell>
          <table:table-cell table:formula="of:=AVERAGE([.D50:.H50])" office:value-type="float" office:value="0.12542" calcext:value-type="float">
            <text:p>0.12542</text:p>
          </table:table-cell>
          <table:table-cell table:formula="of:=COM.MICROSOFT.STDEV.S([.D50:.H50])" office:value-type="float" office:value="0.00349528253507496" calcext:value-type="float">
            <text:p>0.003495282535075</text:p>
          </table:table-cell>
          <table:table-cell table:formula="of:=AVERAGE([.I50:.M50])" office:value-type="float" office:value="-18.296" calcext:value-type="float">
            <text:p>-18.296</text:p>
          </table:table-cell>
          <table:table-cell table:formula="of:=COM.MICROSOFT.STDEV.S([.I50:.M50])" office:value-type="float" office:value="1.79714495798197" calcext:value-type="float">
            <text:p>1.79714495798197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1476" calcext:value-type="float">
            <text:p>0.1476</text:p>
          </table:table-cell>
          <table:table-cell table:style-name="ce2" office:value-type="float" office:value="0.1532" calcext:value-type="float">
            <text:p>0.1532</text:p>
          </table:table-cell>
          <table:table-cell table:style-name="ce2" office:value-type="float" office:value="0.1609" calcext:value-type="float">
            <text:p>0.1609</text:p>
          </table:table-cell>
          <table:table-cell table:style-name="ce2" office:value-type="float" office:value="0.1625" calcext:value-type="float">
            <text:p>0.1625</text:p>
          </table:table-cell>
          <table:table-cell table:style-name="ce2" office:value-type="float" office:value="0.1663" calcext:value-type="float">
            <text:p>0.1663</text:p>
          </table:table-cell>
          <table:table-cell table:style-name="ce2" office:value-type="float" office:value="-18.41" calcext:value-type="float">
            <text:p>-18.41</text:p>
          </table:table-cell>
          <table:table-cell table:style-name="ce2" office:value-type="float" office:value="-19.97" calcext:value-type="float">
            <text:p>-19.97</text:p>
          </table:table-cell>
          <table:table-cell table:style-name="ce2" office:value-type="float" office:value="-23.84" calcext:value-type="float">
            <text:p>-23.84</text:p>
          </table:table-cell>
          <table:table-cell table:style-name="ce2" office:value-type="float" office:value="-18.27" calcext:value-type="float">
            <text:p>-18.27</text:p>
          </table:table-cell>
          <table:table-cell table:style-name="ce2" office:value-type="float" office:value="-20.19" calcext:value-type="float">
            <text:p>-20.19</text:p>
          </table:table-cell>
          <table:table-cell table:formula="of:=AVERAGE([.D51:.H51])" office:value-type="float" office:value="0.1581" calcext:value-type="float">
            <text:p>0.1581</text:p>
          </table:table-cell>
          <table:table-cell table:formula="of:=COM.MICROSOFT.STDEV.S([.D51:.H51])" office:value-type="float" office:value="0.00756141521145347" calcext:value-type="float">
            <text:p>0.007561415211453</text:p>
          </table:table-cell>
          <table:table-cell table:formula="of:=AVERAGE([.I51:.M51])" office:value-type="float" office:value="-20.136" calcext:value-type="float">
            <text:p>-20.136</text:p>
          </table:table-cell>
          <table:table-cell table:formula="of:=COM.MICROSOFT.STDEV.S([.I51:.M51])" office:value-type="float" office:value="2.24783896220348" calcext:value-type="float">
            <text:p>2.24783896220348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2.5" calcext:value-type="float">
            <text:p>2.5</text:p>
          </table:table-cell>
          <table:table-cell table:style-name="ce2" office:value-type="float" office:value="0.198" calcext:value-type="float">
            <text:p>0.198</text:p>
          </table:table-cell>
          <table:table-cell table:style-name="ce2" office:value-type="float" office:value="0.1661" calcext:value-type="float">
            <text:p>0.1661</text:p>
          </table:table-cell>
          <table:table-cell table:style-name="ce2" office:value-type="float" office:value="0.1969" calcext:value-type="float">
            <text:p>0.1969</text:p>
          </table:table-cell>
          <table:table-cell table:style-name="ce2" office:value-type="float" office:value="0.1751" calcext:value-type="float">
            <text:p>0.1751</text:p>
          </table:table-cell>
          <table:table-cell table:style-name="ce2" office:value-type="float" office:value="0.1767" calcext:value-type="float">
            <text:p>0.1767</text:p>
          </table:table-cell>
          <table:table-cell table:style-name="ce2" office:value-type="float" office:value="-18.96" calcext:value-type="float">
            <text:p>-18.96</text:p>
          </table:table-cell>
          <table:table-cell table:style-name="ce2" office:value-type="float" office:value="-16.86" calcext:value-type="float">
            <text:p>-16.86</text:p>
          </table:table-cell>
          <table:table-cell table:style-name="ce2" office:value-type="float" office:value="-12.88" calcext:value-type="float">
            <text:p>-12.88</text:p>
          </table:table-cell>
          <table:table-cell table:style-name="ce2" office:value-type="float" office:value="-19.98" calcext:value-type="float">
            <text:p>-19.98</text:p>
          </table:table-cell>
          <table:table-cell table:style-name="ce2" office:value-type="float" office:value="-21.7" calcext:value-type="float">
            <text:p>-21.7</text:p>
          </table:table-cell>
          <table:table-cell table:formula="of:=AVERAGE([.D52:.H52])" office:value-type="float" office:value="0.18256" calcext:value-type="float">
            <text:p>0.18256</text:p>
          </table:table-cell>
          <table:table-cell table:formula="of:=COM.MICROSOFT.STDEV.S([.D52:.H52])" office:value-type="float" office:value="0.0141858380083801" calcext:value-type="float">
            <text:p>0.01418583800838</text:p>
          </table:table-cell>
          <table:table-cell table:formula="of:=AVERAGE([.I52:.M52])" office:value-type="float" office:value="-18.076" calcext:value-type="float">
            <text:p>-18.076</text:p>
          </table:table-cell>
          <table:table-cell table:formula="of:=COM.MICROSOFT.STDEV.S([.I52:.M52])" office:value-type="float" office:value="3.39179598443067" calcext:value-type="float">
            <text:p>3.39179598443067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209" calcext:value-type="float">
            <text:p>0.209</text:p>
          </table:table-cell>
          <table:table-cell table:style-name="ce2" office:value-type="float" office:value="0.2091" calcext:value-type="float">
            <text:p>0.2091</text:p>
          </table:table-cell>
          <table:table-cell table:style-name="ce2" office:value-type="float" office:value="0.2311" calcext:value-type="float">
            <text:p>0.2311</text:p>
          </table:table-cell>
          <table:table-cell table:style-name="ce2" office:value-type="float" office:value="0.2123" calcext:value-type="float">
            <text:p>0.2123</text:p>
          </table:table-cell>
          <table:table-cell table:style-name="ce2" office:value-type="float" office:value="0.2094" calcext:value-type="float">
            <text:p>0.2094</text:p>
          </table:table-cell>
          <table:table-cell table:style-name="ce2" office:value-type="float" office:value="-19.3" calcext:value-type="float">
            <text:p>-19.3</text:p>
          </table:table-cell>
          <table:table-cell table:style-name="ce2" office:value-type="float" office:value="-17.96" calcext:value-type="float">
            <text:p>-17.96</text:p>
          </table:table-cell>
          <table:table-cell table:style-name="ce2" office:value-type="float" office:value="-18.49" calcext:value-type="float">
            <text:p>-18.49</text:p>
          </table:table-cell>
          <table:table-cell table:style-name="ce2" office:value-type="float" office:value="-17.95" calcext:value-type="float">
            <text:p>-17.95</text:p>
          </table:table-cell>
          <table:table-cell table:style-name="ce2" office:value-type="float" office:value="-13.04" calcext:value-type="float">
            <text:p>-13.04</text:p>
          </table:table-cell>
          <table:table-cell table:formula="of:=AVERAGE([.D53:.H53])" office:value-type="float" office:value="0.21418" calcext:value-type="float">
            <text:p>0.21418</text:p>
          </table:table-cell>
          <table:table-cell table:formula="of:=COM.MICROSOFT.STDEV.S([.D53:.H53])" office:value-type="float" office:value="0.00955651610159267" calcext:value-type="float">
            <text:p>0.009556516101593</text:p>
          </table:table-cell>
          <table:table-cell table:formula="of:=AVERAGE([.I53:.M53])" office:value-type="float" office:value="-17.348" calcext:value-type="float">
            <text:p>-17.348</text:p>
          </table:table-cell>
          <table:table-cell table:formula="of:=COM.MICROSOFT.STDEV.S([.I53:.M53])" office:value-type="float" office:value="2.47033803354926" calcext:value-type="float">
            <text:p>2.47033803354926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0.2408" calcext:value-type="float">
            <text:p>0.2408</text:p>
          </table:table-cell>
          <table:table-cell table:style-name="ce2" office:value-type="float" office:value="0.2514" calcext:value-type="float">
            <text:p>0.2514</text:p>
          </table:table-cell>
          <table:table-cell table:style-name="ce2" office:value-type="float" office:value="0.2666" calcext:value-type="float">
            <text:p>0.2666</text:p>
          </table:table-cell>
          <table:table-cell table:style-name="ce2" office:value-type="float" office:value="0.2664" calcext:value-type="float">
            <text:p>0.2664</text:p>
          </table:table-cell>
          <table:table-cell table:style-name="ce2" office:value-type="float" office:value="0.2638" calcext:value-type="float">
            <text:p>0.2638</text:p>
          </table:table-cell>
          <table:table-cell table:style-name="ce2" office:value-type="float" office:value="-20.54" calcext:value-type="float">
            <text:p>-20.54</text:p>
          </table:table-cell>
          <table:table-cell table:style-name="ce2" office:value-type="float" office:value="-14.46" calcext:value-type="float">
            <text:p>-14.46</text:p>
          </table:table-cell>
          <table:table-cell table:style-name="ce2" office:value-type="float" office:value="-14.69" calcext:value-type="float">
            <text:p>-14.69</text:p>
          </table:table-cell>
          <table:table-cell table:style-name="ce2" office:value-type="float" office:value="-21.41" calcext:value-type="float">
            <text:p>-21.41</text:p>
          </table:table-cell>
          <table:table-cell table:style-name="ce2" office:value-type="float" office:value="-17.69" calcext:value-type="float">
            <text:p>-17.69</text:p>
          </table:table-cell>
          <table:table-cell table:formula="of:=AVERAGE([.D54:.H54])" office:value-type="float" office:value="0.2578" calcext:value-type="float">
            <text:p>0.2578</text:p>
          </table:table-cell>
          <table:table-cell table:formula="of:=COM.MICROSOFT.STDEV.S([.D54:.H54])" office:value-type="float" office:value="0.0113727745075685" calcext:value-type="float">
            <text:p>0.011372774507569</text:p>
          </table:table-cell>
          <table:table-cell table:formula="of:=AVERAGE([.I54:.M54])" office:value-type="float" office:value="-17.758" calcext:value-type="float">
            <text:p>-17.758</text:p>
          </table:table-cell>
          <table:table-cell table:formula="of:=COM.MICROSOFT.STDEV.S([.I54:.M54])" office:value-type="float" office:value="3.21600217661618" calcext:value-type="float">
            <text:p>3.21600217661618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891" calcext:value-type="float">
            <text:p>0.2891</text:p>
          </table:table-cell>
          <table:table-cell table:style-name="ce2" office:value-type="float" office:value="0.2872" calcext:value-type="float">
            <text:p>0.2872</text:p>
          </table:table-cell>
          <table:table-cell table:style-name="ce2" office:value-type="float" office:value="0.2705" calcext:value-type="float">
            <text:p>0.2705</text:p>
          </table:table-cell>
          <table:table-cell table:style-name="ce2" office:value-type="float" office:value="0.289" calcext:value-type="float">
            <text:p>0.289</text:p>
          </table:table-cell>
          <table:table-cell table:style-name="ce2" office:value-type="float" office:value="0.3034" calcext:value-type="float">
            <text:p>0.3034</text:p>
          </table:table-cell>
          <table:table-cell table:style-name="ce2" office:value-type="float" office:value="-16.23" calcext:value-type="float">
            <text:p>-16.23</text:p>
          </table:table-cell>
          <table:table-cell table:style-name="ce2" office:value-type="float" office:value="-18.49" calcext:value-type="float">
            <text:p>-18.49</text:p>
          </table:table-cell>
          <table:table-cell table:style-name="ce2" office:value-type="float" office:value="-14.63" calcext:value-type="float">
            <text:p>-14.63</text:p>
          </table:table-cell>
          <table:table-cell table:style-name="ce2" office:value-type="float" office:value="-17.64" calcext:value-type="float">
            <text:p>-17.64</text:p>
          </table:table-cell>
          <table:table-cell table:style-name="ce2" office:value-type="float" office:value="-19.27" calcext:value-type="float">
            <text:p>-19.27</text:p>
          </table:table-cell>
          <table:table-cell table:formula="of:=AVERAGE([.D55:.H55])" office:value-type="float" office:value="0.28784" calcext:value-type="float">
            <text:p>0.28784</text:p>
          </table:table-cell>
          <table:table-cell table:formula="of:=COM.MICROSOFT.STDEV.S([.D55:.H55])" office:value-type="float" office:value="0.0116847336298266" calcext:value-type="float">
            <text:p>0.011684733629827</text:p>
          </table:table-cell>
          <table:table-cell table:formula="of:=AVERAGE([.I55:.M55])" office:value-type="float" office:value="-17.252" calcext:value-type="float">
            <text:p>-17.252</text:p>
          </table:table-cell>
          <table:table-cell table:formula="of:=COM.MICROSOFT.STDEV.S([.I55:.M55])" office:value-type="float" office:value="1.84897809613851" calcext:value-type="float">
            <text:p>1.84897809613851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0.3358" calcext:value-type="float">
            <text:p>0.3358</text:p>
          </table:table-cell>
          <table:table-cell table:style-name="ce2" office:value-type="float" office:value="0.3372" calcext:value-type="float">
            <text:p>0.3372</text:p>
          </table:table-cell>
          <table:table-cell table:style-name="ce2" office:value-type="float" office:value="0.3165" calcext:value-type="float">
            <text:p>0.3165</text:p>
          </table:table-cell>
          <table:table-cell table:style-name="ce2" office:value-type="float" office:value="0.3188" calcext:value-type="float">
            <text:p>0.3188</text:p>
          </table:table-cell>
          <table:table-cell table:style-name="ce2" office:value-type="float" office:value="0.3245" calcext:value-type="float">
            <text:p>0.3245</text:p>
          </table:table-cell>
          <table:table-cell table:style-name="ce2" office:value-type="float" office:value="-17.43" calcext:value-type="float">
            <text:p>-17.43</text:p>
          </table:table-cell>
          <table:table-cell table:style-name="ce2" office:value-type="float" office:value="-17.63" calcext:value-type="float">
            <text:p>-17.63</text:p>
          </table:table-cell>
          <table:table-cell table:style-name="ce2" office:value-type="float" office:value="-17.41" calcext:value-type="float">
            <text:p>-17.41</text:p>
          </table:table-cell>
          <table:table-cell table:style-name="ce2" office:value-type="float" office:value="-15.73" calcext:value-type="float">
            <text:p>-15.73</text:p>
          </table:table-cell>
          <table:table-cell table:style-name="ce2" office:value-type="float" office:value="-17.75" calcext:value-type="float">
            <text:p>-17.75</text:p>
          </table:table-cell>
          <table:table-cell table:formula="of:=AVERAGE([.D56:.H56])" office:value-type="float" office:value="0.32656" calcext:value-type="float">
            <text:p>0.32656</text:p>
          </table:table-cell>
          <table:table-cell table:formula="of:=COM.MICROSOFT.STDEV.S([.D56:.H56])" office:value-type="float" office:value="0.00954269354008605" calcext:value-type="float">
            <text:p>0.009542693540086</text:p>
          </table:table-cell>
          <table:table-cell table:formula="of:=AVERAGE([.I56:.M56])" office:value-type="float" office:value="-17.19" calcext:value-type="float">
            <text:p>-17.19</text:p>
          </table:table-cell>
          <table:table-cell table:formula="of:=COM.MICROSOFT.STDEV.S([.I56:.M56])" office:value-type="float" office:value="0.828371897157309" calcext:value-type="float">
            <text:p>0.828371897157309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706" calcext:value-type="float">
            <text:p>0.3706</text:p>
          </table:table-cell>
          <table:table-cell table:style-name="ce2" office:value-type="float" office:value="0.3693" calcext:value-type="float">
            <text:p>0.3693</text:p>
          </table:table-cell>
          <table:table-cell table:style-name="ce2" office:value-type="float" office:value="0.3776" calcext:value-type="float">
            <text:p>0.3776</text:p>
          </table:table-cell>
          <table:table-cell table:style-name="ce2" office:value-type="float" office:value="0.374" calcext:value-type="float">
            <text:p>0.374</text:p>
          </table:table-cell>
          <table:table-cell table:style-name="ce2" office:value-type="float" office:value="0.3736" calcext:value-type="float">
            <text:p>0.3736</text:p>
          </table:table-cell>
          <table:table-cell table:style-name="ce2" office:value-type="float" office:value="-14.82" calcext:value-type="float">
            <text:p>-14.82</text:p>
          </table:table-cell>
          <table:table-cell table:style-name="ce2" office:value-type="float" office:value="-19.72" calcext:value-type="float">
            <text:p>-19.72</text:p>
          </table:table-cell>
          <table:table-cell table:style-name="ce2" office:value-type="float" office:value="-17.09" calcext:value-type="float">
            <text:p>-17.09</text:p>
          </table:table-cell>
          <table:table-cell table:style-name="ce2" office:value-type="float" office:value="-15.45" calcext:value-type="float">
            <text:p>-15.45</text:p>
          </table:table-cell>
          <table:table-cell table:style-name="ce2" office:value-type="float" office:value="-16.44" calcext:value-type="float">
            <text:p>-16.44</text:p>
          </table:table-cell>
          <table:table-cell table:formula="of:=AVERAGE([.D57:.H57])" office:value-type="float" office:value="0.37302" calcext:value-type="float">
            <text:p>0.37302</text:p>
          </table:table-cell>
          <table:table-cell table:formula="of:=COM.MICROSOFT.STDEV.S([.D57:.H57])" office:value-type="float" office:value="0.00323913568718569" calcext:value-type="float">
            <text:p>0.003239135687186</text:p>
          </table:table-cell>
          <table:table-cell table:formula="of:=AVERAGE([.I57:.M57])" office:value-type="float" office:value="-16.704" calcext:value-type="float">
            <text:p>-16.704</text:p>
          </table:table-cell>
          <table:table-cell table:formula="of:=COM.MICROSOFT.STDEV.S([.I57:.M57])" office:value-type="float" office:value="1.89979735761475" calcext:value-type="float">
            <text:p>1.89979735761475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0.0111" calcext:value-type="float">
            <text:p>0.0111</text:p>
          </table:table-cell>
          <table:table-cell table:style-name="ce2" office:value-type="float" office:value="0.0119" calcext:value-type="float">
            <text:p>0.0119</text:p>
          </table:table-cell>
          <table:table-cell table:style-name="ce2" office:value-type="float" office:value="0.013" calcext:value-type="float">
            <text:p>0.013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float" office:value="0.0122" calcext:value-type="float">
            <text:p>0.0122</text:p>
          </table:table-cell>
          <table:table-cell table:style-name="ce2" office:value-type="float" office:value="-6.07" calcext:value-type="float">
            <text:p>-6.07</text:p>
          </table:table-cell>
          <table:table-cell table:style-name="ce2" office:value-type="float" office:value="-8.7" calcext:value-type="float">
            <text:p>-8.7</text:p>
          </table:table-cell>
          <table:table-cell table:style-name="ce2" office:value-type="float" office:value="-3.2" calcext:value-type="float">
            <text:p>-3.2</text:p>
          </table:table-cell>
          <table:table-cell table:style-name="ce2" office:value-type="float" office:value="-6.65" calcext:value-type="float">
            <text:p>-6.65</text:p>
          </table:table-cell>
          <table:table-cell table:style-name="ce2" office:value-type="float" office:value="-12.23" calcext:value-type="float">
            <text:p>-12.23</text:p>
          </table:table-cell>
          <table:table-cell table:formula="of:=AVERAGE([.D58:.H58])" office:value-type="float" office:value="0.01214" calcext:value-type="float">
            <text:p>0.01214</text:p>
          </table:table-cell>
          <table:table-cell table:formula="of:=COM.MICROSOFT.STDEV.S([.D58:.H58])" office:value-type="float" office:value="0.000709224929059886" calcext:value-type="float">
            <text:p>0.00070922492906</text:p>
          </table:table-cell>
          <table:table-cell table:formula="of:=AVERAGE([.I58:.M58])" office:value-type="float" office:value="-7.37" calcext:value-type="float">
            <text:p>-7.37</text:p>
          </table:table-cell>
          <table:table-cell table:formula="of:=COM.MICROSOFT.STDEV.S([.I58:.M58])" office:value-type="float" office:value="3.3535727217402" calcext:value-type="float">
            <text:p>3.3535727217402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0226" calcext:value-type="float">
            <text:p>0.0226</text:p>
          </table:table-cell>
          <table:table-cell table:style-name="ce2" office:value-type="float" office:value="0.0238" calcext:value-type="float">
            <text:p>0.0238</text:p>
          </table:table-cell>
          <table:table-cell table:style-name="ce2" office:value-type="float" office:value="0.0246" calcext:value-type="float">
            <text:p>0.0246</text:p>
          </table:table-cell>
          <table:table-cell table:style-name="ce2" office:value-type="float" office:value="0.0256" calcext:value-type="float">
            <text:p>0.0256</text:p>
          </table:table-cell>
          <table:table-cell table:style-name="ce2" office:value-type="float" office:value="0.0257" calcext:value-type="float">
            <text:p>0.0257</text:p>
          </table:table-cell>
          <table:table-cell table:style-name="ce2" office:value-type="float" office:value="-6.16" calcext:value-type="float">
            <text:p>-6.16</text:p>
          </table:table-cell>
          <table:table-cell table:style-name="ce2" office:value-type="float" office:value="-8.24" calcext:value-type="float">
            <text:p>-8.24</text:p>
          </table:table-cell>
          <table:table-cell table:style-name="ce2" office:value-type="float" office:value="-5.25" calcext:value-type="float">
            <text:p>-5.25</text:p>
          </table:table-cell>
          <table:table-cell table:style-name="ce2" office:value-type="float" office:value="-4.04" calcext:value-type="float">
            <text:p>-4.04</text:p>
          </table:table-cell>
          <table:table-cell table:style-name="ce2" office:value-type="float" office:value="-3.75" calcext:value-type="float">
            <text:p>-3.75</text:p>
          </table:table-cell>
          <table:table-cell table:formula="of:=AVERAGE([.D59:.H59])" office:value-type="float" office:value="0.02446" calcext:value-type="float">
            <text:p>0.02446</text:p>
          </table:table-cell>
          <table:table-cell table:formula="of:=COM.MICROSOFT.STDEV.S([.D59:.H59])" office:value-type="float" office:value="0.00129923054151294" calcext:value-type="float">
            <text:p>0.001299230541513</text:p>
          </table:table-cell>
          <table:table-cell table:formula="of:=AVERAGE([.I59:.M59])" office:value-type="float" office:value="-5.488" calcext:value-type="float">
            <text:p>-5.488</text:p>
          </table:table-cell>
          <table:table-cell table:formula="of:=COM.MICROSOFT.STDEV.S([.I59:.M59])" office:value-type="float" office:value="1.81652690593891" calcext:value-type="float">
            <text:p>1.81652690593891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036" calcext:value-type="float">
            <text:p>0.036</text:p>
          </table:table-cell>
          <table:table-cell table:style-name="ce2" office:value-type="float" office:value="0.038" calcext:value-type="float">
            <text:p>0.038</text:p>
          </table:table-cell>
          <table:table-cell table:style-name="ce2" office:value-type="float" office:value="0.037" calcext:value-type="float">
            <text:p>0.037</text:p>
          </table:table-cell>
          <table:table-cell table:style-name="ce2" office:value-type="float" office:value="0.0375" calcext:value-type="float">
            <text:p>0.0375</text:p>
          </table:table-cell>
          <table:table-cell table:style-name="ce2" office:value-type="float" office:value="0.0366" calcext:value-type="float">
            <text:p>0.0366</text:p>
          </table:table-cell>
          <table:table-cell table:style-name="ce2" office:value-type="float" office:value="-5.61" calcext:value-type="float">
            <text:p>-5.61</text:p>
          </table:table-cell>
          <table:table-cell table:style-name="ce2" office:value-type="float" office:value="-5.85" calcext:value-type="float">
            <text:p>-5.85</text:p>
          </table:table-cell>
          <table:table-cell table:style-name="ce2" office:value-type="float" office:value="-5.73" calcext:value-type="float">
            <text:p>-5.73</text:p>
          </table:table-cell>
          <table:table-cell table:style-name="ce2" office:value-type="float" office:value="-6.03" calcext:value-type="float">
            <text:p>-6.03</text:p>
          </table:table-cell>
          <table:table-cell table:style-name="ce2" office:value-type="float" office:value="-3.58" calcext:value-type="float">
            <text:p>-3.58</text:p>
          </table:table-cell>
          <table:table-cell table:formula="of:=AVERAGE([.D60:.H60])" office:value-type="float" office:value="0.03702" calcext:value-type="float">
            <text:p>0.03702</text:p>
          </table:table-cell>
          <table:table-cell table:formula="of:=COM.MICROSOFT.STDEV.S([.D60:.H60])" office:value-type="float" office:value="0.000775886589650831" calcext:value-type="float">
            <text:p>0.000775886589651</text:p>
          </table:table-cell>
          <table:table-cell table:formula="of:=AVERAGE([.I60:.M60])" office:value-type="float" office:value="-5.36" calcext:value-type="float">
            <text:p>-5.36</text:p>
          </table:table-cell>
          <table:table-cell table:formula="of:=COM.MICROSOFT.STDEV.S([.I60:.M60])" office:value-type="float" office:value="1.00707497238289" calcext:value-type="float">
            <text:p>1.00707497238289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0.0491" calcext:value-type="float">
            <text:p>0.0491</text:p>
          </table:table-cell>
          <table:table-cell table:style-name="ce2" office:value-type="float" office:value="0.0487" calcext:value-type="float">
            <text:p>0.0487</text:p>
          </table:table-cell>
          <table:table-cell table:number-columns-repeated="2" table:style-name="ce2" office:value-type="float" office:value="0.0497" calcext:value-type="float">
            <text:p>0.0497</text:p>
          </table:table-cell>
          <table:table-cell table:style-name="ce2" office:value-type="float" office:value="-5.77" calcext:value-type="float">
            <text:p>-5.77</text:p>
          </table:table-cell>
          <table:table-cell table:style-name="ce2" office:value-type="float" office:value="-6.13" calcext:value-type="float">
            <text:p>-6.13</text:p>
          </table:table-cell>
          <table:table-cell table:style-name="ce2" office:value-type="float" office:value="-4.24" calcext:value-type="float">
            <text:p>-4.24</text:p>
          </table:table-cell>
          <table:table-cell table:style-name="ce2" office:value-type="float" office:value="-5.24" calcext:value-type="float">
            <text:p>-5.24</text:p>
          </table:table-cell>
          <table:table-cell table:style-name="ce2" office:value-type="float" office:value="-3.96" calcext:value-type="float">
            <text:p>-3.96</text:p>
          </table:table-cell>
          <table:table-cell table:formula="of:=AVERAGE([.D61:.H61])" office:value-type="float" office:value="0.04926" calcext:value-type="float">
            <text:p>0.04926</text:p>
          </table:table-cell>
          <table:table-cell table:formula="of:=COM.MICROSOFT.STDEV.S([.D61:.H61])" office:value-type="float" office:value="0.000433589667773576" calcext:value-type="float">
            <text:p>0.000433589667774</text:p>
          </table:table-cell>
          <table:table-cell table:formula="of:=AVERAGE([.I61:.M61])" office:value-type="float" office:value="-5.068" calcext:value-type="float">
            <text:p>-5.068</text:p>
          </table:table-cell>
          <table:table-cell table:formula="of:=COM.MICROSOFT.STDEV.S([.I61:.M61])" office:value-type="float" office:value="0.94385909965418" calcext:value-type="float">
            <text:p>0.94385909965418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style-name="ce2" office:value-type="float" office:value="0.0619" calcext:value-type="float">
            <text:p>0.0619</text:p>
          </table:table-cell>
          <table:table-cell table:style-name="ce2" office:value-type="float" office:value="0.061" calcext:value-type="float">
            <text:p>0.061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0.0601" calcext:value-type="float">
            <text:p>0.0601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-5.83" calcext:value-type="float">
            <text:p>-5.83</text:p>
          </table:table-cell>
          <table:table-cell table:style-name="ce2" office:value-type="float" office:value="-5.11" calcext:value-type="float">
            <text:p>-5.11</text:p>
          </table:table-cell>
          <table:table-cell table:style-name="ce2" office:value-type="float" office:value="-5.42" calcext:value-type="float">
            <text:p>-5.42</text:p>
          </table:table-cell>
          <table:table-cell table:style-name="ce2" office:value-type="float" office:value="-6.25" calcext:value-type="float">
            <text:p>-6.25</text:p>
          </table:table-cell>
          <table:table-cell table:style-name="ce2" office:value-type="float" office:value="-4.77" calcext:value-type="float">
            <text:p>-4.77</text:p>
          </table:table-cell>
          <table:table-cell table:formula="of:=AVERAGE([.D62:.H62])" office:value-type="float" office:value="0.0614" calcext:value-type="float">
            <text:p>0.0614</text:p>
          </table:table-cell>
          <table:table-cell table:formula="of:=COM.MICROSOFT.STDEV.S([.D62:.H62])" office:value-type="float" office:value="0.000839642781187333" calcext:value-type="float">
            <text:p>0.000839642781187</text:p>
          </table:table-cell>
          <table:table-cell table:formula="of:=AVERAGE([.I62:.M62])" office:value-type="float" office:value="-5.476" calcext:value-type="float">
            <text:p>-5.476</text:p>
          </table:table-cell>
          <table:table-cell table:formula="of:=COM.MICROSOFT.STDEV.S([.I62:.M62])" office:value-type="float" office:value="0.583078039373805" calcext:value-type="float">
            <text:p>0.583078039373805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style-name="ce2" office:value-type="float" office:value="0.0741" calcext:value-type="float">
            <text:p>0.0741</text:p>
          </table:table-cell>
          <table:table-cell table:style-name="ce2" office:value-type="float" office:value="0.0753" calcext:value-type="float">
            <text:p>0.0753</text:p>
          </table:table-cell>
          <table:table-cell table:style-name="ce2" office:value-type="float" office:value="0.0738" calcext:value-type="float">
            <text:p>0.0738</text:p>
          </table:table-cell>
          <table:table-cell table:style-name="ce2" office:value-type="float" office:value="0.0731" calcext:value-type="float">
            <text:p>0.0731</text:p>
          </table:table-cell>
          <table:table-cell table:style-name="ce2" office:value-type="float" office:value="0.0736" calcext:value-type="float">
            <text:p>0.0736</text:p>
          </table:table-cell>
          <table:table-cell table:style-name="ce2" office:value-type="float" office:value="-5.88" calcext:value-type="float">
            <text:p>-5.88</text:p>
          </table:table-cell>
          <table:table-cell table:style-name="ce2" office:value-type="float" office:value="-5.25" calcext:value-type="float">
            <text:p>-5.25</text:p>
          </table:table-cell>
          <table:table-cell table:style-name="ce2" office:value-type="float" office:value="-5.19" calcext:value-type="float">
            <text:p>-5.19</text:p>
          </table:table-cell>
          <table:table-cell table:style-name="ce2" office:value-type="float" office:value="-5.66" calcext:value-type="float">
            <text:p>-5.66</text:p>
          </table:table-cell>
          <table:table-cell table:style-name="ce2" office:value-type="float" office:value="-4.85" calcext:value-type="float">
            <text:p>-4.85</text:p>
          </table:table-cell>
          <table:table-cell table:formula="of:=AVERAGE([.D63:.H63])" office:value-type="float" office:value="0.07398" calcext:value-type="float">
            <text:p>0.07398</text:p>
          </table:table-cell>
          <table:table-cell table:formula="of:=COM.MICROSOFT.STDEV.S([.D63:.H63])" office:value-type="float" office:value="0.000822800097228971" calcext:value-type="float">
            <text:p>0.000822800097229</text:p>
          </table:table-cell>
          <table:table-cell table:formula="of:=AVERAGE([.I63:.M63])" office:value-type="float" office:value="-5.366" calcext:value-type="float">
            <text:p>-5.366</text:p>
          </table:table-cell>
          <table:table-cell table:formula="of:=COM.MICROSOFT.STDEV.S([.I63:.M63])" office:value-type="float" office:value="0.406607919253917" calcext:value-type="float">
            <text:p>0.406607919253917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.75" calcext:value-type="float">
            <text:p>1.75</text:p>
          </table:table-cell>
          <table:table-cell table:style-name="ce2" office:value-type="float" office:value="0.0858" calcext:value-type="float">
            <text:p>0.0858</text:p>
          </table:table-cell>
          <table:table-cell table:style-name="ce2" office:value-type="float" office:value="0.087" calcext:value-type="float">
            <text:p>0.087</text:p>
          </table:table-cell>
          <table:table-cell table:style-name="ce2" office:value-type="float" office:value="0.0869" calcext:value-type="float">
            <text:p>0.0869</text:p>
          </table:table-cell>
          <table:table-cell table:style-name="ce2" office:value-type="float" office:value="0.0862" calcext:value-type="float">
            <text:p>0.0862</text:p>
          </table:table-cell>
          <table:table-cell table:style-name="ce2" office:value-type="float" office:value="0.086" calcext:value-type="float">
            <text:p>0.086</text:p>
          </table:table-cell>
          <table:table-cell table:style-name="ce2" office:value-type="float" office:value="-5.35" calcext:value-type="float">
            <text:p>-5.35</text:p>
          </table:table-cell>
          <table:table-cell table:style-name="ce2" office:value-type="float" office:value="-4.83" calcext:value-type="float">
            <text:p>-4.83</text:p>
          </table:table-cell>
          <table:table-cell table:style-name="ce2" office:value-type="float" office:value="-5.84" calcext:value-type="float">
            <text:p>-5.84</text:p>
          </table:table-cell>
          <table:table-cell table:style-name="ce2" office:value-type="float" office:value="-5.41" calcext:value-type="float">
            <text:p>-5.41</text:p>
          </table:table-cell>
          <table:table-cell table:style-name="ce2" office:value-type="float" office:value="-5.64" calcext:value-type="float">
            <text:p>-5.64</text:p>
          </table:table-cell>
          <table:table-cell table:formula="of:=AVERAGE([.D64:.H64])" office:value-type="float" office:value="0.08638" calcext:value-type="float">
            <text:p>0.08638</text:p>
          </table:table-cell>
          <table:table-cell table:formula="of:=COM.MICROSOFT.STDEV.S([.D64:.H64])" office:value-type="float" office:value="0.000540370243444254" calcext:value-type="float">
            <text:p>0.000540370243444</text:p>
          </table:table-cell>
          <table:table-cell table:formula="of:=AVERAGE([.I64:.M64])" office:value-type="float" office:value="-5.414" calcext:value-type="float">
            <text:p>-5.414</text:p>
          </table:table-cell>
          <table:table-cell table:formula="of:=COM.MICROSOFT.STDEV.S([.I64:.M64])" office:value-type="float" office:value="0.380039471634197" calcext:value-type="float">
            <text:p>0.380039471634197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977" calcext:value-type="float">
            <text:p>0.0977</text:p>
          </table:table-cell>
          <table:table-cell table:style-name="ce2" office:value-type="float" office:value="0.0982" calcext:value-type="float">
            <text:p>0.0982</text:p>
          </table:table-cell>
          <table:table-cell table:style-name="ce2" office:value-type="float" office:value="0.0984" calcext:value-type="float">
            <text:p>0.0984</text:p>
          </table:table-cell>
          <table:table-cell table:style-name="ce2" office:value-type="float" office:value="0.0985" calcext:value-type="float">
            <text:p>0.0985</text:p>
          </table:table-cell>
          <table:table-cell table:style-name="ce2" office:value-type="float" office:value="0.0982" calcext:value-type="float">
            <text:p>0.0982</text:p>
          </table:table-cell>
          <table:table-cell table:style-name="ce2" office:value-type="float" office:value="-5.33" calcext:value-type="float">
            <text:p>-5.33</text:p>
          </table:table-cell>
          <table:table-cell table:style-name="ce2" office:value-type="float" office:value="-5.38" calcext:value-type="float">
            <text:p>-5.38</text:p>
          </table:table-cell>
          <table:table-cell table:style-name="ce2" office:value-type="float" office:value="-5.25" calcext:value-type="float">
            <text:p>-5.25</text:p>
          </table:table-cell>
          <table:table-cell table:style-name="ce2" office:value-type="float" office:value="-5.39" calcext:value-type="float">
            <text:p>-5.39</text:p>
          </table:table-cell>
          <table:table-cell table:style-name="ce2" office:value-type="float" office:value="-6.16" calcext:value-type="float">
            <text:p>-6.16</text:p>
          </table:table-cell>
          <table:table-cell table:formula="of:=AVERAGE([.D65:.H65])" office:value-type="float" office:value="0.0982" calcext:value-type="float">
            <text:p>0.0982</text:p>
          </table:table-cell>
          <table:table-cell table:formula="of:=COM.MICROSOFT.STDEV.S([.D65:.H65])" office:value-type="float" office:value="0.000308220700148446" calcext:value-type="float">
            <text:p>0.000308220700148</text:p>
          </table:table-cell>
          <table:table-cell table:formula="of:=AVERAGE([.I65:.M65])" office:value-type="float" office:value="-5.502" calcext:value-type="float">
            <text:p>-5.502</text:p>
          </table:table-cell>
          <table:table-cell table:formula="of:=COM.MICROSOFT.STDEV.S([.I65:.M65])" office:value-type="float" office:value="0.371981182319751" calcext:value-type="float">
            <text:p>0.371981182319751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table:style-name="ce2" office:value-type="float" office:value="0.123" calcext:value-type="float">
            <text:p>0.123</text:p>
          </table:table-cell>
          <table:table-cell table:style-name="ce2" office:value-type="float" office:value="0.1237" calcext:value-type="float">
            <text:p>0.1237</text:p>
          </table:table-cell>
          <table:table-cell table:style-name="ce2" office:value-type="float" office:value="0.1243" calcext:value-type="float">
            <text:p>0.1243</text:p>
          </table:table-cell>
          <table:table-cell table:style-name="ce2" office:value-type="float" office:value="0.123" calcext:value-type="float">
            <text:p>0.123</text:p>
          </table:table-cell>
          <table:table-cell table:style-name="ce2" office:value-type="float" office:value="0.1233" calcext:value-type="float">
            <text:p>0.1233</text:p>
          </table:table-cell>
          <table:table-cell table:style-name="ce2" office:value-type="float" office:value="-5.5" calcext:value-type="float">
            <text:p>-5.5</text:p>
          </table:table-cell>
          <table:table-cell table:style-name="ce2" office:value-type="float" office:value="-4.73" calcext:value-type="float">
            <text:p>-4.73</text:p>
          </table:table-cell>
          <table:table-cell table:style-name="ce2" office:value-type="float" office:value="-5.8" calcext:value-type="float">
            <text:p>-5.8</text:p>
          </table:table-cell>
          <table:table-cell table:style-name="ce2" office:value-type="float" office:value="-5.38" calcext:value-type="float">
            <text:p>-5.38</text:p>
          </table:table-cell>
          <table:table-cell table:style-name="ce2" office:value-type="float" office:value="-5.75" calcext:value-type="float">
            <text:p>-5.75</text:p>
          </table:table-cell>
          <table:table-cell table:formula="of:=AVERAGE([.D66:.H66])" office:value-type="float" office:value="0.12346" calcext:value-type="float">
            <text:p>0.12346</text:p>
          </table:table-cell>
          <table:table-cell table:formula="of:=COM.MICROSOFT.STDEV.S([.D66:.H66])" office:value-type="float" office:value="0.000550454357780919" calcext:value-type="float">
            <text:p>0.000550454357781</text:p>
          </table:table-cell>
          <table:table-cell table:formula="of:=AVERAGE([.I66:.M66])" office:value-type="float" office:value="-5.432" calcext:value-type="float">
            <text:p>-5.432</text:p>
          </table:table-cell>
          <table:table-cell table:formula="of:=COM.MICROSOFT.STDEV.S([.I66:.M66])" office:value-type="float" office:value="0.429150323313405" calcext:value-type="float">
            <text:p>0.429150323313405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1481" calcext:value-type="float">
            <text:p>0.1481</text:p>
          </table:table-cell>
          <table:table-cell table:style-name="ce2" office:value-type="float" office:value="0.1492" calcext:value-type="float">
            <text:p>0.1492</text:p>
          </table:table-cell>
          <table:table-cell table:style-name="ce2" office:value-type="float" office:value="0.1473" calcext:value-type="float">
            <text:p>0.1473</text:p>
          </table:table-cell>
          <table:table-cell table:style-name="ce2" office:value-type="float" office:value="0.1474" calcext:value-type="float">
            <text:p>0.1474</text:p>
          </table:table-cell>
          <table:table-cell table:style-name="ce2" office:value-type="float" office:value="0.1481" calcext:value-type="float">
            <text:p>0.1481</text:p>
          </table:table-cell>
          <table:table-cell table:style-name="ce2" office:value-type="float" office:value="-5.66" calcext:value-type="float">
            <text:p>-5.66</text:p>
          </table:table-cell>
          <table:table-cell table:style-name="ce2" office:value-type="float" office:value="-5.68" calcext:value-type="float">
            <text:p>-5.68</text:p>
          </table:table-cell>
          <table:table-cell table:style-name="ce2" office:value-type="float" office:value="-5.7" calcext:value-type="float">
            <text:p>-5.7</text:p>
          </table:table-cell>
          <table:table-cell table:style-name="ce2" office:value-type="float" office:value="-5.23" calcext:value-type="float">
            <text:p>-5.23</text:p>
          </table:table-cell>
          <table:table-cell table:style-name="ce2" office:value-type="float" office:value="-5.05" calcext:value-type="float">
            <text:p>-5.05</text:p>
          </table:table-cell>
          <table:table-cell table:formula="of:=AVERAGE([.D67:.H67])" office:value-type="float" office:value="0.14802" calcext:value-type="float">
            <text:p>0.14802</text:p>
          </table:table-cell>
          <table:table-cell table:formula="of:=COM.MICROSOFT.STDEV.S([.D67:.H67])" office:value-type="float" office:value="0.000759605160593314" calcext:value-type="float">
            <text:p>0.000759605160593</text:p>
          </table:table-cell>
          <table:table-cell table:formula="of:=AVERAGE([.I67:.M67])" office:value-type="float" office:value="-5.464" calcext:value-type="float">
            <text:p>-5.464</text:p>
          </table:table-cell>
          <table:table-cell table:formula="of:=COM.MICROSOFT.STDEV.S([.I67:.M67])" office:value-type="float" office:value="0.30286960890786" calcext:value-type="float">
            <text:p>0.30286960890786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0.1716" calcext:value-type="float">
            <text:p>0.1716</text:p>
          </table:table-cell>
          <table:table-cell table:style-name="ce2" office:value-type="float" office:value="0.1715" calcext:value-type="float">
            <text:p>0.1715</text:p>
          </table:table-cell>
          <table:table-cell table:style-name="ce2" office:value-type="float" office:value="0.1718" calcext:value-type="float">
            <text:p>0.1718</text:p>
          </table:table-cell>
          <table:table-cell table:style-name="ce2" office:value-type="float" office:value="0.1715" calcext:value-type="float">
            <text:p>0.1715</text:p>
          </table:table-cell>
          <table:table-cell table:style-name="ce2" office:value-type="float" office:value="0.1727" calcext:value-type="float">
            <text:p>0.1727</text:p>
          </table:table-cell>
          <table:table-cell table:style-name="ce2" office:value-type="float" office:value="-5.41" calcext:value-type="float">
            <text:p>-5.41</text:p>
          </table:table-cell>
          <table:table-cell table:style-name="ce2" office:value-type="float" office:value="-5.54" calcext:value-type="float">
            <text:p>-5.54</text:p>
          </table:table-cell>
          <table:table-cell table:style-name="ce2" office:value-type="float" office:value="-5.48" calcext:value-type="float">
            <text:p>-5.48</text:p>
          </table:table-cell>
          <table:table-cell table:style-name="ce2" office:value-type="float" office:value="-5.31" calcext:value-type="float">
            <text:p>-5.31</text:p>
          </table:table-cell>
          <table:table-cell table:style-name="ce2" office:value-type="float" office:value="-5.55" calcext:value-type="float">
            <text:p>-5.55</text:p>
          </table:table-cell>
          <table:table-cell table:formula="of:=AVERAGE([.D68:.H68])" office:value-type="float" office:value="0.17182" calcext:value-type="float">
            <text:p>0.17182</text:p>
          </table:table-cell>
          <table:table-cell table:formula="of:=COM.MICROSOFT.STDEV.S([.D68:.H68])" office:value-type="float" office:value="0.000506951674225467" calcext:value-type="float">
            <text:p>0.000506951674225</text:p>
          </table:table-cell>
          <table:table-cell table:formula="of:=AVERAGE([.I68:.M68])" office:value-type="float" office:value="-5.458" calcext:value-type="float">
            <text:p>-5.458</text:p>
          </table:table-cell>
          <table:table-cell table:formula="of:=COM.MICROSOFT.STDEV.S([.I68:.M68])" office:value-type="float" office:value="0.0998498873309331" calcext:value-type="float">
            <text:p>0.099849887330933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962" calcext:value-type="float">
            <text:p>0.1962</text:p>
          </table:table-cell>
          <table:table-cell table:style-name="ce2" office:value-type="float" office:value="0.1978" calcext:value-type="float">
            <text:p>0.1978</text:p>
          </table:table-cell>
          <table:table-cell table:style-name="ce2" office:value-type="float" office:value="0.1946" calcext:value-type="float">
            <text:p>0.1946</text:p>
          </table:table-cell>
          <table:table-cell table:style-name="ce2" office:value-type="float" office:value="0.1954" calcext:value-type="float">
            <text:p>0.1954</text:p>
          </table:table-cell>
          <table:table-cell table:style-name="ce2" office:value-type="float" office:value="0.1959" calcext:value-type="float">
            <text:p>0.1959</text:p>
          </table:table-cell>
          <table:table-cell table:style-name="ce2" office:value-type="float" office:value="-5.27" calcext:value-type="float">
            <text:p>-5.27</text:p>
          </table:table-cell>
          <table:table-cell table:style-name="ce2" office:value-type="float" office:value="-5.4" calcext:value-type="float">
            <text:p>-5.4</text:p>
          </table:table-cell>
          <table:table-cell table:style-name="ce2" office:value-type="float" office:value="-5.52" calcext:value-type="float">
            <text:p>-5.52</text:p>
          </table:table-cell>
          <table:table-cell table:style-name="ce2" office:value-type="float" office:value="-5.64" calcext:value-type="float">
            <text:p>-5.64</text:p>
          </table:table-cell>
          <table:table-cell table:style-name="ce2" office:value-type="float" office:value="-5.68" calcext:value-type="float">
            <text:p>-5.68</text:p>
          </table:table-cell>
          <table:table-cell table:formula="of:=AVERAGE([.D69:.H69])" office:value-type="float" office:value="0.19598" calcext:value-type="float">
            <text:p>0.19598</text:p>
          </table:table-cell>
          <table:table-cell table:formula="of:=COM.MICROSOFT.STDEV.S([.D69:.H69])" office:value-type="float" office:value="0.00118406080924925" calcext:value-type="float">
            <text:p>0.001184060809249</text:p>
          </table:table-cell>
          <table:table-cell table:formula="of:=AVERAGE([.I69:.M69])" office:value-type="float" office:value="-5.502" calcext:value-type="float">
            <text:p>-5.502</text:p>
          </table:table-cell>
          <table:table-cell table:formula="of:=COM.MICROSOFT.STDEV.S([.I69:.M69])" office:value-type="float" office:value="0.169764542823288" calcext:value-type="float">
            <text:p>0.169764542823288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0.2204" calcext:value-type="float">
            <text:p>0.2204</text:p>
          </table:table-cell>
          <table:table-cell table:style-name="ce2" office:value-type="float" office:value="0.2201" calcext:value-type="float">
            <text:p>0.2201</text:p>
          </table:table-cell>
          <table:table-cell table:style-name="ce2" office:value-type="float" office:value="0.2211" calcext:value-type="float">
            <text:p>0.2211</text:p>
          </table:table-cell>
          <table:table-cell table:style-name="ce2" office:value-type="float" office:value="0.2213" calcext:value-type="float">
            <text:p>0.2213</text:p>
          </table:table-cell>
          <table:table-cell table:style-name="ce2" office:value-type="float" office:value="0.2208" calcext:value-type="float">
            <text:p>0.2208</text:p>
          </table:table-cell>
          <table:table-cell table:style-name="ce2" office:value-type="float" office:value="-5.44" calcext:value-type="float">
            <text:p>-5.44</text:p>
          </table:table-cell>
          <table:table-cell table:style-name="ce2" office:value-type="float" office:value="-5.41" calcext:value-type="float">
            <text:p>-5.41</text:p>
          </table:table-cell>
          <table:table-cell table:style-name="ce2" office:value-type="float" office:value="-5.52" calcext:value-type="float">
            <text:p>-5.52</text:p>
          </table:table-cell>
          <table:table-cell table:style-name="ce2" office:value-type="float" office:value="-5.39" calcext:value-type="float">
            <text:p>-5.39</text:p>
          </table:table-cell>
          <table:table-cell table:style-name="ce2" office:value-type="float" office:value="-5.66" calcext:value-type="float">
            <text:p>-5.66</text:p>
          </table:table-cell>
          <table:table-cell table:formula="of:=AVERAGE([.D70:.H70])" office:value-type="float" office:value="0.22074" calcext:value-type="float">
            <text:p>0.22074</text:p>
          </table:table-cell>
          <table:table-cell table:formula="of:=COM.MICROSOFT.STDEV.S([.D70:.H70])" office:value-type="float" office:value="0.000492950301754653" calcext:value-type="float">
            <text:p>0.000492950301755</text:p>
          </table:table-cell>
          <table:table-cell table:formula="of:=AVERAGE([.I70:.M70])" office:value-type="float" office:value="-5.484" calcext:value-type="float">
            <text:p>-5.484</text:p>
          </table:table-cell>
          <table:table-cell table:formula="of:=COM.MICROSOFT.STDEV.S([.I70:.M70])" office:value-type="float" office:value="0.110136279218067" calcext:value-type="float">
            <text:p>0.110136279218067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2446" calcext:value-type="float">
            <text:p>0.2446</text:p>
          </table:table-cell>
          <table:table-cell table:style-name="ce2" office:value-type="float" office:value="0.2453" calcext:value-type="float">
            <text:p>0.2453</text:p>
          </table:table-cell>
          <table:table-cell table:style-name="ce2" office:value-type="float" office:value="0.2449" calcext:value-type="float">
            <text:p>0.2449</text:p>
          </table:table-cell>
          <table:table-cell table:style-name="ce2" office:value-type="float" office:value="0.246" calcext:value-type="float">
            <text:p>0.246</text:p>
          </table:table-cell>
          <table:table-cell table:style-name="ce2" office:value-type="float" office:value="0.2434" calcext:value-type="float">
            <text:p>0.2434</text:p>
          </table:table-cell>
          <table:table-cell table:style-name="ce2" office:value-type="float" office:value="-5.49" calcext:value-type="float">
            <text:p>-5.49</text:p>
          </table:table-cell>
          <table:table-cell table:style-name="ce2" office:value-type="float" office:value="-5.47" calcext:value-type="float">
            <text:p>-5.47</text:p>
          </table:table-cell>
          <table:table-cell table:style-name="ce2" office:value-type="float" office:value="-5.27" calcext:value-type="float">
            <text:p>-5.27</text:p>
          </table:table-cell>
          <table:table-cell table:style-name="ce2" office:value-type="float" office:value="-5.3" calcext:value-type="float">
            <text:p>-5.3</text:p>
          </table:table-cell>
          <table:table-cell table:style-name="ce2" office:value-type="float" office:value="-5.48" calcext:value-type="float">
            <text:p>-5.48</text:p>
          </table:table-cell>
          <table:table-cell table:formula="of:=AVERAGE([.D71:.H71])" office:value-type="float" office:value="0.24484" calcext:value-type="float">
            <text:p>0.24484</text:p>
          </table:table-cell>
          <table:table-cell table:formula="of:=COM.MICROSOFT.STDEV.S([.D71:.H71])" office:value-type="float" office:value="0.000960728889958035" calcext:value-type="float">
            <text:p>0.000960728889958</text:p>
          </table:table-cell>
          <table:table-cell table:formula="of:=AVERAGE([.I71:.M71])" office:value-type="float" office:value="-5.402" calcext:value-type="float">
            <text:p>-5.402</text:p>
          </table:table-cell>
          <table:table-cell table:formula="of:=COM.MICROSOFT.STDEV.S([.I71:.M71])" office:value-type="float" office:value="0.107563934476199" calcext:value-type="float">
            <text:p>0.107563934476199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float" office:value="0.0124" calcext:value-type="float">
            <text:p>0.0124</text:p>
          </table:table-cell>
          <table:table-cell table:style-name="ce2" office:value-type="float" office:value="0.0122" calcext:value-type="float">
            <text:p>0.0122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119" calcext:value-type="float">
            <text:p>0.0119</text:p>
          </table:table-cell>
          <table:table-cell table:style-name="ce2" office:value-type="float" office:value="-13.24" calcext:value-type="float">
            <text:p>-13.24</text:p>
          </table:table-cell>
          <table:table-cell table:style-name="ce2" office:value-type="float" office:value="-10.21" calcext:value-type="float">
            <text:p>-10.21</text:p>
          </table:table-cell>
          <table:table-cell table:style-name="ce2" office:value-type="float" office:value="-11.22" calcext:value-type="float">
            <text:p>-11.22</text:p>
          </table:table-cell>
          <table:table-cell table:style-name="ce2" office:value-type="float" office:value="-7.11" calcext:value-type="float">
            <text:p>-7.11</text:p>
          </table:table-cell>
          <table:table-cell table:style-name="ce2" office:value-type="float" office:value="-12.95" calcext:value-type="float">
            <text:p>-12.95</text:p>
          </table:table-cell>
          <table:table-cell table:formula="of:=AVERAGE([.D72:.H72])" office:value-type="float" office:value="0.0122" calcext:value-type="float">
            <text:p>0.0122</text:p>
          </table:table-cell>
          <table:table-cell table:formula="of:=COM.MICROSOFT.STDEV.S([.D72:.H72])" office:value-type="float" office:value="0.000254950975679639" calcext:value-type="float">
            <text:p>0.00025495097568</text:p>
          </table:table-cell>
          <table:table-cell table:formula="of:=AVERAGE([.I72:.M72])" office:value-type="float" office:value="-10.946" calcext:value-type="float">
            <text:p>-10.946</text:p>
          </table:table-cell>
          <table:table-cell table:formula="of:=COM.MICROSOFT.STDEV.S([.I72:.M72])" office:value-type="float" office:value="2.4804293983099" calcext:value-type="float">
            <text:p>2.4804293983099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0245" calcext:value-type="float">
            <text:p>0.0245</text:p>
          </table:table-cell>
          <table:table-cell table:style-name="ce2" office:value-type="float" office:value="0.0235" calcext:value-type="float">
            <text:p>0.0235</text:p>
          </table:table-cell>
          <table:table-cell table:style-name="ce2" office:value-type="float" office:value="0.0245" calcext:value-type="float">
            <text:p>0.0245</text:p>
          </table:table-cell>
          <table:table-cell table:style-name="ce2" office:value-type="float" office:value="0.0237" calcext:value-type="float">
            <text:p>0.0237</text:p>
          </table:table-cell>
          <table:table-cell table:style-name="ce2" office:value-type="float" office:value="0.0242" calcext:value-type="float">
            <text:p>0.0242</text:p>
          </table:table-cell>
          <table:table-cell table:style-name="ce2" office:value-type="float" office:value="-14.22" calcext:value-type="float">
            <text:p>-14.22</text:p>
          </table:table-cell>
          <table:table-cell table:style-name="ce2" office:value-type="float" office:value="-10.5" calcext:value-type="float">
            <text:p>-10.5</text:p>
          </table:table-cell>
          <table:table-cell table:style-name="ce2" office:value-type="float" office:value="-11.84" calcext:value-type="float">
            <text:p>-11.84</text:p>
          </table:table-cell>
          <table:table-cell table:style-name="ce2" office:value-type="float" office:value="-13.59" calcext:value-type="float">
            <text:p>-13.59</text:p>
          </table:table-cell>
          <table:table-cell table:style-name="ce2" office:value-type="float" office:value="-13.02" calcext:value-type="float">
            <text:p>-13.02</text:p>
          </table:table-cell>
          <table:table-cell table:formula="of:=AVERAGE([.D73:.H73])" office:value-type="float" office:value="0.02408" calcext:value-type="float">
            <text:p>0.02408</text:p>
          </table:table-cell>
          <table:table-cell table:formula="of:=COM.MICROSOFT.STDEV.S([.D73:.H73])" office:value-type="float" office:value="0.000460434577328854" calcext:value-type="float">
            <text:p>0.000460434577329</text:p>
          </table:table-cell>
          <table:table-cell table:formula="of:=AVERAGE([.I73:.M73])" office:value-type="float" office:value="-12.634" calcext:value-type="float">
            <text:p>-12.634</text:p>
          </table:table-cell>
          <table:table-cell table:formula="of:=COM.MICROSOFT.STDEV.S([.I73:.M73])" office:value-type="float" office:value="1.48009459157177" calcext:value-type="float">
            <text:p>1.48009459157177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0362" calcext:value-type="float">
            <text:p>0.0362</text:p>
          </table:table-cell>
          <table:table-cell table:style-name="ce2" office:value-type="float" office:value="0.036" calcext:value-type="float">
            <text:p>0.036</text:p>
          </table:table-cell>
          <table:table-cell table:style-name="ce2" office:value-type="float" office:value="0.0365" calcext:value-type="float">
            <text:p>0.0365</text:p>
          </table:table-cell>
          <table:table-cell table:style-name="ce2" office:value-type="float" office:value="0.0351" calcext:value-type="float">
            <text:p>0.0351</text:p>
          </table:table-cell>
          <table:table-cell table:style-name="ce2" office:value-type="float" office:value="0.0349" calcext:value-type="float">
            <text:p>0.0349</text:p>
          </table:table-cell>
          <table:table-cell table:style-name="ce2" office:value-type="float" office:value="-13.14" calcext:value-type="float">
            <text:p>-13.14</text:p>
          </table:table-cell>
          <table:table-cell table:style-name="ce2" office:value-type="float" office:value="-11.48" calcext:value-type="float">
            <text:p>-11.48</text:p>
          </table:table-cell>
          <table:table-cell table:style-name="ce2" office:value-type="float" office:value="-12.01" calcext:value-type="float">
            <text:p>-12.01</text:p>
          </table:table-cell>
          <table:table-cell table:style-name="ce2" office:value-type="float" office:value="-11.31" calcext:value-type="float">
            <text:p>-11.31</text:p>
          </table:table-cell>
          <table:table-cell table:style-name="ce2" office:value-type="float" office:value="-13.07" calcext:value-type="float">
            <text:p>-13.07</text:p>
          </table:table-cell>
          <table:table-cell table:formula="of:=AVERAGE([.D74:.H74])" office:value-type="float" office:value="0.03574" calcext:value-type="float">
            <text:p>0.03574</text:p>
          </table:table-cell>
          <table:table-cell table:formula="of:=COM.MICROSOFT.STDEV.S([.D74:.H74])" office:value-type="float" office:value="0.00070213958726168" calcext:value-type="float">
            <text:p>0.000702139587262</text:p>
          </table:table-cell>
          <table:table-cell table:formula="of:=AVERAGE([.I74:.M74])" office:value-type="float" office:value="-12.202" calcext:value-type="float">
            <text:p>-12.202</text:p>
          </table:table-cell>
          <table:table-cell table:formula="of:=COM.MICROSOFT.STDEV.S([.I74:.M74])" office:value-type="float" office:value="0.864158550267253" calcext:value-type="float">
            <text:p>0.864158550267253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479" calcext:value-type="float">
            <text:p>0.0479</text:p>
          </table:table-cell>
          <table:table-cell table:style-name="ce2" office:value-type="float" office:value="0.0482" calcext:value-type="float">
            <text:p>0.0482</text:p>
          </table:table-cell>
          <table:table-cell table:style-name="ce2" office:value-type="float" office:value="0.0479" calcext:value-type="float">
            <text:p>0.0479</text:p>
          </table:table-cell>
          <table:table-cell table:style-name="ce2" office:value-type="float" office:value="0.0477" calcext:value-type="float">
            <text:p>0.0477</text:p>
          </table:table-cell>
          <table:table-cell table:style-name="ce2" office:value-type="float" office:value="0.047" calcext:value-type="float">
            <text:p>0.047</text:p>
          </table:table-cell>
          <table:table-cell table:style-name="ce2" office:value-type="float" office:value="-12.29" calcext:value-type="float">
            <text:p>-12.29</text:p>
          </table:table-cell>
          <table:table-cell table:style-name="ce2" office:value-type="float" office:value="-11.9" calcext:value-type="float">
            <text:p>-11.9</text:p>
          </table:table-cell>
          <table:table-cell table:style-name="ce2" office:value-type="float" office:value="-12.02" calcext:value-type="float">
            <text:p>-12.02</text:p>
          </table:table-cell>
          <table:table-cell table:style-name="ce2" office:value-type="float" office:value="-12.16" calcext:value-type="float">
            <text:p>-12.16</text:p>
          </table:table-cell>
          <table:table-cell table:style-name="ce2" office:value-type="float" office:value="-11.74" calcext:value-type="float">
            <text:p>-11.74</text:p>
          </table:table-cell>
          <table:table-cell table:formula="of:=AVERAGE([.D75:.H75])" office:value-type="float" office:value="0.04774" calcext:value-type="float">
            <text:p>0.04774</text:p>
          </table:table-cell>
          <table:table-cell table:formula="of:=COM.MICROSOFT.STDEV.S([.D75:.H75])" office:value-type="float" office:value="0.000450555213042753" calcext:value-type="float">
            <text:p>0.000450555213043</text:p>
          </table:table-cell>
          <table:table-cell table:formula="of:=AVERAGE([.I75:.M75])" office:value-type="float" office:value="-12.022" calcext:value-type="float">
            <text:p>-12.022</text:p>
          </table:table-cell>
          <table:table-cell table:formula="of:=COM.MICROSOFT.STDEV.S([.I75:.M75])" office:value-type="float" office:value="0.215220816837033" calcext:value-type="float">
            <text:p>0.215220816837033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1.25" calcext:value-type="float">
            <text:p>1.25</text:p>
          </table:table-cell>
          <table:table-cell table:style-name="ce2" office:value-type="float" office:value="0.0598" calcext:value-type="float">
            <text:p>0.0598</text:p>
          </table:table-cell>
          <table:table-cell table:style-name="ce2" office:value-type="float" office:value="0.0603" calcext:value-type="float">
            <text:p>0.0603</text:p>
          </table:table-cell>
          <table:table-cell table:style-name="ce2" office:value-type="float" office:value="0.0595" calcext:value-type="float">
            <text:p>0.0595</text:p>
          </table:table-cell>
          <table:table-cell table:style-name="ce2" office:value-type="float" office:value="0.0609" calcext:value-type="float">
            <text:p>0.0609</text:p>
          </table:table-cell>
          <table:table-cell table:style-name="ce2" office:value-type="float" office:value="0.0595" calcext:value-type="float">
            <text:p>0.0595</text:p>
          </table:table-cell>
          <table:table-cell table:style-name="ce2" office:value-type="float" office:value="-11.7" calcext:value-type="float">
            <text:p>-11.7</text:p>
          </table:table-cell>
          <table:table-cell table:style-name="ce2" office:value-type="float" office:value="-12.29" calcext:value-type="float">
            <text:p>-12.29</text:p>
          </table:table-cell>
          <table:table-cell table:style-name="ce2" office:value-type="float" office:value="-12.26" calcext:value-type="float">
            <text:p>-12.26</text:p>
          </table:table-cell>
          <table:table-cell table:style-name="ce2" office:value-type="float" office:value="-11.8" calcext:value-type="float">
            <text:p>-11.8</text:p>
          </table:table-cell>
          <table:table-cell table:style-name="ce2" office:value-type="float" office:value="-13.08" calcext:value-type="float">
            <text:p>-13.08</text:p>
          </table:table-cell>
          <table:table-cell table:formula="of:=AVERAGE([.D76:.H76])" office:value-type="float" office:value="0.06" calcext:value-type="float">
            <text:p>0.06</text:p>
          </table:table-cell>
          <table:table-cell table:formula="of:=COM.MICROSOFT.STDEV.S([.D76:.H76])" office:value-type="float" office:value="0.000599999999999999" calcext:value-type="float">
            <text:p>0.0006</text:p>
          </table:table-cell>
          <table:table-cell table:formula="of:=AVERAGE([.I76:.M76])" office:value-type="float" office:value="-12.226" calcext:value-type="float">
            <text:p>-12.226</text:p>
          </table:table-cell>
          <table:table-cell table:formula="of:=COM.MICROSOFT.STDEV.S([.I76:.M76])" office:value-type="float" office:value="0.546058604913429" calcext:value-type="float">
            <text:p>0.546058604913429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1.5" calcext:value-type="float">
            <text:p>1.5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float" office:value="0.0713" calcext:value-type="float">
            <text:p>0.0713</text:p>
          </table:table-cell>
          <table:table-cell table:style-name="ce2" office:value-type="float" office:value="0.0716" calcext:value-type="float">
            <text:p>0.0716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float" office:value="0.0721" calcext:value-type="float">
            <text:p>0.0721</text:p>
          </table:table-cell>
          <table:table-cell table:style-name="ce2" office:value-type="float" office:value="-11.76" calcext:value-type="float">
            <text:p>-11.76</text:p>
          </table:table-cell>
          <table:table-cell table:style-name="ce2" office:value-type="float" office:value="-12.05" calcext:value-type="float">
            <text:p>-12.05</text:p>
          </table:table-cell>
          <table:table-cell table:style-name="ce2" office:value-type="float" office:value="-13.05" calcext:value-type="float">
            <text:p>-13.05</text:p>
          </table:table-cell>
          <table:table-cell table:style-name="ce2" office:value-type="float" office:value="-11.25" calcext:value-type="float">
            <text:p>-11.25</text:p>
          </table:table-cell>
          <table:table-cell table:style-name="ce2" office:value-type="float" office:value="-12.55" calcext:value-type="float">
            <text:p>-12.55</text:p>
          </table:table-cell>
          <table:table-cell table:formula="of:=AVERAGE([.D77:.H77])" office:value-type="float" office:value="0.0714" calcext:value-type="float">
            <text:p>0.0714</text:p>
          </table:table-cell>
          <table:table-cell table:formula="of:=COM.MICROSOFT.STDEV.S([.D77:.H77])" office:value-type="float" office:value="0.000463680924774781" calcext:value-type="float">
            <text:p>0.000463680924775</text:p>
          </table:table-cell>
          <table:table-cell table:formula="of:=AVERAGE([.I77:.M77])" office:value-type="float" office:value="-12.132" calcext:value-type="float">
            <text:p>-12.132</text:p>
          </table:table-cell>
          <table:table-cell table:formula="of:=COM.MICROSOFT.STDEV.S([.I77:.M77])" office:value-type="float" office:value="0.696505563509726" calcext:value-type="float">
            <text:p>0.696505563509726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1.75" calcext:value-type="float">
            <text:p>1.75</text:p>
          </table:table-cell>
          <table:table-cell table:style-name="ce2" office:value-type="float" office:value="0.0842" calcext:value-type="float">
            <text:p>0.0842</text:p>
          </table:table-cell>
          <table:table-cell table:style-name="ce2" office:value-type="float" office:value="0.0845" calcext:value-type="float">
            <text:p>0.0845</text:p>
          </table:table-cell>
          <table:table-cell table:style-name="ce2" office:value-type="float" office:value="0.0843" calcext:value-type="float">
            <text:p>0.0843</text:p>
          </table:table-cell>
          <table:table-cell table:style-name="ce2" office:value-type="float" office:value="0.0841" calcext:value-type="float">
            <text:p>0.0841</text:p>
          </table:table-cell>
          <table:table-cell table:style-name="ce2" office:value-type="float" office:value="0.0828" calcext:value-type="float">
            <text:p>0.0828</text:p>
          </table:table-cell>
          <table:table-cell table:style-name="ce2" office:value-type="float" office:value="-12.94" calcext:value-type="float">
            <text:p>-12.94</text:p>
          </table:table-cell>
          <table:table-cell table:style-name="ce2" office:value-type="float" office:value="-12.2" calcext:value-type="float">
            <text:p>-12.2</text:p>
          </table:table-cell>
          <table:table-cell table:style-name="ce2" office:value-type="float" office:value="-12.41" calcext:value-type="float">
            <text:p>-12.41</text:p>
          </table:table-cell>
          <table:table-cell table:style-name="ce2" office:value-type="float" office:value="-11.73" calcext:value-type="float">
            <text:p>-11.73</text:p>
          </table:table-cell>
          <table:table-cell table:style-name="ce2" office:value-type="float" office:value="-12.24" calcext:value-type="float">
            <text:p>-12.24</text:p>
          </table:table-cell>
          <table:table-cell table:formula="of:=AVERAGE([.D78:.H78])" office:value-type="float" office:value="0.08398" calcext:value-type="float">
            <text:p>0.08398</text:p>
          </table:table-cell>
          <table:table-cell table:formula="of:=COM.MICROSOFT.STDEV.S([.D78:.H78])" office:value-type="float" office:value="0.000676017751246226" calcext:value-type="float">
            <text:p>0.000676017751246</text:p>
          </table:table-cell>
          <table:table-cell table:formula="of:=AVERAGE([.I78:.M78])" office:value-type="float" office:value="-12.304" calcext:value-type="float">
            <text:p>-12.304</text:p>
          </table:table-cell>
          <table:table-cell table:formula="of:=COM.MICROSOFT.STDEV.S([.I78:.M78])" office:value-type="float" office:value="0.435924305355872" calcext:value-type="float">
            <text:p>0.435924305355872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955" calcext:value-type="float">
            <text:p>0.0955</text:p>
          </table:table-cell>
          <table:table-cell table:style-name="ce2" office:value-type="float" office:value="0.0959" calcext:value-type="float">
            <text:p>0.0959</text:p>
          </table:table-cell>
          <table:table-cell table:style-name="ce2" office:value-type="float" office:value="0.0953" calcext:value-type="float">
            <text:p>0.0953</text:p>
          </table:table-cell>
          <table:table-cell table:style-name="ce2" office:value-type="float" office:value="0.0952" calcext:value-type="float">
            <text:p>0.0952</text:p>
          </table:table-cell>
          <table:table-cell table:style-name="ce2" office:value-type="float" office:value="0.0961" calcext:value-type="float">
            <text:p>0.0961</text:p>
          </table:table-cell>
          <table:table-cell table:style-name="ce2" office:value-type="float" office:value="-12.02" calcext:value-type="float">
            <text:p>-12.02</text:p>
          </table:table-cell>
          <table:table-cell table:style-name="ce2" office:value-type="float" office:value="-11.83" calcext:value-type="float">
            <text:p>-11.83</text:p>
          </table:table-cell>
          <table:table-cell table:style-name="ce2" office:value-type="float" office:value="-11.84" calcext:value-type="float">
            <text:p>-11.84</text:p>
          </table:table-cell>
          <table:table-cell table:style-name="ce2" office:value-type="float" office:value="-12.66" calcext:value-type="float">
            <text:p>-12.66</text:p>
          </table:table-cell>
          <table:table-cell table:style-name="ce2" office:value-type="float" office:value="-11.93" calcext:value-type="float">
            <text:p>-11.93</text:p>
          </table:table-cell>
          <table:table-cell table:formula="of:=AVERAGE([.D79:.H79])" office:value-type="float" office:value="0.0956" calcext:value-type="float">
            <text:p>0.0956</text:p>
          </table:table-cell>
          <table:table-cell table:formula="of:=COM.MICROSOFT.STDEV.S([.D79:.H79])" office:value-type="float" office:value="0.000387298334620739" calcext:value-type="float">
            <text:p>0.000387298334621</text:p>
          </table:table-cell>
          <table:table-cell table:formula="of:=AVERAGE([.I79:.M79])" office:value-type="float" office:value="-12.056" calcext:value-type="float">
            <text:p>-12.056</text:p>
          </table:table-cell>
          <table:table-cell table:formula="of:=COM.MICROSOFT.STDEV.S([.I79:.M79])" office:value-type="float" office:value="0.346309110477908" calcext:value-type="float">
            <text:p>0.346309110477908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2.5" calcext:value-type="float">
            <text:p>2.5</text:p>
          </table:table-cell>
          <table:table-cell table:number-columns-repeated="2" table:style-name="ce2" office:value-type="float" office:value="0.1194" calcext:value-type="float">
            <text:p>0.1194</text:p>
          </table:table-cell>
          <table:table-cell table:style-name="ce2" office:value-type="float" office:value="0.1187" calcext:value-type="float">
            <text:p>0.1187</text:p>
          </table:table-cell>
          <table:table-cell table:style-name="ce2" office:value-type="float" office:value="0.1186" calcext:value-type="float">
            <text:p>0.1186</text:p>
          </table:table-cell>
          <table:table-cell table:style-name="ce2" office:value-type="float" office:value="0.1195" calcext:value-type="float">
            <text:p>0.1195</text:p>
          </table:table-cell>
          <table:table-cell table:style-name="ce2" office:value-type="float" office:value="-12.19" calcext:value-type="float">
            <text:p>-12.19</text:p>
          </table:table-cell>
          <table:table-cell table:style-name="ce2" office:value-type="float" office:value="-12.36" calcext:value-type="float">
            <text:p>-12.36</text:p>
          </table:table-cell>
          <table:table-cell table:style-name="ce2" office:value-type="float" office:value="-11.95" calcext:value-type="float">
            <text:p>-11.95</text:p>
          </table:table-cell>
          <table:table-cell table:style-name="ce2" office:value-type="float" office:value="-11.89" calcext:value-type="float">
            <text:p>-11.89</text:p>
          </table:table-cell>
          <table:table-cell table:style-name="ce2" office:value-type="float" office:value="-12.76" calcext:value-type="float">
            <text:p>-12.76</text:p>
          </table:table-cell>
          <table:table-cell table:formula="of:=AVERAGE([.D80:.H80])" office:value-type="float" office:value="0.11912" calcext:value-type="float">
            <text:p>0.11912</text:p>
          </table:table-cell>
          <table:table-cell table:formula="of:=COM.MICROSOFT.STDEV.S([.D80:.H80])" office:value-type="float" office:value="0.000432434966208794" calcext:value-type="float">
            <text:p>0.000432434966209</text:p>
          </table:table-cell>
          <table:table-cell table:formula="of:=AVERAGE([.I80:.M80])" office:value-type="float" office:value="-12.23" calcext:value-type="float">
            <text:p>-12.23</text:p>
          </table:table-cell>
          <table:table-cell table:formula="of:=COM.MICROSOFT.STDEV.S([.I80:.M80])" office:value-type="float" office:value="0.351212186576719" calcext:value-type="float">
            <text:p>0.351212186576719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1423" calcext:value-type="float">
            <text:p>0.1423</text:p>
          </table:table-cell>
          <table:table-cell table:style-name="ce2" office:value-type="float" office:value="0.1433" calcext:value-type="float">
            <text:p>0.1433</text:p>
          </table:table-cell>
          <table:table-cell table:style-name="ce2" office:value-type="float" office:value="0.1428" calcext:value-type="float">
            <text:p>0.1428</text:p>
          </table:table-cell>
          <table:table-cell table:style-name="ce2" office:value-type="float" office:value="0.1425" calcext:value-type="float">
            <text:p>0.1425</text:p>
          </table:table-cell>
          <table:table-cell table:style-name="ce2" office:value-type="float" office:value="0.1433" calcext:value-type="float">
            <text:p>0.1433</text:p>
          </table:table-cell>
          <table:table-cell table:style-name="ce2" office:value-type="float" office:value="-11.77" calcext:value-type="float">
            <text:p>-11.77</text:p>
          </table:table-cell>
          <table:table-cell table:style-name="ce2" office:value-type="float" office:value="-12.16" calcext:value-type="float">
            <text:p>-12.16</text:p>
          </table:table-cell>
          <table:table-cell table:style-name="ce2" office:value-type="float" office:value="-11.86" calcext:value-type="float">
            <text:p>-11.86</text:p>
          </table:table-cell>
          <table:table-cell table:style-name="ce2" office:value-type="float" office:value="-12.27" calcext:value-type="float">
            <text:p>-12.27</text:p>
          </table:table-cell>
          <table:table-cell table:style-name="ce2" office:value-type="float" office:value="-12.21" calcext:value-type="float">
            <text:p>-12.21</text:p>
          </table:table-cell>
          <table:table-cell table:formula="of:=AVERAGE([.D81:.H81])" office:value-type="float" office:value="0.14284" calcext:value-type="float">
            <text:p>0.14284</text:p>
          </table:table-cell>
          <table:table-cell table:formula="of:=COM.MICROSOFT.STDEV.S([.D81:.H81])" office:value-type="float" office:value="0.000456070170039655" calcext:value-type="float">
            <text:p>0.00045607017004</text:p>
          </table:table-cell>
          <table:table-cell table:formula="of:=AVERAGE([.I81:.M81])" office:value-type="float" office:value="-12.054" calcext:value-type="float">
            <text:p>-12.054</text:p>
          </table:table-cell>
          <table:table-cell table:formula="of:=COM.MICROSOFT.STDEV.S([.I81:.M81])" office:value-type="float" office:value="0.223897297884544" calcext:value-type="float">
            <text:p>0.223897297884544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0.165" calcext:value-type="float">
            <text:p>0.165</text:p>
          </table:table-cell>
          <table:table-cell table:style-name="ce2" office:value-type="float" office:value="0.1681" calcext:value-type="float">
            <text:p>0.1681</text:p>
          </table:table-cell>
          <table:table-cell table:style-name="ce2" office:value-type="float" office:value="0.1683" calcext:value-type="float">
            <text:p>0.1683</text:p>
          </table:table-cell>
          <table:table-cell table:style-name="ce2" office:value-type="float" office:value="0.1674" calcext:value-type="float">
            <text:p>0.1674</text:p>
          </table:table-cell>
          <table:table-cell table:style-name="ce2" office:value-type="float" office:value="0.1679" calcext:value-type="float">
            <text:p>0.1679</text:p>
          </table:table-cell>
          <table:table-cell table:style-name="ce2" office:value-type="float" office:value="-12.34" calcext:value-type="float">
            <text:p>-12.34</text:p>
          </table:table-cell>
          <table:table-cell table:style-name="ce2" office:value-type="float" office:value="-12.64" calcext:value-type="float">
            <text:p>-12.64</text:p>
          </table:table-cell>
          <table:table-cell table:style-name="ce2" office:value-type="float" office:value="-12.23" calcext:value-type="float">
            <text:p>-12.23</text:p>
          </table:table-cell>
          <table:table-cell table:style-name="ce2" office:value-type="float" office:value="-12.37" calcext:value-type="float">
            <text:p>-12.37</text:p>
          </table:table-cell>
          <table:table-cell table:style-name="ce2" office:value-type="float" office:value="-11.98" calcext:value-type="float">
            <text:p>-11.98</text:p>
          </table:table-cell>
          <table:table-cell table:formula="of:=AVERAGE([.D82:.H82])" office:value-type="float" office:value="0.16734" calcext:value-type="float">
            <text:p>0.16734</text:p>
          </table:table-cell>
          <table:table-cell table:formula="of:=COM.MICROSOFT.STDEV.S([.D82:.H82])" office:value-type="float" office:value="0.00135018517248561" calcext:value-type="float">
            <text:p>0.001350185172486</text:p>
          </table:table-cell>
          <table:table-cell table:formula="of:=AVERAGE([.I82:.M82])" office:value-type="float" office:value="-12.312" calcext:value-type="float">
            <text:p>-12.312</text:p>
          </table:table-cell>
          <table:table-cell table:formula="of:=COM.MICROSOFT.STDEV.S([.I82:.M82])" office:value-type="float" office:value="0.239102488485586" calcext:value-type="float">
            <text:p>0.239102488485586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905" calcext:value-type="float">
            <text:p>0.1905</text:p>
          </table:table-cell>
          <table:table-cell table:style-name="ce2" office:value-type="float" office:value="0.1916" calcext:value-type="float">
            <text:p>0.1916</text:p>
          </table:table-cell>
          <table:table-cell table:style-name="ce2" office:value-type="float" office:value="0.1901" calcext:value-type="float">
            <text:p>0.1901</text:p>
          </table:table-cell>
          <table:table-cell table:style-name="ce2" office:value-type="float" office:value="0.1907" calcext:value-type="float">
            <text:p>0.1907</text:p>
          </table:table-cell>
          <table:table-cell table:style-name="ce2" office:value-type="float" office:value="0.1909" calcext:value-type="float">
            <text:p>0.1909</text:p>
          </table:table-cell>
          <table:table-cell table:style-name="ce2" office:value-type="float" office:value="-12.12" calcext:value-type="float">
            <text:p>-12.12</text:p>
          </table:table-cell>
          <table:table-cell table:style-name="ce2" office:value-type="float" office:value="-12.45" calcext:value-type="float">
            <text:p>-12.45</text:p>
          </table:table-cell>
          <table:table-cell table:style-name="ce2" office:value-type="float" office:value="-11.95" calcext:value-type="float">
            <text:p>-11.95</text:p>
          </table:table-cell>
          <table:table-cell table:style-name="ce2" office:value-type="float" office:value="-12.23" calcext:value-type="float">
            <text:p>-12.23</text:p>
          </table:table-cell>
          <table:table-cell table:style-name="ce2" office:value-type="float" office:value="-12.12" calcext:value-type="float">
            <text:p>-12.12</text:p>
          </table:table-cell>
          <table:table-cell table:formula="of:=AVERAGE([.D83:.H83])" office:value-type="float" office:value="0.19076" calcext:value-type="float">
            <text:p>0.19076</text:p>
          </table:table-cell>
          <table:table-cell table:formula="of:=COM.MICROSOFT.STDEV.S([.D83:.H83])" office:value-type="float" office:value="0.000554977477020467" calcext:value-type="float">
            <text:p>0.00055497747702</text:p>
          </table:table-cell>
          <table:table-cell table:formula="of:=AVERAGE([.I83:.M83])" office:value-type="float" office:value="-12.174" calcext:value-type="float">
            <text:p>-12.174</text:p>
          </table:table-cell>
          <table:table-cell table:formula="of:=COM.MICROSOFT.STDEV.S([.I83:.M83])" office:value-type="float" office:value="0.183929334256393" calcext:value-type="float">
            <text:p>0.183929334256393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0.2144" calcext:value-type="float">
            <text:p>0.2144</text:p>
          </table:table-cell>
          <table:table-cell table:style-name="ce2" office:value-type="float" office:value="0.2148" calcext:value-type="float">
            <text:p>0.2148</text:p>
          </table:table-cell>
          <table:table-cell table:style-name="ce2" office:value-type="float" office:value="0.2154" calcext:value-type="float">
            <text:p>0.2154</text:p>
          </table:table-cell>
          <table:table-cell table:style-name="ce2" office:value-type="float" office:value="0.2151" calcext:value-type="float">
            <text:p>0.2151</text:p>
          </table:table-cell>
          <table:table-cell table:style-name="ce2" office:value-type="float" office:value="0.2146" calcext:value-type="float">
            <text:p>0.2146</text:p>
          </table:table-cell>
          <table:table-cell table:style-name="ce2" office:value-type="float" office:value="-12.11" calcext:value-type="float">
            <text:p>-12.11</text:p>
          </table:table-cell>
          <table:table-cell table:style-name="ce2" office:value-type="float" office:value="-12.28" calcext:value-type="float">
            <text:p>-12.28</text:p>
          </table:table-cell>
          <table:table-cell table:style-name="ce2" office:value-type="float" office:value="-12.13" calcext:value-type="float">
            <text:p>-12.13</text:p>
          </table:table-cell>
          <table:table-cell table:style-name="ce2" office:value-type="float" office:value="-12.04" calcext:value-type="float">
            <text:p>-12.04</text:p>
          </table:table-cell>
          <table:table-cell table:style-name="ce2" office:value-type="float" office:value="-11.94" calcext:value-type="float">
            <text:p>-11.94</text:p>
          </table:table-cell>
          <table:table-cell table:formula="of:=AVERAGE([.D84:.H84])" office:value-type="float" office:value="0.21486" calcext:value-type="float">
            <text:p>0.21486</text:p>
          </table:table-cell>
          <table:table-cell table:formula="of:=COM.MICROSOFT.STDEV.S([.D84:.H84])" office:value-type="float" office:value="0.000397492138287036" calcext:value-type="float">
            <text:p>0.000397492138287</text:p>
          </table:table-cell>
          <table:table-cell table:formula="of:=AVERAGE([.I84:.M84])" office:value-type="float" office:value="-12.1" calcext:value-type="float">
            <text:p>-12.1</text:p>
          </table:table-cell>
          <table:table-cell table:formula="of:=COM.MICROSOFT.STDEV.S([.I84:.M84])" office:value-type="float" office:value="0.125099960031968" calcext:value-type="float">
            <text:p>0.125099960031968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2363" calcext:value-type="float">
            <text:p>0.2363</text:p>
          </table:table-cell>
          <table:table-cell table:style-name="ce2" office:value-type="float" office:value="0.2379" calcext:value-type="float">
            <text:p>0.2379</text:p>
          </table:table-cell>
          <table:table-cell table:number-columns-repeated="2" table:style-name="ce2" office:value-type="float" office:value="0.239" calcext:value-type="float">
            <text:p>0.239</text:p>
          </table:table-cell>
          <table:table-cell table:style-name="ce2" office:value-type="float" office:value="0.2394" calcext:value-type="float">
            <text:p>0.2394</text:p>
          </table:table-cell>
          <table:table-cell table:style-name="ce2" office:value-type="float" office:value="-12.06" calcext:value-type="float">
            <text:p>-12.06</text:p>
          </table:table-cell>
          <table:table-cell table:style-name="ce2" office:value-type="float" office:value="-12.55" calcext:value-type="float">
            <text:p>-12.55</text:p>
          </table:table-cell>
          <table:table-cell table:style-name="ce2" office:value-type="float" office:value="-12.25" calcext:value-type="float">
            <text:p>-12.25</text:p>
          </table:table-cell>
          <table:table-cell table:style-name="ce2" office:value-type="float" office:value="-12.18" calcext:value-type="float">
            <text:p>-12.18</text:p>
          </table:table-cell>
          <table:table-cell table:style-name="ce2" office:value-type="float" office:value="-12.4" calcext:value-type="float">
            <text:p>-12.4</text:p>
          </table:table-cell>
          <table:table-cell table:formula="of:=AVERAGE([.D85:.H85])" office:value-type="float" office:value="0.23832" calcext:value-type="float">
            <text:p>0.23832</text:p>
          </table:table-cell>
          <table:table-cell table:formula="of:=COM.MICROSOFT.STDEV.S([.D85:.H85])" office:value-type="float" office:value="0.00125976188226188" calcext:value-type="float">
            <text:p>0.001259761882262</text:p>
          </table:table-cell>
          <table:table-cell table:formula="of:=AVERAGE([.I85:.M85])" office:value-type="float" office:value="-12.288" calcext:value-type="float">
            <text:p>-12.288</text:p>
          </table:table-cell>
          <table:table-cell table:formula="of:=COM.MICROSOFT.STDEV.S([.I85:.M85])" office:value-type="float" office:value="0.191232842367623" calcext:value-type="float">
            <text:p>0.191232842367623</text:p>
          </table:table-cell>
          <table:table-cell table:number-columns-repeated="1007"/>
        </table:table-row>
        <table:table-row table:style-name="ro2" table:number-rows-repeated="28">
          <table:table-cell table:number-columns-repeated="3"/>
          <table:table-cell table:style-name="ce2" table:number-columns-repeated="10"/>
          <table:table-cell table:number-columns-repeated="1011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y Bias (5V, 1000Hz)" table:style-name="ta1">
        <table:table-column table:style-name="co2" table:default-cell-style-name="ce2"/>
        <table:table-column table:style-name="co11" table:default-cell-style-name="ce2"/>
        <table:table-column table:style-name="co3" table:default-cell-style-name="ce2"/>
        <table:table-column table:style-name="co4" table:number-columns-repeated="8" table:default-cell-style-name="ce2"/>
        <table:table-column table:style-name="co11" table:default-cell-style-name="ce2"/>
        <table:table-column table:style-name="co5" table:default-cell-style-name="ce2"/>
        <table:table-column table:style-name="co12" table:default-cell-style-name="ce2"/>
        <table:table-column table:style-name="co5" table:default-cell-style-name="ce2"/>
        <table:table-column table:style-name="co4" table:number-columns-repeated="1009" table:default-cell-style-name="ce2"/>
        <table:table-row table:style-name="ro1">
          <table:table-cell table:style-name="ce1" office:value-type="string" calcext:value-type="string">
            <text:p>I_bias (mA)</text:p>
          </table:table-cell>
          <table:table-cell table:style-name="ce1" office:value-type="string" calcext:value-type="string">
            <text:p>R1 (mV)</text:p>
          </table:table-cell>
          <table:table-cell table:style-name="ce1" office:value-type="string" calcext:value-type="string">
            <text:p>R2 (mV)</text:p>
          </table:table-cell>
          <table:table-cell table:style-name="ce1" office:value-type="string" calcext:value-type="string">
            <text:p>R3 (mV)</text:p>
          </table:table-cell>
          <table:table-cell table:style-name="ce1" office:value-type="string" calcext:value-type="string">
            <text:p>R4 (mV)</text:p>
          </table:table-cell>
          <table:table-cell table:style-name="ce1" office:value-type="string" calcext:value-type="string">
            <text:p>R5 (mV)</text:p>
          </table:table-cell>
          <table:table-cell table:style-name="ce1" office:value-type="string" calcext:value-type="string">
            <text:p>Phase 1</text:p>
          </table:table-cell>
          <table:table-cell table:style-name="ce1" office:value-type="string" calcext:value-type="string">
            <text:p>Phase 2</text:p>
          </table:table-cell>
          <table:table-cell table:style-name="ce1" office:value-type="string" calcext:value-type="string">
            <text:p>Phase 3</text:p>
          </table:table-cell>
          <table:table-cell table:style-name="ce1" office:value-type="string" calcext:value-type="string">
            <text:p>Phase 4</text:p>
          </table:table-cell>
          <table:table-cell table:style-name="ce1" office:value-type="string" calcext:value-type="string">
            <text:p>Phase 5</text:p>
          </table:table-cell>
          <table:table-cell table:style-name="ce1" office:value-type="string" calcext:value-type="string">
            <text:p>R Ave (mV)</text:p>
          </table:table-cell>
          <table:table-cell table:style-name="ce1" office:value-type="string" calcext:value-type="string">
            <text:p>R Std Dev (mV)</text:p>
          </table:table-cell>
          <table:table-cell table:style-name="ce1" office:value-type="string" calcext:value-type="string">
            <text:p>Phase Avg</text:p>
          </table:table-cell>
          <table:table-cell table:style-name="ce1" office:value-type="string" calcext:value-type="string">
            <text:p>Phase Std Dev</text:p>
          </table:table-cell>
          <table:table-cell table:style-name="ce1"/>
          <table:table-cell table:style-name="Default"/>
          <table:table-cell table:style-name="ce1" table:number-columns-repeated="1007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3037" calcext:value-type="float">
            <text:p>0.3037</text:p>
          </table:table-cell>
          <table:table-cell office:value-type="float" office:value="0.3041" calcext:value-type="float">
            <text:p>0.3041</text:p>
          </table:table-cell>
          <table:table-cell office:value-type="float" office:value="0.3069" calcext:value-type="float">
            <text:p>0.3069</text:p>
          </table:table-cell>
          <table:table-cell office:value-type="float" office:value="20.58" calcext:value-type="float">
            <text:p>20.58</text:p>
          </table:table-cell>
          <table:table-cell office:value-type="float" office:value="19.48" calcext:value-type="float">
            <text:p>19.48</text:p>
          </table:table-cell>
          <table:table-cell office:value-type="float" office:value="21.28" calcext:value-type="float">
            <text:p>21.28</text:p>
          </table:table-cell>
          <table:table-cell office:value-type="float" office:value="19.7" calcext:value-type="float">
            <text:p>19.7</text:p>
          </table:table-cell>
          <table:table-cell office:value-type="float" office:value="21.04" calcext:value-type="float">
            <text:p>21.04</text:p>
          </table:table-cell>
          <table:table-cell table:formula="of:=AVERAGE([.B2:.F2])" office:value-type="float" office:value="0.30846" calcext:value-type="float">
            <text:p>0.30846</text:p>
          </table:table-cell>
          <table:table-cell table:formula="of:=COM.MICROSOFT.STDEV.S([.B2:.F2])" office:value-type="float" office:value="0.00548525295679242" calcext:value-type="float">
            <text:p>0.005485252956792</text:p>
          </table:table-cell>
          <table:table-cell table:formula="of:=AVERAGE([.H2:.K2])" office:value-type="float" office:value="20.375" calcext:value-type="float">
            <text:p>20.375</text:p>
          </table:table-cell>
          <table:table-cell table:formula="of:=COM.MICROSOFT.STDEV.S([.H2:.K2])" office:value-type="float" office:value="0.916133178091483" calcext:value-type="float">
            <text:p>0.916133178091483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3159" calcext:value-type="float">
            <text:p>0.3159</text:p>
          </table:table-cell>
          <table:table-cell office:value-type="float" office:value="23.04" calcext:value-type="float">
            <text:p>23.04</text:p>
          </table:table-cell>
          <table:table-cell office:value-type="float" office:value="23.91" calcext:value-type="float">
            <text:p>23.91</text:p>
          </table:table-cell>
          <table:table-cell office:value-type="float" office:value="23.45" calcext:value-type="float">
            <text:p>23.45</text:p>
          </table:table-cell>
          <table:table-cell office:value-type="float" office:value="25.44" calcext:value-type="float">
            <text:p>25.44</text:p>
          </table:table-cell>
          <table:table-cell office:value-type="float" office:value="25.11" calcext:value-type="float">
            <text:p>25.11</text:p>
          </table:table-cell>
          <table:table-cell table:formula="of:=AVERAGE([.B3:.F3])" office:value-type="float" office:value="0.31422" calcext:value-type="float">
            <text:p>0.31422</text:p>
          </table:table-cell>
          <table:table-cell table:formula="of:=COM.MICROSOFT.STDEV.S([.B3:.F3])" office:value-type="float" office:value="0.00656825699862606" calcext:value-type="float">
            <text:p>0.006568256998626</text:p>
          </table:table-cell>
          <table:table-cell table:formula="of:=AVERAGE([.H3:.K3])" office:value-type="float" office:value="24.4775" calcext:value-type="float">
            <text:p>24.4775</text:p>
          </table:table-cell>
          <table:table-cell table:formula="of:=COM.MICROSOFT.STDEV.S([.H3:.K3])" office:value-type="float" office:value="0.949434041942883" calcext:value-type="float">
            <text:p>0.949434041942883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3179" calcext:value-type="float">
            <text:p>0.3179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3187" calcext:value-type="float">
            <text:p>0.3187</text:p>
          </table:table-cell>
          <table:table-cell office:value-type="float" office:value="27.46" calcext:value-type="float">
            <text:p>27.46</text:p>
          </table:table-cell>
          <table:table-cell office:value-type="float" office:value="27.49" calcext:value-type="float">
            <text:p>27.49</text:p>
          </table:table-cell>
          <table:table-cell office:value-type="float" office:value="26.87" calcext:value-type="float">
            <text:p>26.87</text:p>
          </table:table-cell>
          <table:table-cell office:value-type="float" office:value="27.33" calcext:value-type="float">
            <text:p>27.33</text:p>
          </table:table-cell>
          <table:table-cell office:value-type="float" office:value="28.45" calcext:value-type="float">
            <text:p>28.45</text:p>
          </table:table-cell>
          <table:table-cell table:formula="of:=AVERAGE([.B4:.F4])" office:value-type="float" office:value="0.31794" calcext:value-type="float">
            <text:p>0.31794</text:p>
          </table:table-cell>
          <table:table-cell table:formula="of:=COM.MICROSOFT.STDEV.S([.B4:.F4])" office:value-type="float" office:value="0.00356833294410711" calcext:value-type="float">
            <text:p>0.003568332944107</text:p>
          </table:table-cell>
          <table:table-cell table:formula="of:=AVERAGE([.H4:.K4])" office:value-type="float" office:value="27.535" calcext:value-type="float">
            <text:p>27.535</text:p>
          </table:table-cell>
          <table:table-cell table:formula="of:=COM.MICROSOFT.STDEV.S([.H4:.K4])" office:value-type="float" office:value="0.664203783990024" calcext:value-type="float">
            <text:p>0.664203783990024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4" calcext:value-type="float">
            <text:p>0.04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3155" calcext:value-type="float">
            <text:p>0.3155</text:p>
          </table:table-cell>
          <table:table-cell office:value-type="float" office:value="31.56" calcext:value-type="float">
            <text:p>31.56</text:p>
          </table:table-cell>
          <table:table-cell office:value-type="float" office:value="31.62" calcext:value-type="float">
            <text:p>31.62</text:p>
          </table:table-cell>
          <table:table-cell office:value-type="float" office:value="31.7" calcext:value-type="float">
            <text:p>31.7</text:p>
          </table:table-cell>
          <table:table-cell office:value-type="float" office:value="32.09" calcext:value-type="float">
            <text:p>32.09</text:p>
          </table:table-cell>
          <table:table-cell office:value-type="float" office:value="32.66" calcext:value-type="float">
            <text:p>32.66</text:p>
          </table:table-cell>
          <table:table-cell table:formula="of:=AVERAGE([.B5:.F5])" office:value-type="float" office:value="0.31832" calcext:value-type="float">
            <text:p>0.31832</text:p>
          </table:table-cell>
          <table:table-cell table:formula="of:=COM.MICROSOFT.STDEV.S([.B5:.F5])" office:value-type="float" office:value="0.00469914885910205" calcext:value-type="float">
            <text:p>0.004699148859102</text:p>
          </table:table-cell>
          <table:table-cell table:formula="of:=AVERAGE([.H5:.K5])" office:value-type="float" office:value="32.0175" calcext:value-type="float">
            <text:p>32.0175</text:p>
          </table:table-cell>
          <table:table-cell table:formula="of:=COM.MICROSOFT.STDEV.S([.H5:.K5])" office:value-type="float" office:value="0.474999999999999" calcext:value-type="float">
            <text:p>0.474999999999999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3295" calcext:value-type="float">
            <text:p>0.3295</text:p>
          </table:table-cell>
          <table:table-cell office:value-type="float" office:value="0.3357" calcext:value-type="float">
            <text:p>0.3357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3293" calcext:value-type="float">
            <text:p>0.3293</text:p>
          </table:table-cell>
          <table:table-cell office:value-type="float" office:value="35.87" calcext:value-type="float">
            <text:p>35.87</text:p>
          </table:table-cell>
          <table:table-cell office:value-type="float" office:value="35.52" calcext:value-type="float">
            <text:p>35.52</text:p>
          </table:table-cell>
          <table:table-cell office:value-type="float" office:value="36.66" calcext:value-type="float">
            <text:p>36.66</text:p>
          </table:table-cell>
          <table:table-cell office:value-type="float" office:value="34.08" calcext:value-type="float">
            <text:p>34.08</text:p>
          </table:table-cell>
          <table:table-cell office:value-type="float" office:value="35.7" calcext:value-type="float">
            <text:p>35.7</text:p>
          </table:table-cell>
          <table:table-cell table:formula="of:=AVERAGE([.B6:.F6])" office:value-type="float" office:value="0.3279" calcext:value-type="float">
            <text:p>0.3279</text:p>
          </table:table-cell>
          <table:table-cell table:formula="of:=COM.MICROSOFT.STDEV.S([.B6:.F6])" office:value-type="float" office:value="0.00600333240792145" calcext:value-type="float">
            <text:p>0.006003332407921</text:p>
          </table:table-cell>
          <table:table-cell table:formula="of:=AVERAGE([.H6:.K6])" office:value-type="float" office:value="35.49" calcext:value-type="float">
            <text:p>35.49</text:p>
          </table:table-cell>
          <table:table-cell table:formula="of:=COM.MICROSOFT.STDEV.S([.H6:.K6])" office:value-type="float" office:value="1.06489436095793" calcext:value-type="float">
            <text:p>1.06489436095793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6" calcext:value-type="float">
            <text:p>0.06</text:p>
          </table:table-cell>
          <table:table-cell office:value-type="float" office:value="0.3315" calcext:value-type="float">
            <text:p>0.3315</text:p>
          </table:table-cell>
          <table:table-cell office:value-type="float" office:value="0.3341" calcext:value-type="float">
            <text:p>0.3341</text:p>
          </table:table-cell>
          <table:table-cell office:value-type="float" office:value="0.3198" calcext:value-type="float">
            <text:p>0.3198</text:p>
          </table:table-cell>
          <table:table-cell office:value-type="float" office:value="0.3358" calcext:value-type="float">
            <text:p>0.3358</text:p>
          </table:table-cell>
          <table:table-cell office:value-type="float" office:value="0.3332" calcext:value-type="float">
            <text:p>0.3332</text:p>
          </table:table-cell>
          <table:table-cell office:value-type="float" office:value="39.23" calcext:value-type="float">
            <text:p>39.23</text:p>
          </table:table-cell>
          <table:table-cell office:value-type="float" office:value="36.19" calcext:value-type="float">
            <text:p>36.19</text:p>
          </table:table-cell>
          <table:table-cell office:value-type="float" office:value="39.11" calcext:value-type="float">
            <text:p>39.11</text:p>
          </table:table-cell>
          <table:table-cell office:value-type="float" office:value="36.23" calcext:value-type="float">
            <text:p>36.23</text:p>
          </table:table-cell>
          <table:table-cell office:value-type="float" office:value="37.7" calcext:value-type="float">
            <text:p>37.7</text:p>
          </table:table-cell>
          <table:table-cell table:formula="of:=AVERAGE([.B7:.F7])" office:value-type="float" office:value="0.33088" calcext:value-type="float">
            <text:p>0.33088</text:p>
          </table:table-cell>
          <table:table-cell table:formula="of:=COM.MICROSOFT.STDEV.S([.B7:.F7])" office:value-type="float" office:value="0.00638568712042799" calcext:value-type="float">
            <text:p>0.006385687120428</text:p>
          </table:table-cell>
          <table:table-cell table:formula="of:=AVERAGE([.H7:.K7])" office:value-type="float" office:value="37.3075" calcext:value-type="float">
            <text:p>37.3075</text:p>
          </table:table-cell>
          <table:table-cell table:formula="of:=COM.MICROSOFT.STDEV.S([.H7:.K7])" office:value-type="float" office:value="1.39198599130882" calcext:value-type="float">
            <text:p>1.39198599130882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65" calcext:value-type="float">
            <text:p>0.065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81" calcext:value-type="float">
            <text:p>0.3381</text:p>
          </table:table-cell>
          <table:table-cell office:value-type="float" office:value="0.3341" calcext:value-type="float">
            <text:p>0.3341</text:p>
          </table:table-cell>
          <table:table-cell office:value-type="float" office:value="0.3313" calcext:value-type="float">
            <text:p>0.3313</text:p>
          </table:table-cell>
          <table:table-cell office:value-type="float" office:value="40.2" calcext:value-type="float">
            <text:p>40.2</text:p>
          </table:table-cell>
          <table:table-cell office:value-type="float" office:value="39.63" calcext:value-type="float">
            <text:p>39.63</text:p>
          </table:table-cell>
          <table:table-cell office:value-type="float" office:value="37.94" calcext:value-type="float">
            <text:p>37.94</text:p>
          </table:table-cell>
          <table:table-cell office:value-type="float" office:value="40.1" calcext:value-type="float">
            <text:p>40.1</text:p>
          </table:table-cell>
          <table:table-cell office:value-type="float" office:value="39.25" calcext:value-type="float">
            <text:p>39.25</text:p>
          </table:table-cell>
          <table:table-cell table:formula="of:=AVERAGE([.B8:.F8])" office:value-type="float" office:value="0.33822" calcext:value-type="float">
            <text:p>0.33822</text:p>
          </table:table-cell>
          <table:table-cell table:formula="of:=COM.MICROSOFT.STDEV.S([.B8:.F8])" office:value-type="float" office:value="0.00566630390995753" calcext:value-type="float">
            <text:p>0.005666303909958</text:p>
          </table:table-cell>
          <table:table-cell table:formula="of:=AVERAGE([.H8:.K8])" office:value-type="float" office:value="39.23" calcext:value-type="float">
            <text:p>39.23</text:p>
          </table:table-cell>
          <table:table-cell table:formula="of:=COM.MICROSOFT.STDEV.S([.H8:.K8])" office:value-type="float" office:value="0.927613425229858" calcext:value-type="float">
            <text:p>0.927613425229858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7" calcext:value-type="float">
            <text:p>0.07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3487" calcext:value-type="float">
            <text:p>0.3487</text:p>
          </table:table-cell>
          <table:table-cell office:value-type="float" office:value="39.87" calcext:value-type="float">
            <text:p>39.87</text:p>
          </table:table-cell>
          <table:table-cell office:value-type="float" office:value="42.8" calcext:value-type="float">
            <text:p>42.8</text:p>
          </table:table-cell>
          <table:table-cell office:value-type="float" office:value="39.77" calcext:value-type="float">
            <text:p>39.77</text:p>
          </table:table-cell>
          <table:table-cell office:value-type="float" office:value="40.9" calcext:value-type="float">
            <text:p>40.9</text:p>
          </table:table-cell>
          <table:table-cell office:value-type="float" office:value="43.36" calcext:value-type="float">
            <text:p>43.36</text:p>
          </table:table-cell>
          <table:table-cell table:formula="of:=AVERAGE([.B9:.F9])" office:value-type="float" office:value="0.34868" calcext:value-type="float">
            <text:p>0.34868</text:p>
          </table:table-cell>
          <table:table-cell table:formula="of:=COM.MICROSOFT.STDEV.S([.B9:.F9])" office:value-type="float" office:value="0.00780717618604831" calcext:value-type="float">
            <text:p>0.007807176186048</text:p>
          </table:table-cell>
          <table:table-cell table:formula="of:=AVERAGE([.H9:.K9])" office:value-type="float" office:value="41.7075" calcext:value-type="float">
            <text:p>41.7075</text:p>
          </table:table-cell>
          <table:table-cell table:formula="of:=COM.MICROSOFT.STDEV.S([.H9:.K9])" office:value-type="float" office:value="1.66636080526797" calcext:value-type="float">
            <text:p>1.66636080526797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75" calcext:value-type="float">
            <text:p>0.075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464" calcext:value-type="float">
            <text:p>0.3464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3449" calcext:value-type="float">
            <text:p>0.3449</text:p>
          </table:table-cell>
          <table:table-cell office:value-type="float" office:value="43.52" calcext:value-type="float">
            <text:p>43.52</text:p>
          </table:table-cell>
          <table:table-cell office:value-type="float" office:value="42.53" calcext:value-type="float">
            <text:p>42.53</text:p>
          </table:table-cell>
          <table:table-cell office:value-type="float" office:value="42.6" calcext:value-type="float">
            <text:p>42.6</text:p>
          </table:table-cell>
          <table:table-cell office:value-type="float" office:value="41.02" calcext:value-type="float">
            <text:p>41.02</text:p>
          </table:table-cell>
          <table:table-cell office:value-type="float" office:value="43.77" calcext:value-type="float">
            <text:p>43.77</text:p>
          </table:table-cell>
          <table:table-cell table:formula="of:=AVERAGE([.B10:.F10])" office:value-type="float" office:value="0.3462" calcext:value-type="float">
            <text:p>0.3462</text:p>
          </table:table-cell>
          <table:table-cell table:formula="of:=COM.MICROSOFT.STDEV.S([.B10:.F10])" office:value-type="float" office:value="0.00281336097932704" calcext:value-type="float">
            <text:p>0.002813360979327</text:p>
          </table:table-cell>
          <table:table-cell table:formula="of:=AVERAGE([.H10:.K10])" office:value-type="float" office:value="42.48" calcext:value-type="float">
            <text:p>42.48</text:p>
          </table:table-cell>
          <table:table-cell table:formula="of:=COM.MICROSOFT.STDEV.S([.H10:.K10])" office:value-type="float" office:value="1.1273272225342" calcext:value-type="float">
            <text:p>1.1273272225342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8" calcext:value-type="float">
            <text:p>0.08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52" calcext:value-type="float">
            <text:p>0.3652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3635" calcext:value-type="float">
            <text:p>0.3635</text:p>
          </table:table-cell>
          <table:table-cell office:value-type="float" office:value="42.61" calcext:value-type="float">
            <text:p>42.61</text:p>
          </table:table-cell>
          <table:table-cell office:value-type="float" office:value="41.23" calcext:value-type="float">
            <text:p>41.23</text:p>
          </table:table-cell>
          <table:table-cell office:value-type="float" office:value="44.25" calcext:value-type="float">
            <text:p>44.25</text:p>
          </table:table-cell>
          <table:table-cell office:value-type="float" office:value="43.47" calcext:value-type="float">
            <text:p>43.47</text:p>
          </table:table-cell>
          <table:table-cell office:value-type="float" office:value="44.91" calcext:value-type="float">
            <text:p>44.91</text:p>
          </table:table-cell>
          <table:table-cell table:formula="of:=AVERAGE([.B11:.F11])" office:value-type="float" office:value="0.35852" calcext:value-type="float">
            <text:p>0.35852</text:p>
          </table:table-cell>
          <table:table-cell table:formula="of:=COM.MICROSOFT.STDEV.S([.B11:.F11])" office:value-type="float" office:value="0.00599474770111305" calcext:value-type="float">
            <text:p>0.005994747701113</text:p>
          </table:table-cell>
          <table:table-cell table:formula="of:=AVERAGE([.H11:.K11])" office:value-type="float" office:value="43.465" calcext:value-type="float">
            <text:p>43.465</text:p>
          </table:table-cell>
          <table:table-cell table:formula="of:=COM.MICROSOFT.STDEV.S([.H11:.K11])" office:value-type="float" office:value="1.60202996226662" calcext:value-type="float">
            <text:p>1.60202996226662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85" calcext:value-type="float">
            <text:p>0.085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8" calcext:value-type="float">
            <text:p>0.348</text:p>
          </table:table-cell>
          <table:table-cell office:value-type="float" office:value="47.73" calcext:value-type="float">
            <text:p>47.73</text:p>
          </table:table-cell>
          <table:table-cell office:value-type="float" office:value="45.84" calcext:value-type="float">
            <text:p>45.84</text:p>
          </table:table-cell>
          <table:table-cell office:value-type="float" office:value="42.96" calcext:value-type="float">
            <text:p>42.96</text:p>
          </table:table-cell>
          <table:table-cell office:value-type="float" office:value="45.84" calcext:value-type="float">
            <text:p>45.84</text:p>
          </table:table-cell>
          <table:table-cell office:value-type="float" office:value="45.57" calcext:value-type="float">
            <text:p>45.57</text:p>
          </table:table-cell>
          <table:table-cell table:formula="of:=AVERAGE([.B12:.F12])" office:value-type="float" office:value="0.35432" calcext:value-type="float">
            <text:p>0.35432</text:p>
          </table:table-cell>
          <table:table-cell table:formula="of:=COM.MICROSOFT.STDEV.S([.B12:.F12])" office:value-type="float" office:value="0.00546003662991375" calcext:value-type="float">
            <text:p>0.005460036629914</text:p>
          </table:table-cell>
          <table:table-cell table:formula="of:=AVERAGE([.H12:.K12])" office:value-type="float" office:value="45.0525" calcext:value-type="float">
            <text:p>45.0525</text:p>
          </table:table-cell>
          <table:table-cell table:formula="of:=COM.MICROSOFT.STDEV.S([.H12:.K12])" office:value-type="float" office:value="1.40079441746461" calcext:value-type="float">
            <text:p>1.40079441746461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9" calcext:value-type="float">
            <text:p>0.09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3658" calcext:value-type="float">
            <text:p>0.3658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3635" calcext:value-type="float">
            <text:p>0.3635</text:p>
          </table:table-cell>
          <table:table-cell office:value-type="float" office:value="47.84" calcext:value-type="float">
            <text:p>47.84</text:p>
          </table:table-cell>
          <table:table-cell office:value-type="float" office:value="49.02" calcext:value-type="float">
            <text:p>49.02</text:p>
          </table:table-cell>
          <table:table-cell office:value-type="float" office:value="45.82" calcext:value-type="float">
            <text:p>45.82</text:p>
          </table:table-cell>
          <table:table-cell office:value-type="float" office:value="43.73" calcext:value-type="float">
            <text:p>43.73</text:p>
          </table:table-cell>
          <table:table-cell office:value-type="float" office:value="47.99" calcext:value-type="float">
            <text:p>47.99</text:p>
          </table:table-cell>
          <table:table-cell table:formula="of:=AVERAGE([.B13:.F13])" office:value-type="float" office:value="0.36048" calcext:value-type="float">
            <text:p>0.36048</text:p>
          </table:table-cell>
          <table:table-cell table:formula="of:=COM.MICROSOFT.STDEV.S([.B13:.F13])" office:value-type="float" office:value="0.00753903176807208" calcext:value-type="float">
            <text:p>0.007539031768072</text:p>
          </table:table-cell>
          <table:table-cell table:formula="of:=AVERAGE([.H13:.K13])" office:value-type="float" office:value="46.64" calcext:value-type="float">
            <text:p>46.64</text:p>
          </table:table-cell>
          <table:table-cell table:formula="of:=COM.MICROSOFT.STDEV.S([.H13:.K13])" office:value-type="float" office:value="2.35424439399708" calcext:value-type="float">
            <text:p>2.35424439399708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95" calcext:value-type="float">
            <text:p>0.095</text:p>
          </table:table-cell>
          <table:table-cell office:value-type="float" office:value="0.36" calcext:value-type="float">
            <text:p>0.36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3666" calcext:value-type="float">
            <text:p>0.3666</text:p>
          </table:table-cell>
          <table:table-cell office:value-type="float" office:value="45.63" calcext:value-type="float">
            <text:p>45.63</text:p>
          </table:table-cell>
          <table:table-cell office:value-type="float" office:value="50.09" calcext:value-type="float">
            <text:p>50.09</text:p>
          </table:table-cell>
          <table:table-cell office:value-type="float" office:value="48.58" calcext:value-type="float">
            <text:p>48.58</text:p>
          </table:table-cell>
          <table:table-cell office:value-type="float" office:value="45.95" calcext:value-type="float">
            <text:p>45.95</text:p>
          </table:table-cell>
          <table:table-cell office:value-type="float" office:value="48.9" calcext:value-type="float">
            <text:p>48.9</text:p>
          </table:table-cell>
          <table:table-cell table:formula="of:=AVERAGE([.B14:.F14])" office:value-type="float" office:value="0.36682" calcext:value-type="float">
            <text:p>0.36682</text:p>
          </table:table-cell>
          <table:table-cell table:formula="of:=COM.MICROSOFT.STDEV.S([.B14:.F14])" office:value-type="float" office:value="0.00546049448310316" calcext:value-type="float">
            <text:p>0.005460494483103</text:p>
          </table:table-cell>
          <table:table-cell table:formula="of:=AVERAGE([.H14:.K14])" office:value-type="float" office:value="48.38" calcext:value-type="float">
            <text:p>48.38</text:p>
          </table:table-cell>
          <table:table-cell table:formula="of:=COM.MICROSOFT.STDEV.S([.H14:.K14])" office:value-type="float" office:value="1.74541303612259" calcext:value-type="float">
            <text:p>1.74541303612259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3757" calcext:value-type="float">
            <text:p>0.3757</text:p>
          </table:table-cell>
          <table:table-cell office:value-type="float" office:value="0.3834" calcext:value-type="float">
            <text:p>0.3834</text:p>
          </table:table-cell>
          <table:table-cell office:value-type="float" office:value="0.3732" calcext:value-type="float">
            <text:p>0.3732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3737" calcext:value-type="float">
            <text:p>0.3737</text:p>
          </table:table-cell>
          <table:table-cell office:value-type="float" office:value="49.18" calcext:value-type="float">
            <text:p>49.18</text:p>
          </table:table-cell>
          <table:table-cell office:value-type="float" office:value="49.79" calcext:value-type="float">
            <text:p>49.79</text:p>
          </table:table-cell>
          <table:table-cell office:value-type="float" office:value="50.42" calcext:value-type="float">
            <text:p>50.42</text:p>
          </table:table-cell>
          <table:table-cell office:value-type="float" office:value="48.81" calcext:value-type="float">
            <text:p>48.81</text:p>
          </table:table-cell>
          <table:table-cell office:value-type="float" office:value="50.18" calcext:value-type="float">
            <text:p>50.18</text:p>
          </table:table-cell>
          <table:table-cell table:formula="of:=AVERAGE([.B15:.F15])" office:value-type="float" office:value="0.37752" calcext:value-type="float">
            <text:p>0.37752</text:p>
          </table:table-cell>
          <table:table-cell table:formula="of:=COM.MICROSOFT.STDEV.S([.B15:.F15])" office:value-type="float" office:value="0.00468476253400318" calcext:value-type="float">
            <text:p>0.004684762534003</text:p>
          </table:table-cell>
          <table:table-cell table:formula="of:=AVERAGE([.H15:.K15])" office:value-type="float" office:value="49.8" calcext:value-type="float">
            <text:p>49.8</text:p>
          </table:table-cell>
          <table:table-cell table:formula="of:=COM.MICROSOFT.STDEV.S([.H15:.K15])" office:value-type="float" office:value="0.709224929059885" calcext:value-type="float">
            <text:p>0.709224929059885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1" calcext:value-type="float">
            <text:p>-0.01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119" calcext:value-type="float">
            <text:p>0.3119</text:p>
          </table:table-cell>
          <table:table-cell office:value-type="float" office:value="0.31" calcext:value-type="float">
            <text:p>0.31</text:p>
          </table:table-cell>
          <table:table-cell office:value-type="float" office:value="0.3041" calcext:value-type="float">
            <text:p>0.3041</text:p>
          </table:table-cell>
          <table:table-cell office:value-type="float" office:value="0.3027" calcext:value-type="float">
            <text:p>0.3027</text:p>
          </table:table-cell>
          <table:table-cell office:value-type="float" office:value="10.78" calcext:value-type="float">
            <text:p>10.78</text:p>
          </table:table-cell>
          <table:table-cell office:value-type="float" office:value="11.44" calcext:value-type="float">
            <text:p>11.44</text:p>
          </table:table-cell>
          <table:table-cell office:value-type="float" office:value="12.88" calcext:value-type="float">
            <text:p>12.88</text:p>
          </table:table-cell>
          <table:table-cell office:value-type="float" office:value="11.4" calcext:value-type="float">
            <text:p>11.4</text:p>
          </table:table-cell>
          <table:table-cell office:value-type="float" office:value="11.76" calcext:value-type="float">
            <text:p>11.76</text:p>
          </table:table-cell>
          <table:table-cell table:formula="of:=AVERAGE([.B16:.F16])" office:value-type="float" office:value="0.30728" calcext:value-type="float">
            <text:p>0.30728</text:p>
          </table:table-cell>
          <table:table-cell table:formula="of:=COM.MICROSOFT.STDEV.S([.B16:.F16])" office:value-type="float" office:value="0.0038732415364911" calcext:value-type="float">
            <text:p>0.003873241536491</text:p>
          </table:table-cell>
          <table:table-cell table:formula="of:=AVERAGE([.H16:.K16])" office:value-type="float" office:value="11.87" calcext:value-type="float">
            <text:p>11.87</text:p>
          </table:table-cell>
          <table:table-cell table:formula="of:=COM.MICROSOFT.STDEV.S([.H16:.K16])" office:value-type="float" office:value="0.692339030629744" calcext:value-type="float">
            <text:p>0.692339030629744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2" calcext:value-type="float">
            <text:p>-0.02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21" calcext:value-type="float">
            <text:p>0.3021</text:p>
          </table:table-cell>
          <table:table-cell office:value-type="float" office:value="0.3067" calcext:value-type="float">
            <text:p>0.3067</text:p>
          </table:table-cell>
          <table:table-cell office:value-type="float" office:value="0.3082" calcext:value-type="float">
            <text:p>0.3082</text:p>
          </table:table-cell>
          <table:table-cell office:value-type="float" office:value="0.3132" calcext:value-type="float">
            <text:p>0.3132</text:p>
          </table:table-cell>
          <table:table-cell office:value-type="float" office:value="6.71" calcext:value-type="float">
            <text:p>6.71</text:p>
          </table:table-cell>
          <table:table-cell office:value-type="float" office:value="7.51" calcext:value-type="float">
            <text:p>7.51</text:p>
          </table:table-cell>
          <table:table-cell office:value-type="float" office:value="9.95" calcext:value-type="float">
            <text:p>9.95</text:p>
          </table:table-cell>
          <table:table-cell office:value-type="float" office:value="8.66" calcext:value-type="float">
            <text:p>8.66</text:p>
          </table:table-cell>
          <table:table-cell office:value-type="float" office:value="7.55" calcext:value-type="float">
            <text:p>7.55</text:p>
          </table:table-cell>
          <table:table-cell table:formula="of:=AVERAGE([.B17:.F17])" office:value-type="float" office:value="0.30824" calcext:value-type="float">
            <text:p>0.30824</text:p>
          </table:table-cell>
          <table:table-cell table:formula="of:=COM.MICROSOFT.STDEV.S([.B17:.F17])" office:value-type="float" office:value="0.00425123511464609" calcext:value-type="float">
            <text:p>0.004251235114646</text:p>
          </table:table-cell>
          <table:table-cell table:formula="of:=AVERAGE([.H17:.K17])" office:value-type="float" office:value="8.4175" calcext:value-type="float">
            <text:p>8.4175</text:p>
          </table:table-cell>
          <table:table-cell table:formula="of:=COM.MICROSOFT.STDEV.S([.H17:.K17])" office:value-type="float" office:value="1.15231289153598" calcext:value-type="float">
            <text:p>1.15231289153598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3" calcext:value-type="float">
            <text:p>-0.03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48" calcext:value-type="float">
            <text:p>0.3148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3036" calcext:value-type="float">
            <text:p>0.3036</text:p>
          </table:table-cell>
          <table:table-cell office:value-type="float" office:value="0.3124" calcext:value-type="float">
            <text:p>0.3124</text:p>
          </table:table-cell>
          <table:table-cell office:value-type="float" office:value="7.04" calcext:value-type="float">
            <text:p>7.04</text:p>
          </table:table-cell>
          <table:table-cell office:value-type="float" office:value="4.83" calcext:value-type="float">
            <text:p>4.83</text:p>
          </table:table-cell>
          <table:table-cell office:value-type="float" office:value="5.56" calcext:value-type="float">
            <text:p>5.56</text:p>
          </table:table-cell>
          <table:table-cell office:value-type="float" office:value="5.23" calcext:value-type="float">
            <text:p>5.23</text:p>
          </table:table-cell>
          <table:table-cell office:value-type="float" office:value="4.77" calcext:value-type="float">
            <text:p>4.77</text:p>
          </table:table-cell>
          <table:table-cell table:formula="of:=AVERAGE([.B18:.F18])" office:value-type="float" office:value="0.31108" calcext:value-type="float">
            <text:p>0.31108</text:p>
          </table:table-cell>
          <table:table-cell table:formula="of:=COM.MICROSOFT.STDEV.S([.B18:.F18])" office:value-type="float" office:value="0.00441270891856691" calcext:value-type="float">
            <text:p>0.004412708918567</text:p>
          </table:table-cell>
          <table:table-cell table:formula="of:=AVERAGE([.H18:.K18])" office:value-type="float" office:value="5.0975" calcext:value-type="float">
            <text:p>5.0975</text:p>
          </table:table-cell>
          <table:table-cell table:formula="of:=COM.MICROSOFT.STDEV.S([.H18:.K18])" office:value-type="float" office:value="0.369808509006125" calcext:value-type="float">
            <text:p>0.369808509006125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4" calcext:value-type="float">
            <text:p>-0.04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3154" calcext:value-type="float">
            <text:p>0.3154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36" calcext:value-type="float">
            <text:p>3.36</text:p>
          </table:table-cell>
          <table:table-cell office:value-type="float" office:value="1.68" calcext:value-type="float">
            <text:p>1.68</text:p>
          </table:table-cell>
          <table:table-cell office:value-type="float" office:value="0.09" calcext:value-type="float">
            <text:p>0.09</text:p>
          </table:table-cell>
          <table:table-cell office:value-type="float" office:value="0.78" calcext:value-type="float">
            <text:p>0.78</text:p>
          </table:table-cell>
          <table:table-cell office:value-type="float" office:value="2.24" calcext:value-type="float">
            <text:p>2.24</text:p>
          </table:table-cell>
          <table:table-cell table:formula="of:=AVERAGE([.B19:.F19])" office:value-type="float" office:value="0.31436" calcext:value-type="float">
            <text:p>0.31436</text:p>
          </table:table-cell>
          <table:table-cell table:formula="of:=COM.MICROSOFT.STDEV.S([.B19:.F19])" office:value-type="float" office:value="0.00564384620626749" calcext:value-type="float">
            <text:p>0.005643846206268</text:p>
          </table:table-cell>
          <table:table-cell table:formula="of:=AVERAGE([.H19:.K19])" office:value-type="float" office:value="1.1975" calcext:value-type="float">
            <text:p>1.1975</text:p>
          </table:table-cell>
          <table:table-cell table:formula="of:=COM.MICROSOFT.STDEV.S([.H19:.K19])" office:value-type="float" office:value="0.952273595139548" calcext:value-type="float">
            <text:p>0.952273595139548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5" calcext:value-type="float">
            <text:p>-0.05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3274" calcext:value-type="float">
            <text:p>0.3274</text:p>
          </table:table-cell>
          <table:table-cell office:value-type="float" office:value="0.3156" calcext:value-type="float">
            <text:p>0.3156</text:p>
          </table:table-cell>
          <table:table-cell office:value-type="float" office:value="0.3189" calcext:value-type="float">
            <text:p>0.3189</text:p>
          </table:table-cell>
          <table:table-cell office:value-type="float" office:value="-1.91" calcext:value-type="float">
            <text:p>-1.91</text:p>
          </table:table-cell>
          <table:table-cell office:value-type="float" office:value="-1.58" calcext:value-type="float">
            <text:p>-1.58</text:p>
          </table:table-cell>
          <table:table-cell office:value-type="float" office:value="-3" calcext:value-type="float">
            <text:p>-3</text:p>
          </table:table-cell>
          <table:table-cell office:value-type="float" office:value="-3.36" calcext:value-type="float">
            <text:p>-3.36</text:p>
          </table:table-cell>
          <table:table-cell office:value-type="float" office:value="-0.75" calcext:value-type="float">
            <text:p>-0.75</text:p>
          </table:table-cell>
          <table:table-cell table:formula="of:=AVERAGE([.B20:.F20])" office:value-type="float" office:value="0.32132" calcext:value-type="float">
            <text:p>0.32132</text:p>
          </table:table-cell>
          <table:table-cell table:formula="of:=COM.MICROSOFT.STDEV.S([.B20:.F20])" office:value-type="float" office:value="0.00487514102360128" calcext:value-type="float">
            <text:p>0.004875141023601</text:p>
          </table:table-cell>
          <table:table-cell table:formula="of:=AVERAGE([.H20:.K20])" office:value-type="float" office:value="-2.1725" calcext:value-type="float">
            <text:p>-2.1725</text:p>
          </table:table-cell>
          <table:table-cell table:formula="of:=COM.MICROSOFT.STDEV.S([.H20:.K20])" office:value-type="float" office:value="1.22058387667542" calcext:value-type="float">
            <text:p>1.22058387667542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6" calcext:value-type="float">
            <text:p>-0.06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3153" calcext:value-type="float">
            <text:p>0.3153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338" calcext:value-type="float">
            <text:p>0.338</text:p>
          </table:table-cell>
          <table:table-cell office:value-type="float" office:value="-5.48" calcext:value-type="float">
            <text:p>-5.48</text:p>
          </table:table-cell>
          <table:table-cell office:value-type="float" office:value="-4.99" calcext:value-type="float">
            <text:p>-4.99</text:p>
          </table:table-cell>
          <table:table-cell office:value-type="float" office:value="-5.05" calcext:value-type="float">
            <text:p>-5.05</text:p>
          </table:table-cell>
          <table:table-cell office:value-type="float" office:value="-7.15" calcext:value-type="float">
            <text:p>-7.15</text:p>
          </table:table-cell>
          <table:table-cell office:value-type="float" office:value="-5.73" calcext:value-type="float">
            <text:p>-5.73</text:p>
          </table:table-cell>
          <table:table-cell table:formula="of:=AVERAGE([.B21:.F21])" office:value-type="float" office:value="0.3224" calcext:value-type="float">
            <text:p>0.3224</text:p>
          </table:table-cell>
          <table:table-cell table:formula="of:=COM.MICROSOFT.STDEV.S([.B21:.F21])" office:value-type="float" office:value="0.00995414486533123" calcext:value-type="float">
            <text:p>0.009954144865331</text:p>
          </table:table-cell>
          <table:table-cell table:formula="of:=AVERAGE([.H21:.K21])" office:value-type="float" office:value="-5.73" calcext:value-type="float">
            <text:p>-5.73</text:p>
          </table:table-cell>
          <table:table-cell table:formula="of:=COM.MICROSOFT.STDEV.S([.H21:.K21])" office:value-type="float" office:value="1.00439036235918" calcext:value-type="float">
            <text:p>1.00439036235918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65" calcext:value-type="float">
            <text:p>-0.065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3366" calcext:value-type="float">
            <text:p>0.3366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3403" calcext:value-type="float">
            <text:p>0.3403</text:p>
          </table:table-cell>
          <table:table-cell office:value-type="float" office:value="-6.23" calcext:value-type="float">
            <text:p>-6.23</text:p>
          </table:table-cell>
          <table:table-cell office:value-type="float" office:value="-4.06" calcext:value-type="float">
            <text:p>-4.06</text:p>
          </table:table-cell>
          <table:table-cell office:value-type="float" office:value="-7.52" calcext:value-type="float">
            <text:p>-7.52</text:p>
          </table:table-cell>
          <table:table-cell office:value-type="float" office:value="-6.6" calcext:value-type="float">
            <text:p>-6.6</text:p>
          </table:table-cell>
          <table:table-cell office:value-type="float" office:value="-7.64" calcext:value-type="float">
            <text:p>-7.64</text:p>
          </table:table-cell>
          <table:table-cell table:formula="of:=AVERAGE([.B22:.F22])" office:value-type="float" office:value="0.33474" calcext:value-type="float">
            <text:p>0.33474</text:p>
          </table:table-cell>
          <table:table-cell table:formula="of:=COM.MICROSOFT.STDEV.S([.B22:.F22])" office:value-type="float" office:value="0.00658429950716095" calcext:value-type="float">
            <text:p>0.006584299507161</text:p>
          </table:table-cell>
          <table:table-cell table:formula="of:=AVERAGE([.H22:.K22])" office:value-type="float" office:value="-6.455" calcext:value-type="float">
            <text:p>-6.455</text:p>
          </table:table-cell>
          <table:table-cell table:formula="of:=COM.MICROSOFT.STDEV.S([.H22:.K22])" office:value-type="float" office:value="1.66287902947468" calcext:value-type="float">
            <text:p>1.66287902947468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7" calcext:value-type="float">
            <text:p>-0.07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3352" calcext:value-type="float">
            <text:p>0.3352</text:p>
          </table:table-cell>
          <table:table-cell office:value-type="float" office:value="0.3289" calcext:value-type="float">
            <text:p>0.3289</text:p>
          </table:table-cell>
          <table:table-cell office:value-type="float" office:value="0.3456" calcext:value-type="float">
            <text:p>0.3456</text:p>
          </table:table-cell>
          <table:table-cell office:value-type="float" office:value="-11.57" calcext:value-type="float">
            <text:p>-11.57</text:p>
          </table:table-cell>
          <table:table-cell office:value-type="float" office:value="-12.03" calcext:value-type="float">
            <text:p>-12.03</text:p>
          </table:table-cell>
          <table:table-cell office:value-type="float" office:value="-9.46" calcext:value-type="float">
            <text:p>-9.46</text:p>
          </table:table-cell>
          <table:table-cell office:value-type="float" office:value="-8.91" calcext:value-type="float">
            <text:p>-8.91</text:p>
          </table:table-cell>
          <table:table-cell office:value-type="float" office:value="-8.34" calcext:value-type="float">
            <text:p>-8.34</text:p>
          </table:table-cell>
          <table:table-cell table:formula="of:=AVERAGE([.B23:.F23])" office:value-type="float" office:value="0.33532" calcext:value-type="float">
            <text:p>0.33532</text:p>
          </table:table-cell>
          <table:table-cell table:formula="of:=COM.MICROSOFT.STDEV.S([.B23:.F23])" office:value-type="float" office:value="0.0062255120271348" calcext:value-type="float">
            <text:p>0.006225512027135</text:p>
          </table:table-cell>
          <table:table-cell table:formula="of:=AVERAGE([.H23:.K23])" office:value-type="float" office:value="-9.685" calcext:value-type="float">
            <text:p>-9.685</text:p>
          </table:table-cell>
          <table:table-cell table:formula="of:=COM.MICROSOFT.STDEV.S([.H23:.K23])" office:value-type="float" office:value="1.62883393874268" calcext:value-type="float">
            <text:p>1.62883393874268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75" calcext:value-type="float">
            <text:p>-0.075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3398" calcext:value-type="float">
            <text:p>0.3398</text:p>
          </table:table-cell>
          <table:table-cell office:value-type="float" office:value="0.3424" calcext:value-type="float">
            <text:p>0.3424</text:p>
          </table:table-cell>
          <table:table-cell office:value-type="float" office:value="0.3349" calcext:value-type="float">
            <text:p>0.3349</text:p>
          </table:table-cell>
          <table:table-cell office:value-type="float" office:value="0.3312" calcext:value-type="float">
            <text:p>0.3312</text:p>
          </table:table-cell>
          <table:table-cell office:value-type="float" office:value="-7.48" calcext:value-type="float">
            <text:p>-7.48</text:p>
          </table:table-cell>
          <table:table-cell office:value-type="float" office:value="-12.78" calcext:value-type="float">
            <text:p>-12.78</text:p>
          </table:table-cell>
          <table:table-cell office:value-type="float" office:value="-10.64" calcext:value-type="float">
            <text:p>-10.64</text:p>
          </table:table-cell>
          <table:table-cell office:value-type="float" office:value="-12.15" calcext:value-type="float">
            <text:p>-12.15</text:p>
          </table:table-cell>
          <table:table-cell office:value-type="float" office:value="-9.19" calcext:value-type="float">
            <text:p>-9.19</text:p>
          </table:table-cell>
          <table:table-cell table:formula="of:=AVERAGE([.B24:.F24])" office:value-type="float" office:value="0.33568" calcext:value-type="float">
            <text:p>0.33568</text:p>
          </table:table-cell>
          <table:table-cell table:formula="of:=COM.MICROSOFT.STDEV.S([.B24:.F24])" office:value-type="float" office:value="0.0053373214255842" calcext:value-type="float">
            <text:p>0.005337321425584</text:p>
          </table:table-cell>
          <table:table-cell table:formula="of:=AVERAGE([.H24:.K24])" office:value-type="float" office:value="-11.19" calcext:value-type="float">
            <text:p>-11.19</text:p>
          </table:table-cell>
          <table:table-cell table:formula="of:=COM.MICROSOFT.STDEV.S([.H24:.K24])" office:value-type="float" office:value="1.60750324001747" calcext:value-type="float">
            <text:p>1.60750324001747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8" calcext:value-type="float">
            <text:p>-0.08</text:p>
          </table:table-cell>
          <table:table-cell office:value-type="float" office:value="0.3377" calcext:value-type="float">
            <text:p>0.3377</text:p>
          </table:table-cell>
          <table:table-cell office:value-type="float" office:value="0.3461" calcext:value-type="float">
            <text:p>0.3461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3406" calcext:value-type="float">
            <text:p>0.3406</text:p>
          </table:table-cell>
          <table:table-cell office:value-type="float" office:value="-11.27" calcext:value-type="float">
            <text:p>-11.27</text:p>
          </table:table-cell>
          <table:table-cell office:value-type="float" office:value="-11.2" calcext:value-type="float">
            <text:p>-11.2</text:p>
          </table:table-cell>
          <table:table-cell office:value-type="float" office:value="-12.98" calcext:value-type="float">
            <text:p>-12.98</text:p>
          </table:table-cell>
          <table:table-cell office:value-type="float" office:value="-12" calcext:value-type="float">
            <text:p>-12</text:p>
          </table:table-cell>
          <table:table-cell office:value-type="float" office:value="-10.22" calcext:value-type="float">
            <text:p>-10.22</text:p>
          </table:table-cell>
          <table:table-cell table:formula="of:=AVERAGE([.B25:.F25])" office:value-type="float" office:value="0.34532" calcext:value-type="float">
            <text:p>0.34532</text:p>
          </table:table-cell>
          <table:table-cell table:formula="of:=COM.MICROSOFT.STDEV.S([.B25:.F25])" office:value-type="float" office:value="0.00648552233825465" calcext:value-type="float">
            <text:p>0.006485522338255</text:p>
          </table:table-cell>
          <table:table-cell table:formula="of:=AVERAGE([.H25:.K25])" office:value-type="float" office:value="-11.6" calcext:value-type="float">
            <text:p>-11.6</text:p>
          </table:table-cell>
          <table:table-cell table:formula="of:=COM.MICROSOFT.STDEV.S([.H25:.K25])" office:value-type="float" office:value="1.17314392410593" calcext:value-type="float">
            <text:p>1.17314392410593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85" calcext:value-type="float">
            <text:p>-0.085</text:p>
          </table:table-cell>
          <table:table-cell office:value-type="float" office:value="0.353" calcext:value-type="float">
            <text:p>0.353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3579" calcext:value-type="float">
            <text:p>0.3579</text:p>
          </table:table-cell>
          <table:table-cell office:value-type="float" office:value="-15.69" calcext:value-type="float">
            <text:p>-15.69</text:p>
          </table:table-cell>
          <table:table-cell office:value-type="float" office:value="-14.03" calcext:value-type="float">
            <text:p>-14.03</text:p>
          </table:table-cell>
          <table:table-cell office:value-type="float" office:value="-11.53" calcext:value-type="float">
            <text:p>-11.53</text:p>
          </table:table-cell>
          <table:table-cell office:value-type="float" office:value="-12.27" calcext:value-type="float">
            <text:p>-12.27</text:p>
          </table:table-cell>
          <table:table-cell office:value-type="float" office:value="-13.62" calcext:value-type="float">
            <text:p>-13.62</text:p>
          </table:table-cell>
          <table:table-cell table:formula="of:=AVERAGE([.B26:.F26])" office:value-type="float" office:value="0.34826" calcext:value-type="float">
            <text:p>0.34826</text:p>
          </table:table-cell>
          <table:table-cell table:formula="of:=COM.MICROSOFT.STDEV.S([.B26:.F26])" office:value-type="float" office:value="0.00734186624776015" calcext:value-type="float">
            <text:p>0.00734186624776</text:p>
          </table:table-cell>
          <table:table-cell table:formula="of:=AVERAGE([.H26:.K26])" office:value-type="float" office:value="-12.8625" calcext:value-type="float">
            <text:p>-12.8625</text:p>
          </table:table-cell>
          <table:table-cell table:formula="of:=COM.MICROSOFT.STDEV.S([.H26:.K26])" office:value-type="float" office:value="1.16382630433698" calcext:value-type="float">
            <text:p>1.16382630433698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9" calcext:value-type="float">
            <text:p>-0.09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37" calcext:value-type="float">
            <text:p>0.3637</text:p>
          </table:table-cell>
          <table:table-cell office:value-type="float" office:value="-12.88" calcext:value-type="float">
            <text:p>-12.88</text:p>
          </table:table-cell>
          <table:table-cell office:value-type="float" office:value="-14.76" calcext:value-type="float">
            <text:p>-14.76</text:p>
          </table:table-cell>
          <table:table-cell office:value-type="float" office:value="-15.95" calcext:value-type="float">
            <text:p>-15.95</text:p>
          </table:table-cell>
          <table:table-cell office:value-type="float" office:value="-15.84" calcext:value-type="float">
            <text:p>-15.84</text:p>
          </table:table-cell>
          <table:table-cell office:value-type="float" office:value="-12.39" calcext:value-type="float">
            <text:p>-12.39</text:p>
          </table:table-cell>
          <table:table-cell table:formula="of:=AVERAGE([.B27:.F27])" office:value-type="float" office:value="0.3594" calcext:value-type="float">
            <text:p>0.3594</text:p>
          </table:table-cell>
          <table:table-cell table:formula="of:=COM.MICROSOFT.STDEV.S([.B27:.F27])" office:value-type="float" office:value="0.00535210239064987" calcext:value-type="float">
            <text:p>0.00535210239065</text:p>
          </table:table-cell>
          <table:table-cell table:formula="of:=AVERAGE([.H27:.K27])" office:value-type="float" office:value="-14.735" calcext:value-type="float">
            <text:p>-14.735</text:p>
          </table:table-cell>
          <table:table-cell table:formula="of:=COM.MICROSOFT.STDEV.S([.H27:.K27])" office:value-type="float" office:value="1.65296702931426" calcext:value-type="float">
            <text:p>1.65296702931426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95" calcext:value-type="float">
            <text:p>-0.095</text:p>
          </table:table-cell>
          <table:table-cell office:value-type="float" office:value="0.361" calcext:value-type="float">
            <text:p>0.361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3534" calcext:value-type="float">
            <text:p>0.3534</text:p>
          </table:table-cell>
          <table:table-cell office:value-type="float" office:value="-16.09" calcext:value-type="float">
            <text:p>-16.09</text:p>
          </table:table-cell>
          <table:table-cell office:value-type="float" office:value="-16.79" calcext:value-type="float">
            <text:p>-16.79</text:p>
          </table:table-cell>
          <table:table-cell office:value-type="float" office:value="-14.2" calcext:value-type="float">
            <text:p>-14.2</text:p>
          </table:table-cell>
          <table:table-cell office:value-type="float" office:value="-15.25" calcext:value-type="float">
            <text:p>-15.25</text:p>
          </table:table-cell>
          <table:table-cell office:value-type="float" office:value="-17.02" calcext:value-type="float">
            <text:p>-17.02</text:p>
          </table:table-cell>
          <table:table-cell table:formula="of:=AVERAGE([.B28:.F28])" office:value-type="float" office:value="0.35964" calcext:value-type="float">
            <text:p>0.35964</text:p>
          </table:table-cell>
          <table:table-cell table:formula="of:=COM.MICROSOFT.STDEV.S([.B28:.F28])" office:value-type="float" office:value="0.0106255823369828" calcext:value-type="float">
            <text:p>0.010625582336983</text:p>
          </table:table-cell>
          <table:table-cell table:formula="of:=AVERAGE([.H28:.K28])" office:value-type="float" office:value="-15.815" calcext:value-type="float">
            <text:p>-15.815</text:p>
          </table:table-cell>
          <table:table-cell table:formula="of:=COM.MICROSOFT.STDEV.S([.H28:.K28])" office:value-type="float" office:value="1.33292910539158" calcext:value-type="float">
            <text:p>1.33292910539158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1" calcext:value-type="float">
            <text:p>-0.1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3715" calcext:value-type="float">
            <text:p>0.3715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3558" calcext:value-type="float">
            <text:p>0.3558</text:p>
          </table:table-cell>
          <table:table-cell office:value-type="float" office:value="-14.54" calcext:value-type="float">
            <text:p>-14.54</text:p>
          </table:table-cell>
          <table:table-cell office:value-type="float" office:value="-17.48" calcext:value-type="float">
            <text:p>-17.48</text:p>
          </table:table-cell>
          <table:table-cell office:value-type="float" office:value="-18.21" calcext:value-type="float">
            <text:p>-18.21</text:p>
          </table:table-cell>
          <table:table-cell office:value-type="float" office:value="-17.12" calcext:value-type="float">
            <text:p>-17.12</text:p>
          </table:table-cell>
          <table:table-cell office:value-type="float" office:value="-18.26" calcext:value-type="float">
            <text:p>-18.26</text:p>
          </table:table-cell>
          <table:table-cell table:formula="of:=AVERAGE([.B29:.F29])" office:value-type="float" office:value="0.36226" calcext:value-type="float">
            <text:p>0.36226</text:p>
          </table:table-cell>
          <table:table-cell table:formula="of:=COM.MICROSOFT.STDEV.S([.B29:.F29])" office:value-type="float" office:value="0.00615004065027216" calcext:value-type="float">
            <text:p>0.006150040650272</text:p>
          </table:table-cell>
          <table:table-cell table:formula="of:=AVERAGE([.H29:.K29])" office:value-type="float" office:value="-17.7675" calcext:value-type="float">
            <text:p>-17.7675</text:p>
          </table:table-cell>
          <table:table-cell table:formula="of:=COM.MICROSOFT.STDEV.S([.H29:.K29])" office:value-type="float" office:value="0.559843728195646" calcext:value-type="float">
            <text:p>0.559843728195646</text:p>
          </table:table-cell>
          <table:table-cell table:style-name="Default" table:number-columns-repeated="2"/>
          <table:table-cell table:number-columns-repeated="100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09:09:29.669420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25T14:53:28.269589023</dc:date>
    <meta:editing-duration>PT8H56M39S</meta:editing-duration>
    <meta:editing-cycles>138</meta:editing-cycles>
    <meta:document-statistic meta:table-count="3" meta:cell-count="2792" meta:object-count="0"/>
  </office:meta>
</office:document-meta>
</file>